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5.128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style-name="gr1" draw:text-style-name="P1" svg:width="15.999cm" svg:height="8.999cm" svg:x="31.302cm" svg:y="5.309cm">
            <draw:object draw:notify-on-update-of-ranges="output.K2:output.K2 output.K3:output.K10 output.L2:output.L2 output.L3:output.L10 output.M2:output.M2 output.M3:output.M10 output.N2:output.N2 output.N3:output.N10 output.O2:output.O2 output.O3:output.O10 output.P2:output.P2 output.P3:output.P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ce1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6" table:default-cell-style-name="ce1"/>
        <table:table-column table:style-name="co6" table:number-columns-repeated="11" table:default-cell-style-name="Default"/>
        <table:table-row table:style-name="ro1">
          <table:table-cell table:number-columns-repeated="7"/>
          <table:table-cell office:value-type="string" calcext:value-type="string">
            <text:p>multimedi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fileset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workers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compressionrate</text:p>
          </table:table-cell>
          <table:table-cell office:value-type="string" calcext:value-type="string">
            <text:p>restore</text:p>
          </table:table-cell>
          <table:table-cell office:value-type="string" calcext:value-type="string">
            <text:p>B MiB/s</text:p>
          </table:table-cell>
          <table:table-cell office:value-type="string" calcext:value-type="string">
            <text:p>R MiB/s</text:p>
          </table:table-cell>
          <table:table-cell/>
          <table:table-cell office:value-type="string" calcext:value-type="string">
            <text:p>Multimedia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ultimedia rest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1: none</text:p>
          </table:table-cell>
          <table:table-cell office:value-type="float" office:value="0" calcext:value-type="float">
            <text:p>0</text:p>
          </table:table-cell>
          <table:table-cell office:value-type="float" office:value="681094" calcext:value-type="float">
            <text:p>681094</text:p>
          </table:table-cell>
          <table:table-cell office:value-type="string" calcext:value-type="string">
            <text:p>None</text:p>
          </table:table-cell>
          <table:table-cell office:value-type="float" office:value="681092.1" calcext:value-type="float">
            <text:p>681092,1</text:p>
          </table:table-cell>
          <table:table-cell table:formula="of:=[.E3]/1024" office:value-type="float" office:value="665.130859375" calcext:value-type="float">
            <text:p>665,13</text:p>
          </table:table-cell>
          <table:table-cell table:formula="of:=[.G3]/1024" office:value-type="float" office:value="665.12900390625" calcext:value-type="float">
            <text:p>665,13</text:p>
          </table:table-cell>
          <table:table-cell/>
          <table:table-cell table:style-name="ce1" office:value-type="string" calcext:value-type="string">
            <text:p>None</text:p>
          </table:table-cell>
          <table:table-cell table:number-matrix-columns-spanned="5" table:number-matrix-rows-spanned="1" table:formula="of:=TRANSPOSE([.H3:.H7])" office:value-type="float" office:value="665.130859375" calcext:value-type="float">
            <text:p>665,130859375</text:p>
          </table:table-cell>
          <table:table-cell office:value-type="float" office:value="604.664453125" calcext:value-type="float">
            <text:p>604,664453125</text:p>
          </table:table-cell>
          <table:table-cell table:style-name="Default" office:value-type="float" office:value="665.130859375" calcext:value-type="float">
            <text:p>665,130859375</text:p>
          </table:table-cell>
          <table:table-cell office:value-type="float" office:value="604.664453125" calcext:value-type="float">
            <text:p>604,664453125</text:p>
          </table:table-cell>
          <table:table-cell office:value-type="float" office:value="665.130859375" calcext:value-type="float">
            <text:p>665,130859375</text:p>
          </table:table-cell>
          <table:table-cell/>
          <table:table-cell table:style-name="ce1" office:value-type="string" calcext:value-type="string">
            <text:p>None</text:p>
          </table:table-cell>
          <table:table-cell table:number-matrix-columns-spanned="5" table:number-matrix-rows-spanned="1" table:formula="of:=TRANSPOSE([.I3:.I7])" office:value-type="float" office:value="665.12900390625" calcext:value-type="float">
            <text:p>665,12900390625</text:p>
          </table:table-cell>
          <table:table-cell office:value-type="float" office:value="604.6626953125" calcext:value-type="float">
            <text:p>604,6626953125</text:p>
          </table:table-cell>
          <table:table-cell office:value-type="float" office:value="604.6626953125" calcext:value-type="float">
            <text:p>604,6626953125</text:p>
          </table:table-cell>
          <table:table-cell office:value-type="float" office:value="604.6626953125" calcext:value-type="float">
            <text:p>604,6626953125</text:p>
          </table:table-cell>
          <table:table-cell office:value-type="float" office:value="665.12900390625" calcext:value-type="float">
            <text:p>665,129003906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1: none</text:p>
          </table:table-cell>
          <table:table-cell office:value-type="float" office:value="1" calcext:value-type="float">
            <text:p>1</text:p>
          </table:table-cell>
          <table:table-cell office:value-type="float" office:value="619176.4" calcext:value-type="float">
            <text:p>619176,4</text:p>
          </table:table-cell>
          <table:table-cell office:value-type="string" calcext:value-type="string">
            <text:p>None</text:p>
          </table:table-cell>
          <table:table-cell office:value-type="float" office:value="619174.6" calcext:value-type="float">
            <text:p>619174,6</text:p>
          </table:table-cell>
          <table:table-cell table:formula="of:=[.E4]/1024" office:value-type="float" office:value="604.664453125" calcext:value-type="float">
            <text:p>604,66</text:p>
          </table:table-cell>
          <table:table-cell table:formula="of:=[.G4]/1024" office:value-type="float" office:value="604.6626953125" calcext:value-type="float">
            <text:p>604,66</text:p>
          </table:table-cell>
          <table:table-cell/>
          <table:table-cell table:style-name="ce1" office:value-type="string" calcext:value-type="string">
            <text:p>lzo</text:p>
          </table:table-cell>
          <table:table-cell table:number-matrix-columns-spanned="5" table:number-matrix-rows-spanned="1" table:formula="of:=TRANSPOSE([.H8:.H12])" office:value-type="float" office:value="665.6208984375" calcext:value-type="float">
            <text:p>665,6208984375</text:p>
          </table:table-cell>
          <table:table-cell office:value-type="float" office:value="665.6208984375" calcext:value-type="float">
            <text:p>665,6208984375</text:p>
          </table:table-cell>
          <table:table-cell table:style-name="Default" office:value-type="float" office:value="665.6208984375" calcext:value-type="float">
            <text:p>665,6208984375</text:p>
          </table:table-cell>
          <table:table-cell office:value-type="float" office:value="665.6208984375" calcext:value-type="float">
            <text:p>665,6208984375</text:p>
          </table:table-cell>
          <table:table-cell office:value-type="float" office:value="665.6208984375" calcext:value-type="float">
            <text:p>665,6208984375</text:p>
          </table:table-cell>
          <table:table-cell/>
          <table:table-cell table:style-name="ce1" table:formula="of:=[.K4]" office:value-type="string" office:string-value="lzo" calcext:value-type="string">
            <text:p>lzo</text:p>
          </table:table-cell>
          <table:table-cell table:number-matrix-columns-spanned="5" table:number-matrix-rows-spanned="1" table:formula="of:=TRANSPOSE([.I8:.I12])" office:value-type="float" office:value="665.12900390625" calcext:value-type="float">
            <text:p>665,12900390625</text:p>
          </table:table-cell>
          <table:table-cell office:value-type="float" office:value="604.6626953125" calcext:value-type="float">
            <text:p>604,6626953125</text:p>
          </table:table-cell>
          <table:table-cell office:value-type="float" office:value="665.12900390625" calcext:value-type="float">
            <text:p>665,12900390625</text:p>
          </table:table-cell>
          <table:table-cell office:value-type="float" office:value="665.12900390625" calcext:value-type="float">
            <text:p>665,12900390625</text:p>
          </table:table-cell>
          <table:table-cell office:value-type="float" office:value="665.12900390625" calcext:value-type="float">
            <text:p>665,129003906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1: none</text:p>
          </table:table-cell>
          <table:table-cell office:value-type="float" office:value="2" calcext:value-type="float">
            <text:p>2</text:p>
          </table:table-cell>
          <table:table-cell office:value-type="float" office:value="681094" calcext:value-type="float">
            <text:p>681094</text:p>
          </table:table-cell>
          <table:table-cell office:value-type="string" calcext:value-type="string">
            <text:p>None</text:p>
          </table:table-cell>
          <table:table-cell office:value-type="float" office:value="619174.6" calcext:value-type="float">
            <text:p>619174,6</text:p>
          </table:table-cell>
          <table:table-cell table:formula="of:=[.E5]/1024" office:value-type="float" office:value="665.130859375" calcext:value-type="float">
            <text:p>665,13</text:p>
          </table:table-cell>
          <table:table-cell table:formula="of:=[.G5]/1024" office:value-type="float" office:value="604.6626953125" calcext:value-type="float">
            <text:p>604,66</text:p>
          </table:table-cell>
          <table:table-cell/>
          <table:table-cell table:style-name="ce1" table:formula="of:=[.F13]" office:value-type="string" office:string-value="1,0 % (lz4)" calcext:value-type="string">
            <text:p>1,0 % (lz4)</text:p>
          </table:table-cell>
          <table:table-cell table:number-matrix-columns-spanned="5" table:number-matrix-rows-spanned="1" table:formula="of:=TRANSPOSE([.H13:.H17])" office:value-type="float" office:value="168.829296875" calcext:value-type="float">
            <text:p>168,829296875</text:p>
          </table:table-cell>
          <table:table-cell office:value-type="float" office:value="188.12412109375" calcext:value-type="float">
            <text:p>188,12412109375</text:p>
          </table:table-cell>
          <table:table-cell table:style-name="Default" office:value-type="float" office:value="329.2171875" calcext:value-type="float">
            <text:p>329,2171875</text:p>
          </table:table-cell>
          <table:table-cell office:value-type="float" office:value="506.487890625" calcext:value-type="float">
            <text:p>506,487890625</text:p>
          </table:table-cell>
          <table:table-cell office:value-type="float" office:value="438.95615234375" calcext:value-type="float">
            <text:p>438,95615234375</text:p>
          </table:table-cell>
          <table:table-cell/>
          <table:table-cell table:style-name="ce1" table:formula="of:=[.K5]" office:value-type="string" office:string-value="1,0 % (lz4)" calcext:value-type="string">
            <text:p>1,0 % (lz4)</text:p>
          </table:table-cell>
          <table:table-cell table:number-matrix-columns-spanned="5" table:number-matrix-rows-spanned="1" table:formula="of:=TRANSPOSE([.I13:.I17])" office:value-type="float" office:value="604.6626953125" calcext:value-type="float">
            <text:p>604,6626953125</text:p>
          </table:table-cell>
          <table:table-cell office:value-type="float" office:value="604.6626953125" calcext:value-type="float">
            <text:p>604,6626953125</text:p>
          </table:table-cell>
          <table:table-cell office:value-type="float" office:value="604.6626953125" calcext:value-type="float">
            <text:p>604,6626953125</text:p>
          </table:table-cell>
          <table:table-cell office:value-type="float" office:value="604.6626953125" calcext:value-type="float">
            <text:p>604,6626953125</text:p>
          </table:table-cell>
          <table:table-cell office:value-type="float" office:value="604.6626953125" calcext:value-type="float">
            <text:p>604,66269531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1: none</text:p>
          </table:table-cell>
          <table:table-cell office:value-type="float" office:value="5" calcext:value-type="float">
            <text:p>5</text:p>
          </table:table-cell>
          <table:table-cell office:value-type="float" office:value="619176.4" calcext:value-type="float">
            <text:p>619176,4</text:p>
          </table:table-cell>
          <table:table-cell office:value-type="string" calcext:value-type="string">
            <text:p>None</text:p>
          </table:table-cell>
          <table:table-cell office:value-type="float" office:value="619174.6" calcext:value-type="float">
            <text:p>619174,6</text:p>
          </table:table-cell>
          <table:table-cell table:formula="of:=[.E6]/1024" office:value-type="float" office:value="604.664453125" calcext:value-type="float">
            <text:p>604,66</text:p>
          </table:table-cell>
          <table:table-cell table:formula="of:=[.G6]/1024" office:value-type="float" office:value="604.6626953125" calcext:value-type="float">
            <text:p>604,66</text:p>
          </table:table-cell>
          <table:table-cell/>
          <table:table-cell table:style-name="ce1" table:formula="of:=[.F18]" office:value-type="string" office:string-value="1,8 % (lz4hc)" calcext:value-type="string">
            <text:p>1,8 % (lz4hc)</text:p>
          </table:table-cell>
          <table:table-cell table:number-matrix-columns-spanned="5" table:number-matrix-rows-spanned="1" table:formula="of:=TRANSPOSE([.H18:.H22])" office:value-type="float" office:value="30.79521484375" calcext:value-type="float">
            <text:p>30,79521484375</text:p>
          </table:table-cell>
          <table:table-cell office:value-type="float" office:value="31.2373046875" calcext:value-type="float">
            <text:p>31,2373046875</text:p>
          </table:table-cell>
          <table:table-cell table:style-name="Default" office:value-type="float" office:value="56.28095703125" calcext:value-type="float">
            <text:p>56,28095703125</text:p>
          </table:table-cell>
          <table:table-cell office:value-type="float" office:value="105.2998046875" calcext:value-type="float">
            <text:p>105,2998046875</text:p>
          </table:table-cell>
          <table:table-cell office:value-type="float" office:value="136.01220703125" calcext:value-type="float">
            <text:p>136,01220703125</text:p>
          </table:table-cell>
          <table:table-cell/>
          <table:table-cell table:style-name="ce1" table:formula="of:=[.K6]" office:value-type="string" office:string-value="1,8 % (lz4hc)" calcext:value-type="string">
            <text:p>1,8 % (lz4hc)</text:p>
          </table:table-cell>
          <table:table-cell table:number-matrix-columns-spanned="5" table:number-matrix-rows-spanned="1" table:formula="of:=TRANSPOSE([.I18:.I22])" office:value-type="float" office:value="554.27421875" calcext:value-type="float">
            <text:p>554,27421875</text:p>
          </table:table-cell>
          <table:table-cell office:value-type="float" office:value="604.6626953125" calcext:value-type="float">
            <text:p>604,6626953125</text:p>
          </table:table-cell>
          <table:table-cell office:value-type="float" office:value="604.6626953125" calcext:value-type="float">
            <text:p>604,6626953125</text:p>
          </table:table-cell>
          <table:table-cell office:value-type="float" office:value="604.6626953125" calcext:value-type="float">
            <text:p>604,6626953125</text:p>
          </table:table-cell>
          <table:table-cell office:value-type="float" office:value="554.27421875" calcext:value-type="float">
            <text:p>554,274218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1: none</text:p>
          </table:table-cell>
          <table:table-cell office:value-type="float" office:value="10" calcext:value-type="float">
            <text:p>10</text:p>
          </table:table-cell>
          <table:table-cell office:value-type="float" office:value="681094" calcext:value-type="float">
            <text:p>681094</text:p>
          </table:table-cell>
          <table:table-cell office:value-type="string" calcext:value-type="string">
            <text:p>None</text:p>
          </table:table-cell>
          <table:table-cell office:value-type="float" office:value="681092.1" calcext:value-type="float">
            <text:p>681092,1</text:p>
          </table:table-cell>
          <table:table-cell table:formula="of:=[.E7]/1024" office:value-type="float" office:value="665.130859375" calcext:value-type="float">
            <text:p>665,13</text:p>
          </table:table-cell>
          <table:table-cell table:formula="of:=[.G7]/1024" office:value-type="float" office:value="665.12900390625" calcext:value-type="float">
            <text:p>665,13</text:p>
          </table:table-cell>
          <table:table-cell/>
          <table:table-cell table:style-name="ce1" table:formula="of:=[.F23]" office:value-type="string" office:string-value="2,3 % (gzip1)" calcext:value-type="string">
            <text:p>2,3 % (gzip1)</text:p>
          </table:table-cell>
          <table:table-cell table:style-name="ce1" table:number-matrix-columns-spanned="5" table:number-matrix-rows-spanned="1" table:formula="of:=TRANSPOSE([.H23:.H27])" office:value-type="float" office:value="48.475" calcext:value-type="float">
            <text:p>48,48</text:p>
          </table:table-cell>
          <table:table-cell office:value-type="float" office:value="49.20947265625" calcext:value-type="float">
            <text:p>49,20947265625</text:p>
          </table:table-cell>
          <table:table-cell office:value-type="float" office:value="91.48798828125" calcext:value-type="float">
            <text:p>91,49</text:p>
          </table:table-cell>
          <table:table-cell table:style-name="ce1" office:value-type="float" office:value="166.555078125" calcext:value-type="float">
            <text:p>166,56</text:p>
          </table:table-cell>
          <table:table-cell office:value-type="float" office:value="223.987890625" calcext:value-type="float">
            <text:p>223,987890625</text:p>
          </table:table-cell>
          <table:table-cell/>
          <table:table-cell table:style-name="ce1" table:formula="of:=[.K7]" office:value-type="string" office:string-value="2,3 % (gzip1)" calcext:value-type="string">
            <text:p>2,3 % (gzip1)</text:p>
          </table:table-cell>
          <table:table-cell table:style-name="ce1" table:number-matrix-columns-spanned="5" table:number-matrix-rows-spanned="1" table:formula="of:=TRANSPOSE([.I23:.I27])" office:value-type="float" office:value="255.81884765625" calcext:value-type="float">
            <text:p>255,82</text:p>
          </table:table-cell>
          <table:table-cell office:value-type="float" office:value="246.34404296875" calcext:value-type="float">
            <text:p>246,34404296875</text:p>
          </table:table-cell>
          <table:table-cell table:style-name="ce1" office:value-type="float" office:value="255.81884765625" calcext:value-type="float">
            <text:p>255,82</text:p>
          </table:table-cell>
          <table:table-cell table:style-name="ce1" office:value-type="float" office:value="255.81884765625" calcext:value-type="float">
            <text:p>255,82</text:p>
          </table:table-cell>
          <table:table-cell office:value-type="float" office:value="266.0515625" calcext:value-type="float">
            <text:p>266,05156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2: lzo</text:p>
          </table:table-cell>
          <table:table-cell office:value-type="float" office:value="0" calcext:value-type="float">
            <text:p>0</text:p>
          </table:table-cell>
          <table:table-cell office:value-type="float" office:value="681595.8" calcext:value-type="float">
            <text:p>681595,8</text:p>
          </table:table-cell>
          <table:table-cell office:value-type="string" calcext:value-type="string">
            <text:p>None</text:p>
          </table:table-cell>
          <table:table-cell office:value-type="float" office:value="681092.1" calcext:value-type="float">
            <text:p>681092,1</text:p>
          </table:table-cell>
          <table:table-cell table:formula="of:=[.E8]/1024" office:value-type="float" office:value="665.6208984375" calcext:value-type="float">
            <text:p>665,62</text:p>
          </table:table-cell>
          <table:table-cell table:formula="of:=[.G8]/1024" office:value-type="float" office:value="665.12900390625" calcext:value-type="float">
            <text:p>665,13</text:p>
          </table:table-cell>
          <table:table-cell/>
          <table:table-cell table:style-name="ce1" table:formula="of:=[.F28]" office:value-type="string" office:string-value="2,9 % (gzip3)" calcext:value-type="string">
            <text:p>2,9 % (gzip3)</text:p>
          </table:table-cell>
          <table:table-cell table:style-name="ce1" table:number-matrix-columns-spanned="5" table:number-matrix-rows-spanned="1" table:formula="of:=TRANSPOSE([.H28:.H32])" office:value-type="float" office:value="44.52490234375" calcext:value-type="float">
            <text:p>44,52</text:p>
          </table:table-cell>
          <table:table-cell office:value-type="float" office:value="47.47138671875" calcext:value-type="float">
            <text:p>47,47138671875</text:p>
          </table:table-cell>
          <table:table-cell office:value-type="float" office:value="83.8455078125" calcext:value-type="float">
            <text:p>83,85</text:p>
          </table:table-cell>
          <table:table-cell table:style-name="ce1" office:value-type="float" office:value="161.40263671875" calcext:value-type="float">
            <text:p>161,40</text:p>
          </table:table-cell>
          <table:table-cell office:value-type="float" office:value="222.62431640625" calcext:value-type="float">
            <text:p>222,62431640625</text:p>
          </table:table-cell>
          <table:table-cell/>
          <table:table-cell table:style-name="ce1" table:formula="of:=[.K8]" office:value-type="string" office:string-value="2,9 % (gzip3)" calcext:value-type="string">
            <text:p>2,9 % (gzip3)</text:p>
          </table:table-cell>
          <table:table-cell table:style-name="ce1" table:number-matrix-columns-spanned="5" table:number-matrix-rows-spanned="1" table:formula="of:=TRANSPOSE([.I28:.I32])" office:value-type="float" office:value="246.34404296875" calcext:value-type="float">
            <text:p>246,34</text:p>
          </table:table-cell>
          <table:table-cell office:value-type="float" office:value="246.34404296875" calcext:value-type="float">
            <text:p>246,34404296875</text:p>
          </table:table-cell>
          <table:table-cell table:style-name="ce1" office:value-type="float" office:value="221.70966796875" calcext:value-type="float">
            <text:p>221,71</text:p>
          </table:table-cell>
          <table:table-cell table:style-name="ce1" office:value-type="float" office:value="266.0515625" calcext:value-type="float">
            <text:p>266,05</text:p>
          </table:table-cell>
          <table:table-cell office:value-type="float" office:value="255.81884765625" calcext:value-type="float">
            <text:p>255,818847656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2: lzo</text:p>
          </table:table-cell>
          <table:table-cell office:value-type="float" office:value="1" calcext:value-type="float">
            <text:p>1</text:p>
          </table:table-cell>
          <table:table-cell office:value-type="float" office:value="681595.8" calcext:value-type="float">
            <text:p>681595,8</text:p>
          </table:table-cell>
          <table:table-cell office:value-type="string" calcext:value-type="string">
            <text:p>None</text:p>
          </table:table-cell>
          <table:table-cell office:value-type="float" office:value="619174.6" calcext:value-type="float">
            <text:p>619174,6</text:p>
          </table:table-cell>
          <table:table-cell table:formula="of:=[.E9]/1024" office:value-type="float" office:value="665.6208984375" calcext:value-type="float">
            <text:p>665,62</text:p>
          </table:table-cell>
          <table:table-cell table:formula="of:=[.G9]/1024" office:value-type="float" office:value="604.6626953125" calcext:value-type="float">
            <text:p>604,66</text:p>
          </table:table-cell>
          <table:table-cell/>
          <table:table-cell table:style-name="ce1" table:formula="of:=[.F33]" office:value-type="string" office:string-value="3,0 % (gzip)" calcext:value-type="string">
            <text:p>3,0 % (gzip)</text:p>
          </table:table-cell>
          <table:table-cell table:style-name="ce1" table:number-matrix-columns-spanned="5" table:number-matrix-rows-spanned="1" table:formula="of:=TRANSPOSE([.H33:.H37])" office:value-type="float" office:value="38.4001953125" calcext:value-type="float">
            <text:p>38,40</text:p>
          </table:table-cell>
          <table:table-cell office:value-type="float" office:value="40.32021484375" calcext:value-type="float">
            <text:p>40,32021484375</text:p>
          </table:table-cell>
          <table:table-cell office:value-type="float" office:value="72.4857421875" calcext:value-type="float">
            <text:p>72,49</text:p>
          </table:table-cell>
          <table:table-cell table:style-name="ce1" office:value-type="float" office:value="140.244140625" calcext:value-type="float">
            <text:p>140,24</text:p>
          </table:table-cell>
          <table:table-cell office:value-type="float" office:value="189.74208984375" calcext:value-type="float">
            <text:p>189,74208984375</text:p>
          </table:table-cell>
          <table:table-cell/>
          <table:table-cell table:style-name="ce1" table:formula="of:=[.K9]" office:value-type="string" office:string-value="3,0 % (gzip)" calcext:value-type="string">
            <text:p>3,0 % (gzip)</text:p>
          </table:table-cell>
          <table:table-cell table:style-name="ce1" table:number-matrix-columns-spanned="5" table:number-matrix-rows-spanned="1" table:formula="of:=TRANSPOSE([.I33:.I37])" office:value-type="float" office:value="255.81884765625" calcext:value-type="float">
            <text:p>255,82</text:p>
          </table:table-cell>
          <table:table-cell office:value-type="float" office:value="266.0515625" calcext:value-type="float">
            <text:p>266,0515625</text:p>
          </table:table-cell>
          <table:table-cell table:style-name="ce1" office:value-type="float" office:value="246.34404296875" calcext:value-type="float">
            <text:p>246,34</text:p>
          </table:table-cell>
          <table:table-cell table:style-name="ce1" office:value-type="float" office:value="277.137109375" calcext:value-type="float">
            <text:p>277,14</text:p>
          </table:table-cell>
          <table:table-cell office:value-type="float" office:value="277.137109375" calcext:value-type="float">
            <text:p>277,137109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2: lzo</text:p>
          </table:table-cell>
          <table:table-cell office:value-type="float" office:value="2" calcext:value-type="float">
            <text:p>2</text:p>
          </table:table-cell>
          <table:table-cell office:value-type="float" office:value="681595.8" calcext:value-type="float">
            <text:p>681595,8</text:p>
          </table:table-cell>
          <table:table-cell office:value-type="string" calcext:value-type="string">
            <text:p>None</text:p>
          </table:table-cell>
          <table:table-cell office:value-type="float" office:value="681092.1" calcext:value-type="float">
            <text:p>681092,1</text:p>
          </table:table-cell>
          <table:table-cell table:formula="of:=[.E10]/1024" office:value-type="float" office:value="665.6208984375" calcext:value-type="float">
            <text:p>665,62</text:p>
          </table:table-cell>
          <table:table-cell table:formula="of:=[.G10]/1024" office:value-type="float" office:value="665.12900390625" calcext:value-type="float">
            <text:p>665,13</text:p>
          </table:table-cell>
          <table:table-cell/>
          <table:table-cell table:style-name="ce1" table:formula="of:=[.F38]" office:value-type="string" office:string-value="3,0 % (gzip9)" calcext:value-type="string">
            <text:p>3,0 % (gzip9)</text:p>
          </table:table-cell>
          <table:table-cell table:style-name="ce1" table:number-matrix-columns-spanned="5" table:number-matrix-rows-spanned="1" table:formula="of:=TRANSPOSE([.H38:.H42])" office:value-type="float" office:value="36.862109375" calcext:value-type="float">
            <text:p>36,86</text:p>
          </table:table-cell>
          <table:table-cell office:value-type="float" office:value="39.3345703125" calcext:value-type="float">
            <text:p>39,3345703125</text:p>
          </table:table-cell>
          <table:table-cell office:value-type="float" office:value="67.1966796875" calcext:value-type="float">
            <text:p>67,20</text:p>
          </table:table-cell>
          <table:table-cell table:style-name="ce1" office:value-type="float" office:value="134.39326171875" calcext:value-type="float">
            <text:p>134,39</text:p>
          </table:table-cell>
          <table:table-cell office:value-type="float" office:value="184.3107421875" calcext:value-type="float">
            <text:p>184,3107421875</text:p>
          </table:table-cell>
          <table:table-cell/>
          <table:table-cell table:style-name="ce1" table:formula="of:=[.K10]" office:value-type="string" office:string-value="3,0 % (gzip9)" calcext:value-type="string">
            <text:p>3,0 % (gzip9)</text:p>
          </table:table-cell>
          <table:table-cell table:style-name="ce1" table:number-matrix-columns-spanned="5" table:number-matrix-rows-spanned="1" table:formula="of:=TRANSPOSE([.I38:.I42])" office:value-type="float" office:value="255.81884765625" calcext:value-type="float">
            <text:p>255,82</text:p>
          </table:table-cell>
          <table:table-cell office:value-type="float" office:value="266.0515625" calcext:value-type="float">
            <text:p>266,0515625</text:p>
          </table:table-cell>
          <table:table-cell table:style-name="ce1" office:value-type="float" office:value="255.81884765625" calcext:value-type="float">
            <text:p>255,82</text:p>
          </table:table-cell>
          <table:table-cell table:style-name="ce1" office:value-type="float" office:value="266.0515625" calcext:value-type="float">
            <text:p>266,05</text:p>
          </table:table-cell>
          <table:table-cell office:value-type="float" office:value="266.0515625" calcext:value-type="float">
            <text:p>266,05156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2: lzo</text:p>
          </table:table-cell>
          <table:table-cell office:value-type="float" office:value="5" calcext:value-type="float">
            <text:p>5</text:p>
          </table:table-cell>
          <table:table-cell office:value-type="float" office:value="681595.8" calcext:value-type="float">
            <text:p>681595,8</text:p>
          </table:table-cell>
          <table:table-cell office:value-type="string" calcext:value-type="string">
            <text:p>None</text:p>
          </table:table-cell>
          <table:table-cell office:value-type="float" office:value="681092.1" calcext:value-type="float">
            <text:p>681092,1</text:p>
          </table:table-cell>
          <table:table-cell table:formula="of:=[.E11]/1024" office:value-type="float" office:value="665.6208984375" calcext:value-type="float">
            <text:p>665,62</text:p>
          </table:table-cell>
          <table:table-cell table:formula="of:=[.G11]/1024" office:value-type="float" office:value="665.12900390625" calcext:value-type="float">
            <text:p>665,13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2: lzo</text:p>
          </table:table-cell>
          <table:table-cell office:value-type="float" office:value="10" calcext:value-type="float">
            <text:p>10</text:p>
          </table:table-cell>
          <table:table-cell office:value-type="float" office:value="681595.8" calcext:value-type="float">
            <text:p>681595,8</text:p>
          </table:table-cell>
          <table:table-cell office:value-type="string" calcext:value-type="string">
            <text:p>None</text:p>
          </table:table-cell>
          <table:table-cell office:value-type="float" office:value="681092.1" calcext:value-type="float">
            <text:p>681092,1</text:p>
          </table:table-cell>
          <table:table-cell table:formula="of:=[.E12]/1024" office:value-type="float" office:value="665.6208984375" calcext:value-type="float">
            <text:p>665,62</text:p>
          </table:table-cell>
          <table:table-cell table:formula="of:=[.G12]/1024" office:value-type="float" office:value="665.12900390625" calcext:value-type="float">
            <text:p>665,13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2"/>
          <table:table-cell>
            <draw:frame draw:z-index="3" draw:style-name="gr1" draw:text-style-name="P1" svg:width="15.999cm" svg:height="8.999cm" svg:x="0.282cm" svg:y="0.107cm">
              <draw:object draw:notify-on-update-of-ranges="output.R2:output.R2 output.R3:output.R10 output.S2:output.S2 output.S3:output.S10 output.T2:output.T2 output.T3:output.T10 output.U2:output.U2 output.U3:output.U10 output.V2:output.V2 output.V3:output.V10 output.W2:output.W2 output.W3:output.W1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3: lz4</text:p>
          </table:table-cell>
          <table:table-cell office:value-type="float" office:value="0" calcext:value-type="float">
            <text:p>0</text:p>
          </table:table-cell>
          <table:table-cell office:value-type="float" office:value="172881.2" calcext:value-type="float">
            <text:p>172881,2</text:p>
          </table:table-cell>
          <table:table-cell office:value-type="string" calcext:value-type="string">
            <text:p>1,0 % (lz4)</text:p>
          </table:table-cell>
          <table:table-cell office:value-type="float" office:value="619174.6" calcext:value-type="float">
            <text:p>619174,6</text:p>
          </table:table-cell>
          <table:table-cell table:formula="of:=[.E13]/1024" office:value-type="float" office:value="168.829296875" calcext:value-type="float">
            <text:p>168,83</text:p>
          </table:table-cell>
          <table:table-cell table:formula="of:=[.G13]/1024" office:value-type="float" office:value="604.6626953125" calcext:value-type="float">
            <text:p>604,66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3: lz4</text:p>
          </table:table-cell>
          <table:table-cell office:value-type="float" office:value="1" calcext:value-type="float">
            <text:p>1</text:p>
          </table:table-cell>
          <table:table-cell office:value-type="float" office:value="192639.1" calcext:value-type="float">
            <text:p>192639,1</text:p>
          </table:table-cell>
          <table:table-cell office:value-type="string" calcext:value-type="string">
            <text:p>1,0 % (lz4)</text:p>
          </table:table-cell>
          <table:table-cell office:value-type="float" office:value="619174.6" calcext:value-type="float">
            <text:p>619174,6</text:p>
          </table:table-cell>
          <table:table-cell table:formula="of:=[.E14]/1024" office:value-type="float" office:value="188.12412109375" calcext:value-type="float">
            <text:p>188,12</text:p>
          </table:table-cell>
          <table:table-cell table:formula="of:=[.G14]/1024" office:value-type="float" office:value="604.6626953125" calcext:value-type="float">
            <text:p>604,66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3: lz4</text:p>
          </table:table-cell>
          <table:table-cell office:value-type="float" office:value="2" calcext:value-type="float">
            <text:p>2</text:p>
          </table:table-cell>
          <table:table-cell office:value-type="float" office:value="337118.4" calcext:value-type="float">
            <text:p>337118,4</text:p>
          </table:table-cell>
          <table:table-cell office:value-type="string" calcext:value-type="string">
            <text:p>1,0 % (lz4)</text:p>
          </table:table-cell>
          <table:table-cell office:value-type="float" office:value="619174.6" calcext:value-type="float">
            <text:p>619174,6</text:p>
          </table:table-cell>
          <table:table-cell table:formula="of:=[.E15]/1024" office:value-type="float" office:value="329.2171875" calcext:value-type="float">
            <text:p>329,22</text:p>
          </table:table-cell>
          <table:table-cell table:formula="of:=[.G15]/1024" office:value-type="float" office:value="604.6626953125" calcext:value-type="float">
            <text:p>604,66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3: lz4</text:p>
          </table:table-cell>
          <table:table-cell office:value-type="float" office:value="5" calcext:value-type="float">
            <text:p>5</text:p>
          </table:table-cell>
          <table:table-cell office:value-type="float" office:value="518643.6" calcext:value-type="float">
            <text:p>518643,6</text:p>
          </table:table-cell>
          <table:table-cell office:value-type="string" calcext:value-type="string">
            <text:p>1,0 % (lz4)</text:p>
          </table:table-cell>
          <table:table-cell office:value-type="float" office:value="619174.6" calcext:value-type="float">
            <text:p>619174,6</text:p>
          </table:table-cell>
          <table:table-cell table:formula="of:=[.E16]/1024" office:value-type="float" office:value="506.487890625" calcext:value-type="float">
            <text:p>506,49</text:p>
          </table:table-cell>
          <table:table-cell table:formula="of:=[.G16]/1024" office:value-type="float" office:value="604.6626953125" calcext:value-type="float">
            <text:p>604,66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3: lz4</text:p>
          </table:table-cell>
          <table:table-cell office:value-type="float" office:value="10" calcext:value-type="float">
            <text:p>10</text:p>
          </table:table-cell>
          <table:table-cell office:value-type="float" office:value="449491.1" calcext:value-type="float">
            <text:p>449491,1</text:p>
          </table:table-cell>
          <table:table-cell office:value-type="string" calcext:value-type="string">
            <text:p>1,0 % (lz4)</text:p>
          </table:table-cell>
          <table:table-cell office:value-type="float" office:value="619174.6" calcext:value-type="float">
            <text:p>619174,6</text:p>
          </table:table-cell>
          <table:table-cell table:formula="of:=[.E17]/1024" office:value-type="float" office:value="438.95615234375" calcext:value-type="float">
            <text:p>438,96</text:p>
          </table:table-cell>
          <table:table-cell table:formula="of:=[.G17]/1024" office:value-type="float" office:value="604.6626953125" calcext:value-type="float">
            <text:p>604,66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3: lz4hc</text:p>
          </table:table-cell>
          <table:table-cell office:value-type="float" office:value="0" calcext:value-type="float">
            <text:p>0</text:p>
          </table:table-cell>
          <table:table-cell office:value-type="float" office:value="31534.3" calcext:value-type="float">
            <text:p>31534,3</text:p>
          </table:table-cell>
          <table:table-cell office:value-type="string" calcext:value-type="string">
            <text:p>1,8 % (lz4hc)</text:p>
          </table:table-cell>
          <table:table-cell office:value-type="float" office:value="567576.8" calcext:value-type="float">
            <text:p>567576,8</text:p>
          </table:table-cell>
          <table:table-cell table:formula="of:=[.E18]/1024" office:value-type="float" office:value="30.79521484375" calcext:value-type="float">
            <text:p>30,80</text:p>
          </table:table-cell>
          <table:table-cell table:formula="of:=[.G18]/1024" office:value-type="float" office:value="554.27421875" calcext:value-type="float">
            <text:p>554,27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3: lz4hc</text:p>
          </table:table-cell>
          <table:table-cell office:value-type="float" office:value="1" calcext:value-type="float">
            <text:p>1</text:p>
          </table:table-cell>
          <table:table-cell office:value-type="float" office:value="31987" calcext:value-type="float">
            <text:p>31987</text:p>
          </table:table-cell>
          <table:table-cell office:value-type="string" calcext:value-type="string">
            <text:p>1,8 % (lz4hc)</text:p>
          </table:table-cell>
          <table:table-cell office:value-type="float" office:value="619174.6" calcext:value-type="float">
            <text:p>619174,6</text:p>
          </table:table-cell>
          <table:table-cell table:formula="of:=[.E19]/1024" office:value-type="float" office:value="31.2373046875" calcext:value-type="float">
            <text:p>31,24</text:p>
          </table:table-cell>
          <table:table-cell table:formula="of:=[.G19]/1024" office:value-type="float" office:value="604.6626953125" calcext:value-type="float">
            <text:p>604,66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3: lz4hc</text:p>
          </table:table-cell>
          <table:table-cell office:value-type="float" office:value="2" calcext:value-type="float">
            <text:p>2</text:p>
          </table:table-cell>
          <table:table-cell office:value-type="float" office:value="57631.7" calcext:value-type="float">
            <text:p>57631,7</text:p>
          </table:table-cell>
          <table:table-cell office:value-type="string" calcext:value-type="string">
            <text:p>1,8 % (lz4hc)</text:p>
          </table:table-cell>
          <table:table-cell office:value-type="float" office:value="619174.6" calcext:value-type="float">
            <text:p>619174,6</text:p>
          </table:table-cell>
          <table:table-cell table:formula="of:=[.E20]/1024" office:value-type="float" office:value="56.28095703125" calcext:value-type="float">
            <text:p>56,28</text:p>
          </table:table-cell>
          <table:table-cell table:formula="of:=[.G20]/1024" office:value-type="float" office:value="604.6626953125" calcext:value-type="float">
            <text:p>604,66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3: lz4hc</text:p>
          </table:table-cell>
          <table:table-cell office:value-type="float" office:value="5" calcext:value-type="float">
            <text:p>5</text:p>
          </table:table-cell>
          <table:table-cell office:value-type="float" office:value="107827" calcext:value-type="float">
            <text:p>107827</text:p>
          </table:table-cell>
          <table:table-cell office:value-type="string" calcext:value-type="string">
            <text:p>1,8 % (lz4hc)</text:p>
          </table:table-cell>
          <table:table-cell office:value-type="float" office:value="619174.6" calcext:value-type="float">
            <text:p>619174,6</text:p>
          </table:table-cell>
          <table:table-cell table:formula="of:=[.E21]/1024" office:value-type="float" office:value="105.2998046875" calcext:value-type="float">
            <text:p>105,30</text:p>
          </table:table-cell>
          <table:table-cell table:formula="of:=[.G21]/1024" office:value-type="float" office:value="604.6626953125" calcext:value-type="float">
            <text:p>604,66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3: lz4hc</text:p>
          </table:table-cell>
          <table:table-cell office:value-type="float" office:value="10" calcext:value-type="float">
            <text:p>10</text:p>
          </table:table-cell>
          <table:table-cell office:value-type="float" office:value="139276.5" calcext:value-type="float">
            <text:p>139276,5</text:p>
          </table:table-cell>
          <table:table-cell office:value-type="string" calcext:value-type="string">
            <text:p>1,8 % (lz4hc)</text:p>
          </table:table-cell>
          <table:table-cell office:value-type="float" office:value="567576.8" calcext:value-type="float">
            <text:p>567576,8</text:p>
          </table:table-cell>
          <table:table-cell table:formula="of:=[.E22]/1024" office:value-type="float" office:value="136.01220703125" calcext:value-type="float">
            <text:p>136,01</text:p>
          </table:table-cell>
          <table:table-cell table:formula="of:=[.G22]/1024" office:value-type="float" office:value="554.27421875" calcext:value-type="float">
            <text:p>554,27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4: gzip1</text:p>
          </table:table-cell>
          <table:table-cell office:value-type="float" office:value="0" calcext:value-type="float">
            <text:p>0</text:p>
          </table:table-cell>
          <table:table-cell office:value-type="float" office:value="49638.4" calcext:value-type="float">
            <text:p>49638,4</text:p>
          </table:table-cell>
          <table:table-cell office:value-type="string" calcext:value-type="string">
            <text:p>2,3 % (gzip1)</text:p>
          </table:table-cell>
          <table:table-cell office:value-type="float" office:value="261958.5" calcext:value-type="float">
            <text:p>261958,5</text:p>
          </table:table-cell>
          <table:table-cell table:formula="of:=[.E23]/1024" office:value-type="float" office:value="48.475" calcext:value-type="float">
            <text:p>48,48</text:p>
          </table:table-cell>
          <table:table-cell table:formula="of:=[.G23]/1024" office:value-type="float" office:value="255.81884765625" calcext:value-type="float">
            <text:p>255,82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4: gzip1</text:p>
          </table:table-cell>
          <table:table-cell office:value-type="float" office:value="1" calcext:value-type="float">
            <text:p>1</text:p>
          </table:table-cell>
          <table:table-cell office:value-type="float" office:value="50390.5" calcext:value-type="float">
            <text:p>50390,5</text:p>
          </table:table-cell>
          <table:table-cell office:value-type="string" calcext:value-type="string">
            <text:p>2,3 % (gzip1)</text:p>
          </table:table-cell>
          <table:table-cell office:value-type="float" office:value="252256.3" calcext:value-type="float">
            <text:p>252256,3</text:p>
          </table:table-cell>
          <table:table-cell table:formula="of:=[.E24]/1024" office:value-type="float" office:value="49.20947265625" calcext:value-type="float">
            <text:p>49,21</text:p>
          </table:table-cell>
          <table:table-cell table:formula="of:=[.G24]/1024" office:value-type="float" office:value="246.34404296875" calcext:value-type="float">
            <text:p>246,34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4: gzip1</text:p>
          </table:table-cell>
          <table:table-cell office:value-type="float" office:value="2" calcext:value-type="float">
            <text:p>2</text:p>
          </table:table-cell>
          <table:table-cell office:value-type="float" office:value="93683.7" calcext:value-type="float">
            <text:p>93683,7</text:p>
          </table:table-cell>
          <table:table-cell office:value-type="string" calcext:value-type="string">
            <text:p>2,3 % (gzip1)</text:p>
          </table:table-cell>
          <table:table-cell office:value-type="float" office:value="261958.5" calcext:value-type="float">
            <text:p>261958,5</text:p>
          </table:table-cell>
          <table:table-cell table:formula="of:=[.E25]/1024" office:value-type="float" office:value="91.48798828125" calcext:value-type="float">
            <text:p>91,49</text:p>
          </table:table-cell>
          <table:table-cell table:formula="of:=[.G25]/1024" office:value-type="float" office:value="255.81884765625" calcext:value-type="float">
            <text:p>255,82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4: gzip1</text:p>
          </table:table-cell>
          <table:table-cell office:value-type="float" office:value="5" calcext:value-type="float">
            <text:p>5</text:p>
          </table:table-cell>
          <table:table-cell office:value-type="float" office:value="170552.4" calcext:value-type="float">
            <text:p>170552,4</text:p>
          </table:table-cell>
          <table:table-cell office:value-type="string" calcext:value-type="string">
            <text:p>2,3 % (gzip1)</text:p>
          </table:table-cell>
          <table:table-cell office:value-type="float" office:value="261958.5" calcext:value-type="float">
            <text:p>261958,5</text:p>
          </table:table-cell>
          <table:table-cell table:formula="of:=[.E26]/1024" office:value-type="float" office:value="166.555078125" calcext:value-type="float">
            <text:p>166,56</text:p>
          </table:table-cell>
          <table:table-cell table:formula="of:=[.G26]/1024" office:value-type="float" office:value="255.81884765625" calcext:value-type="float">
            <text:p>255,82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4: gzip1</text:p>
          </table:table-cell>
          <table:table-cell office:value-type="float" office:value="10" calcext:value-type="float">
            <text:p>10</text:p>
          </table:table-cell>
          <table:table-cell office:value-type="float" office:value="229363.6" calcext:value-type="float">
            <text:p>229363,6</text:p>
          </table:table-cell>
          <table:table-cell office:value-type="string" calcext:value-type="string">
            <text:p>2,3 % (gzip1)</text:p>
          </table:table-cell>
          <table:table-cell office:value-type="float" office:value="272436.8" calcext:value-type="float">
            <text:p>272436,8</text:p>
          </table:table-cell>
          <table:table-cell table:formula="of:=[.E27]/1024" office:value-type="float" office:value="223.987890625" calcext:value-type="float">
            <text:p>223,99</text:p>
          </table:table-cell>
          <table:table-cell table:formula="of:=[.G27]/1024" office:value-type="float" office:value="266.0515625" calcext:value-type="float">
            <text:p>266,05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5: gzip3</text:p>
          </table:table-cell>
          <table:table-cell office:value-type="float" office:value="0" calcext:value-type="float">
            <text:p>0</text:p>
          </table:table-cell>
          <table:table-cell office:value-type="float" office:value="45593.5" calcext:value-type="float">
            <text:p>45593,5</text:p>
          </table:table-cell>
          <table:table-cell office:value-type="string" calcext:value-type="string">
            <text:p>2,9 % (gzip3)</text:p>
          </table:table-cell>
          <table:table-cell office:value-type="float" office:value="252256.3" calcext:value-type="float">
            <text:p>252256,3</text:p>
          </table:table-cell>
          <table:table-cell table:formula="of:=[.E28]/1024" office:value-type="float" office:value="44.52490234375" calcext:value-type="float">
            <text:p>44,52</text:p>
          </table:table-cell>
          <table:table-cell table:formula="of:=[.G28]/1024" office:value-type="float" office:value="246.34404296875" calcext:value-type="float">
            <text:p>246,34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5: gzip3</text:p>
          </table:table-cell>
          <table:table-cell office:value-type="float" office:value="1" calcext:value-type="float">
            <text:p>1</text:p>
          </table:table-cell>
          <table:table-cell office:value-type="float" office:value="48610.7" calcext:value-type="float">
            <text:p>48610,7</text:p>
          </table:table-cell>
          <table:table-cell office:value-type="string" calcext:value-type="string">
            <text:p>2,9 % (gzip3)</text:p>
          </table:table-cell>
          <table:table-cell office:value-type="float" office:value="252256.3" calcext:value-type="float">
            <text:p>252256,3</text:p>
          </table:table-cell>
          <table:table-cell table:formula="of:=[.E29]/1024" office:value-type="float" office:value="47.47138671875" calcext:value-type="float">
            <text:p>47,47</text:p>
          </table:table-cell>
          <table:table-cell table:formula="of:=[.G29]/1024" office:value-type="float" office:value="246.34404296875" calcext:value-type="float">
            <text:p>246,34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5: gzip3</text:p>
          </table:table-cell>
          <table:table-cell office:value-type="float" office:value="2" calcext:value-type="float">
            <text:p>2</text:p>
          </table:table-cell>
          <table:table-cell office:value-type="float" office:value="85857.8" calcext:value-type="float">
            <text:p>85857,8</text:p>
          </table:table-cell>
          <table:table-cell office:value-type="string" calcext:value-type="string">
            <text:p>2,9 % (gzip3)</text:p>
          </table:table-cell>
          <table:table-cell office:value-type="float" office:value="227030.7" calcext:value-type="float">
            <text:p>227030,7</text:p>
          </table:table-cell>
          <table:table-cell table:formula="of:=[.E30]/1024" office:value-type="float" office:value="83.8455078125" calcext:value-type="float">
            <text:p>83,85</text:p>
          </table:table-cell>
          <table:table-cell table:formula="of:=[.G30]/1024" office:value-type="float" office:value="221.70966796875" calcext:value-type="float">
            <text:p>221,71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5: gzip3</text:p>
          </table:table-cell>
          <table:table-cell office:value-type="float" office:value="5" calcext:value-type="float">
            <text:p>5</text:p>
          </table:table-cell>
          <table:table-cell office:value-type="float" office:value="165276.3" calcext:value-type="float">
            <text:p>165276,3</text:p>
          </table:table-cell>
          <table:table-cell office:value-type="string" calcext:value-type="string">
            <text:p>2,9 % (gzip3)</text:p>
          </table:table-cell>
          <table:table-cell office:value-type="float" office:value="272436.8" calcext:value-type="float">
            <text:p>272436,8</text:p>
          </table:table-cell>
          <table:table-cell table:formula="of:=[.E31]/1024" office:value-type="float" office:value="161.40263671875" calcext:value-type="float">
            <text:p>161,40</text:p>
          </table:table-cell>
          <table:table-cell table:formula="of:=[.G31]/1024" office:value-type="float" office:value="266.0515625" calcext:value-type="float">
            <text:p>266,05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5: gzip3</text:p>
          </table:table-cell>
          <table:table-cell office:value-type="float" office:value="10" calcext:value-type="float">
            <text:p>10</text:p>
          </table:table-cell>
          <table:table-cell office:value-type="float" office:value="227967.3" calcext:value-type="float">
            <text:p>227967,3</text:p>
          </table:table-cell>
          <table:table-cell office:value-type="string" calcext:value-type="string">
            <text:p>2,9 % (gzip3)</text:p>
          </table:table-cell>
          <table:table-cell office:value-type="float" office:value="261958.5" calcext:value-type="float">
            <text:p>261958,5</text:p>
          </table:table-cell>
          <table:table-cell table:formula="of:=[.E32]/1024" office:value-type="float" office:value="222.62431640625" calcext:value-type="float">
            <text:p>222,62</text:p>
          </table:table-cell>
          <table:table-cell table:formula="of:=[.G32]/1024" office:value-type="float" office:value="255.81884765625" calcext:value-type="float">
            <text:p>255,82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6: gzip6</text:p>
          </table:table-cell>
          <table:table-cell office:value-type="float" office:value="0" calcext:value-type="float">
            <text:p>0</text:p>
          </table:table-cell>
          <table:table-cell office:value-type="float" office:value="39321.8" calcext:value-type="float">
            <text:p>39321,8</text:p>
          </table:table-cell>
          <table:table-cell office:value-type="string" calcext:value-type="string">
            <text:p>3,0 % (gzip)</text:p>
          </table:table-cell>
          <table:table-cell office:value-type="float" office:value="261958.5" calcext:value-type="float">
            <text:p>261958,5</text:p>
          </table:table-cell>
          <table:table-cell table:formula="of:=[.E33]/1024" office:value-type="float" office:value="38.4001953125" calcext:value-type="float">
            <text:p>38,40</text:p>
          </table:table-cell>
          <table:table-cell table:formula="of:=[.G33]/1024" office:value-type="float" office:value="255.81884765625" calcext:value-type="float">
            <text:p>255,82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6: gzip6</text:p>
          </table:table-cell>
          <table:table-cell office:value-type="float" office:value="1" calcext:value-type="float">
            <text:p>1</text:p>
          </table:table-cell>
          <table:table-cell office:value-type="float" office:value="41287.9" calcext:value-type="float">
            <text:p>41287,9</text:p>
          </table:table-cell>
          <table:table-cell office:value-type="string" calcext:value-type="string">
            <text:p>3,0 % (gzip)</text:p>
          </table:table-cell>
          <table:table-cell office:value-type="float" office:value="272436.8" calcext:value-type="float">
            <text:p>272436,8</text:p>
          </table:table-cell>
          <table:table-cell table:formula="of:=[.E34]/1024" office:value-type="float" office:value="40.32021484375" calcext:value-type="float">
            <text:p>40,32</text:p>
          </table:table-cell>
          <table:table-cell table:formula="of:=[.G34]/1024" office:value-type="float" office:value="266.0515625" calcext:value-type="float">
            <text:p>266,05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6: gzip6</text:p>
          </table:table-cell>
          <table:table-cell office:value-type="float" office:value="2" calcext:value-type="float">
            <text:p>2</text:p>
          </table:table-cell>
          <table:table-cell office:value-type="float" office:value="74225.4" calcext:value-type="float">
            <text:p>74225,4</text:p>
          </table:table-cell>
          <table:table-cell office:value-type="string" calcext:value-type="string">
            <text:p>3,0 % (gzip)</text:p>
          </table:table-cell>
          <table:table-cell office:value-type="float" office:value="252256.3" calcext:value-type="float">
            <text:p>252256,3</text:p>
          </table:table-cell>
          <table:table-cell table:formula="of:=[.E35]/1024" office:value-type="float" office:value="72.4857421875" calcext:value-type="float">
            <text:p>72,49</text:p>
          </table:table-cell>
          <table:table-cell table:formula="of:=[.G35]/1024" office:value-type="float" office:value="246.34404296875" calcext:value-type="float">
            <text:p>246,34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6: gzip6</text:p>
          </table:table-cell>
          <table:table-cell office:value-type="float" office:value="5" calcext:value-type="float">
            <text:p>5</text:p>
          </table:table-cell>
          <table:table-cell office:value-type="float" office:value="143610" calcext:value-type="float">
            <text:p>143610</text:p>
          </table:table-cell>
          <table:table-cell office:value-type="string" calcext:value-type="string">
            <text:p>3,0 % (gzip)</text:p>
          </table:table-cell>
          <table:table-cell office:value-type="float" office:value="283788.4" calcext:value-type="float">
            <text:p>283788,4</text:p>
          </table:table-cell>
          <table:table-cell table:formula="of:=[.E36]/1024" office:value-type="float" office:value="140.244140625" calcext:value-type="float">
            <text:p>140,24</text:p>
          </table:table-cell>
          <table:table-cell table:formula="of:=[.G36]/1024" office:value-type="float" office:value="277.137109375" calcext:value-type="float">
            <text:p>277,14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6: gzip6</text:p>
          </table:table-cell>
          <table:table-cell office:value-type="float" office:value="10" calcext:value-type="float">
            <text:p>10</text:p>
          </table:table-cell>
          <table:table-cell office:value-type="float" office:value="194295.9" calcext:value-type="float">
            <text:p>194295,9</text:p>
          </table:table-cell>
          <table:table-cell office:value-type="string" calcext:value-type="string">
            <text:p>3,0 % (gzip)</text:p>
          </table:table-cell>
          <table:table-cell office:value-type="float" office:value="283788.4" calcext:value-type="float">
            <text:p>283788,4</text:p>
          </table:table-cell>
          <table:table-cell table:formula="of:=[.E37]/1024" office:value-type="float" office:value="189.74208984375" calcext:value-type="float">
            <text:p>189,74</text:p>
          </table:table-cell>
          <table:table-cell table:formula="of:=[.G37]/1024" office:value-type="float" office:value="277.137109375" calcext:value-type="float">
            <text:p>277,14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7: gzip9</text:p>
          </table:table-cell>
          <table:table-cell office:value-type="float" office:value="0" calcext:value-type="float">
            <text:p>0</text:p>
          </table:table-cell>
          <table:table-cell office:value-type="float" office:value="37746.8" calcext:value-type="float">
            <text:p>37746,8</text:p>
          </table:table-cell>
          <table:table-cell office:value-type="string" calcext:value-type="string">
            <text:p>3,0 % (gzip9)</text:p>
          </table:table-cell>
          <table:table-cell office:value-type="float" office:value="261958.5" calcext:value-type="float">
            <text:p>261958,5</text:p>
          </table:table-cell>
          <table:table-cell table:formula="of:=[.E38]/1024" office:value-type="float" office:value="36.862109375" calcext:value-type="float">
            <text:p>36,86</text:p>
          </table:table-cell>
          <table:table-cell table:formula="of:=[.G38]/1024" office:value-type="float" office:value="255.81884765625" calcext:value-type="float">
            <text:p>255,82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7: gzip9</text:p>
          </table:table-cell>
          <table:table-cell office:value-type="float" office:value="1" calcext:value-type="float">
            <text:p>1</text:p>
          </table:table-cell>
          <table:table-cell office:value-type="float" office:value="40278.6" calcext:value-type="float">
            <text:p>40278,6</text:p>
          </table:table-cell>
          <table:table-cell office:value-type="string" calcext:value-type="string">
            <text:p>3,0 % (gzip9)</text:p>
          </table:table-cell>
          <table:table-cell office:value-type="float" office:value="272436.8" calcext:value-type="float">
            <text:p>272436,8</text:p>
          </table:table-cell>
          <table:table-cell table:formula="of:=[.E39]/1024" office:value-type="float" office:value="39.3345703125" calcext:value-type="float">
            <text:p>39,33</text:p>
          </table:table-cell>
          <table:table-cell table:formula="of:=[.G39]/1024" office:value-type="float" office:value="266.0515625" calcext:value-type="float">
            <text:p>266,05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7: gzip9</text:p>
          </table:table-cell>
          <table:table-cell office:value-type="float" office:value="2" calcext:value-type="float">
            <text:p>2</text:p>
          </table:table-cell>
          <table:table-cell office:value-type="float" office:value="68809.4" calcext:value-type="float">
            <text:p>68809,4</text:p>
          </table:table-cell>
          <table:table-cell office:value-type="string" calcext:value-type="string">
            <text:p>3,0 % (gzip9)</text:p>
          </table:table-cell>
          <table:table-cell office:value-type="float" office:value="261958.5" calcext:value-type="float">
            <text:p>261958,5</text:p>
          </table:table-cell>
          <table:table-cell table:formula="of:=[.E40]/1024" office:value-type="float" office:value="67.1966796875" calcext:value-type="float">
            <text:p>67,20</text:p>
          </table:table-cell>
          <table:table-cell table:formula="of:=[.G40]/1024" office:value-type="float" office:value="255.81884765625" calcext:value-type="float">
            <text:p>255,82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7: gzip9</text:p>
          </table:table-cell>
          <table:table-cell office:value-type="float" office:value="5" calcext:value-type="float">
            <text:p>5</text:p>
          </table:table-cell>
          <table:table-cell office:value-type="float" office:value="137618.7" calcext:value-type="float">
            <text:p>137618,7</text:p>
          </table:table-cell>
          <table:table-cell office:value-type="string" calcext:value-type="string">
            <text:p>3,0 % (gzip9)</text:p>
          </table:table-cell>
          <table:table-cell office:value-type="float" office:value="272436.8" calcext:value-type="float">
            <text:p>272436,8</text:p>
          </table:table-cell>
          <table:table-cell table:formula="of:=[.E41]/1024" office:value-type="float" office:value="134.39326171875" calcext:value-type="float">
            <text:p>134,39</text:p>
          </table:table-cell>
          <table:table-cell table:formula="of:=[.G41]/1024" office:value-type="float" office:value="266.0515625" calcext:value-type="float">
            <text:p>266,05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7: gzip9</text:p>
          </table:table-cell>
          <table:table-cell office:value-type="float" office:value="10" calcext:value-type="float">
            <text:p>10</text:p>
          </table:table-cell>
          <table:table-cell office:value-type="float" office:value="188734.2" calcext:value-type="float">
            <text:p>188734,2</text:p>
          </table:table-cell>
          <table:table-cell office:value-type="string" calcext:value-type="string">
            <text:p>3,0 % (gzip9)</text:p>
          </table:table-cell>
          <table:table-cell office:value-type="float" office:value="272436.8" calcext:value-type="float">
            <text:p>272436,8</text:p>
          </table:table-cell>
          <table:table-cell table:formula="of:=[.E42]/1024" office:value-type="float" office:value="184.3107421875" calcext:value-type="float">
            <text:p>184,31</text:p>
          </table:table-cell>
          <table:table-cell table:formula="of:=[.G42]/1024" office:value-type="float" office:value="266.0515625" calcext:value-type="float">
            <text:p>266,05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 table:visibility="collapse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10" calcext:value-type="float">
            <text:p>10</text:p>
          </table:table-cell>
          <table:table-cell office:value-type="float" office:value="681092.1" calcext:value-type="float">
            <text:p>681092,1</text:p>
          </table:table-cell>
          <table:table-cell office:value-type="string" calcext:value-type="string">
            <text:p>None</text:p>
          </table:table-cell>
          <table:table-cell office:value-type="float" office:value="681092.1" calcext:value-type="float">
            <text:p>681092,1</text:p>
          </table:table-cell>
          <table:table-cell table:number-columns-repeated="3"/>
          <table:table-cell table:style-name="ce1" table:formula="of:=[.H89]" office:value-type="float" office:value="0" calcext:value-type="float">
            <text:p>0,00</text:p>
          </table:table-cell>
          <table:table-cell table:style-name="ce1" table:formula="of:=[.I89]" office:value-type="float" office:value="0" calcext:value-type="float">
            <text:p>0,00</text:p>
          </table:table-cell>
          <table:table-cell/>
          <table:table-cell table:formula="of:=[.H135]" office:value-type="float" office:value="0" calcext:value-type="float">
            <text:p>0,00</text:p>
          </table:table-cell>
          <table:table-cell table:style-name="ce1" table:formula="of:=[.I135]" office:value-type="float" office:value="0" calcext:value-type="float">
            <text:p>0,00</text:p>
          </table:table-cell>
          <table:table-cell table:number-columns-repeated="10"/>
        </table:table-row>
        <table:table-row table:style-name="ro1" table:visibility="collapse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5" calcext:value-type="float">
            <text:p>5</text:p>
          </table:table-cell>
          <table:table-cell office:value-type="float" office:value="619174.6" calcext:value-type="float">
            <text:p>619174,6</text:p>
          </table:table-cell>
          <table:table-cell office:value-type="string" calcext:value-type="string">
            <text:p>None</text:p>
          </table:table-cell>
          <table:table-cell office:value-type="float" office:value="619174.6" calcext:value-type="float">
            <text:p>619174,6</text:p>
          </table:table-cell>
          <table:table-cell table:number-columns-repeated="3"/>
          <table:table-cell table:style-name="ce1" table:formula="of:=[.H90]" office:value-type="float" office:value="0" calcext:value-type="float">
            <text:p>0,00</text:p>
          </table:table-cell>
          <table:table-cell table:style-name="ce1" table:formula="of:=[.I90]" office:value-type="float" office:value="0" calcext:value-type="float">
            <text:p>0,00</text:p>
          </table:table-cell>
          <table:table-cell/>
          <table:table-cell table:formula="of:=[.H136]" office:value-type="float" office:value="0" calcext:value-type="float">
            <text:p>0,00</text:p>
          </table:table-cell>
          <table:table-cell table:style-name="ce1" table:formula="of:=[.I136]" office:value-type="float" office:value="0" calcext:value-type="float">
            <text:p>0,00</text:p>
          </table:table-cell>
          <table:table-cell table:number-columns-repeated="10"/>
        </table:table-row>
        <table:table-row table:style-name="ro1" table:visibility="collapse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2" calcext:value-type="float">
            <text:p>2</text:p>
          </table:table-cell>
          <table:table-cell office:value-type="float" office:value="756769" calcext:value-type="float">
            <text:p>756769</text:p>
          </table:table-cell>
          <table:table-cell office:value-type="string" calcext:value-type="string">
            <text:p>None</text:p>
          </table:table-cell>
          <table:table-cell office:value-type="float" office:value="681092.1" calcext:value-type="float">
            <text:p>681092,1</text:p>
          </table:table-cell>
          <table:table-cell table:number-columns-repeated="3"/>
          <table:table-cell table:style-name="ce1" table:formula="of:=[.H91]" office:value-type="float" office:value="0" calcext:value-type="float">
            <text:p>0,00</text:p>
          </table:table-cell>
          <table:table-cell table:style-name="ce1" table:formula="of:=[.I91]" office:value-type="float" office:value="0" calcext:value-type="float">
            <text:p>0,00</text:p>
          </table:table-cell>
          <table:table-cell/>
          <table:table-cell table:formula="of:=[.H137]" office:value-type="float" office:value="0" calcext:value-type="float">
            <text:p>0,00</text:p>
          </table:table-cell>
          <table:table-cell table:style-name="ce1" table:formula="of:=[.I137]" office:value-type="float" office:value="0" calcext:value-type="float">
            <text:p>0,00</text:p>
          </table:table-cell>
          <table:table-cell table:number-columns-repeated="10"/>
        </table:table-row>
        <table:table-row table:style-name="ro1" table:visibility="collapse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1" calcext:value-type="float">
            <text:p>1</text:p>
          </table:table-cell>
          <table:table-cell office:value-type="float" office:value="756769" calcext:value-type="float">
            <text:p>756769</text:p>
          </table:table-cell>
          <table:table-cell office:value-type="string" calcext:value-type="string">
            <text:p>None</text:p>
          </table:table-cell>
          <table:table-cell office:value-type="float" office:value="681092.1" calcext:value-type="float">
            <text:p>681092,1</text:p>
          </table:table-cell>
          <table:table-cell table:number-columns-repeated="3"/>
          <table:table-cell table:style-name="ce1" table:formula="of:=[.H92]" office:value-type="float" office:value="0" calcext:value-type="float">
            <text:p>0,00</text:p>
          </table:table-cell>
          <table:table-cell table:style-name="ce1" table:formula="of:=[.I92]" office:value-type="float" office:value="0" calcext:value-type="float">
            <text:p>0,00</text:p>
          </table:table-cell>
          <table:table-cell/>
          <table:table-cell table:formula="of:=[.H138]" office:value-type="float" office:value="0" calcext:value-type="float">
            <text:p>0,00</text:p>
          </table:table-cell>
          <table:table-cell table:style-name="ce1" table:formula="of:=[.I138]" office:value-type="float" office:value="0" calcext:value-type="float">
            <text:p>0,00</text:p>
          </table:table-cell>
          <table:table-cell table:number-columns-repeated="10"/>
        </table:table-row>
        <table:table-row table:style-name="ro1" table:visibility="collapse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0" calcext:value-type="float">
            <text:p>0</text:p>
          </table:table-cell>
          <table:table-cell office:value-type="float" office:value="681092.1" calcext:value-type="float">
            <text:p>681092,1</text:p>
          </table:table-cell>
          <table:table-cell office:value-type="string" calcext:value-type="string">
            <text:p>None</text:p>
          </table:table-cell>
          <table:table-cell office:value-type="float" office:value="681092.1" calcext:value-type="float">
            <text:p>681092,1</text:p>
          </table:table-cell>
          <table:table-cell table:number-columns-repeated="3"/>
          <table:table-cell table:style-name="ce1" table:formula="of:=[.H93]" office:value-type="float" office:value="0" calcext:value-type="float">
            <text:p>0,00</text:p>
          </table:table-cell>
          <table:table-cell table:style-name="ce1" table:formula="of:=[.I93]" office:value-type="float" office:value="0" calcext:value-type="float">
            <text:p>0,00</text:p>
          </table:table-cell>
          <table:table-cell/>
          <table:table-cell table:formula="of:=[.H139]" office:value-type="float" office:value="0" calcext:value-type="float">
            <text:p>0,00</text:p>
          </table:table-cell>
          <table:table-cell table:style-name="ce1" table:formula="of:=[.I139]" office:value-type="float" office:value="0" calcext:value-type="float">
            <text:p>0,00</text:p>
          </table:table-cell>
          <table:table-cell table:number-columns-repeated="10"/>
        </table:table-row>
        <table:table-row table:style-name="ro1">
          <table:table-cell/>
          <table:table-cell table:formula="of:=[.B2]" office:value-type="string" office:string-value="fileset" calcext:value-type="string">
            <text:p>fileset</text:p>
          </table:table-cell>
          <table:table-cell/>
          <table:table-cell table:formula="of:=[.D2]" office:value-type="string" office:string-value="workers" calcext:value-type="string">
            <text:p>workers</text:p>
          </table:table-cell>
          <table:table-cell/>
          <table:table-cell table:formula="of:=[.F2]" office:value-type="string" office:string-value="compressionrate" calcext:value-type="string">
            <text:p>compressionrate</text:p>
          </table:table-cell>
          <table:table-cell/>
          <table:table-cell table:style-name="Default" table:formula="of:=[.H2]" office:value-type="string" office:string-value="B MiB/s" calcext:value-type="string">
            <text:p>B MiB/s</text:p>
          </table:table-cell>
          <table:table-cell table:style-name="Default" table:formula="of:=[.I2]" office:value-type="string" office:string-value="R MiB/s" calcext:value-type="string">
            <text:p>R MiB/s</text:p>
          </table:table-cell>
          <table:table-cell/>
          <table:table-cell office:value-type="string" calcext:value-type="string">
            <text:p>linux root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nux rootfs rest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1: none</text:p>
          </table:table-cell>
          <table:table-cell office:value-type="float" office:value="0" calcext:value-type="float">
            <text:p>0</text:p>
          </table:table-cell>
          <table:table-cell office:value-type="float" office:value="276564.7" calcext:value-type="float">
            <text:p>276564,7</text:p>
          </table:table-cell>
          <table:table-cell office:value-type="string" calcext:value-type="string">
            <text:p>None</text:p>
          </table:table-cell>
          <table:table-cell office:value-type="float" office:value="302435.6" calcext:value-type="float">
            <text:p>302435,6</text:p>
          </table:table-cell>
          <table:table-cell table:formula="of:=[.E49]/1024" office:value-type="float" office:value="270.08271484375" calcext:value-type="float">
            <text:p>270,08</text:p>
          </table:table-cell>
          <table:table-cell table:formula="of:=[.G49]/1024" office:value-type="float" office:value="295.347265625" calcext:value-type="float">
            <text:p>295,35</text:p>
          </table:table-cell>
          <table:table-cell/>
          <table:table-cell table:style-name="ce1" office:value-type="string" calcext:value-type="string">
            <text:p>None</text:p>
          </table:table-cell>
          <table:table-cell table:number-matrix-columns-spanned="5" table:number-matrix-rows-spanned="1" table:formula="of:=TRANSPOSE([.H49:.H53])" office:value-type="float" office:value="270.08271484375" calcext:value-type="float">
            <text:p>270,08271484375</text:p>
          </table:table-cell>
          <table:table-cell office:value-type="float" office:value="270.08271484375" calcext:value-type="float">
            <text:p>270,08271484375</text:p>
          </table:table-cell>
          <table:table-cell table:style-name="Default" office:value-type="float" office:value="270.08271484375" calcext:value-type="float">
            <text:p>270,08271484375</text:p>
          </table:table-cell>
          <table:table-cell office:value-type="float" office:value="282.3591796875" calcext:value-type="float">
            <text:p>282,3591796875</text:p>
          </table:table-cell>
          <table:table-cell office:value-type="float" office:value="282.3591796875" calcext:value-type="float">
            <text:p>282,3591796875</text:p>
          </table:table-cell>
          <table:table-cell/>
          <table:table-cell table:style-name="ce1" office:value-type="string" calcext:value-type="string">
            <text:p>None</text:p>
          </table:table-cell>
          <table:table-cell table:number-matrix-columns-spanned="5" table:number-matrix-rows-spanned="1" table:formula="of:=TRANSPOSE([.I49:.I53])" office:value-type="float" office:value="295.347265625" calcext:value-type="float">
            <text:p>295,347265625</text:p>
          </table:table-cell>
          <table:table-cell office:value-type="float" office:value="310.11455078125" calcext:value-type="float">
            <text:p>310,11455078125</text:p>
          </table:table-cell>
          <table:table-cell office:value-type="float" office:value="295.347265625" calcext:value-type="float">
            <text:p>295,347265625</text:p>
          </table:table-cell>
          <table:table-cell office:value-type="float" office:value="310.11455078125" calcext:value-type="float">
            <text:p>310,11455078125</text:p>
          </table:table-cell>
          <table:table-cell office:value-type="float" office:value="326.43642578125" calcext:value-type="float">
            <text:p>326,436425781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1: none</text:p>
          </table:table-cell>
          <table:table-cell office:value-type="float" office:value="1" calcext:value-type="float">
            <text:p>1</text:p>
          </table:table-cell>
          <table:table-cell office:value-type="float" office:value="276564.7" calcext:value-type="float">
            <text:p>276564,7</text:p>
          </table:table-cell>
          <table:table-cell office:value-type="string" calcext:value-type="string">
            <text:p>None</text:p>
          </table:table-cell>
          <table:table-cell office:value-type="float" office:value="317557.3" calcext:value-type="float">
            <text:p>317557,3</text:p>
          </table:table-cell>
          <table:table-cell table:formula="of:=[.E50]/1024" office:value-type="float" office:value="270.08271484375" calcext:value-type="float">
            <text:p>270,08</text:p>
          </table:table-cell>
          <table:table-cell table:formula="of:=[.G50]/1024" office:value-type="float" office:value="310.11455078125" calcext:value-type="float">
            <text:p>310,11</text:p>
          </table:table-cell>
          <table:table-cell/>
          <table:table-cell table:style-name="ce1" table:formula="of:=[.F54]" office:value-type="string" office:string-value="46,7 % (lzo)" calcext:value-type="string">
            <text:p>46,7 % (lzo)</text:p>
          </table:table-cell>
          <table:table-cell table:number-matrix-columns-spanned="5" table:number-matrix-rows-spanned="1" table:formula="of:=TRANSPOSE([.H54:.H58])" office:value-type="float" office:value="127.163671875" calcext:value-type="float">
            <text:p>127,163671875</text:p>
          </table:table-cell>
          <table:table-cell office:value-type="float" office:value="132.25029296875" calcext:value-type="float">
            <text:p>132,25029296875</text:p>
          </table:table-cell>
          <table:table-cell table:style-name="Default" office:value-type="float" office:value="143.75029296875" calcext:value-type="float">
            <text:p>143,75029296875</text:p>
          </table:table-cell>
          <table:table-cell office:value-type="float" office:value="150.284375" calcext:value-type="float">
            <text:p>150,284375</text:p>
          </table:table-cell>
          <table:table-cell office:value-type="float" office:value="150.284375" calcext:value-type="float">
            <text:p>150,284375</text:p>
          </table:table-cell>
          <table:table-cell/>
          <table:table-cell table:style-name="ce1" table:formula="of:=[.K50]" office:value-type="string" office:string-value="46,7 % (lzo)" calcext:value-type="string">
            <text:p>46,7 % (lzo)</text:p>
          </table:table-cell>
          <table:table-cell table:number-matrix-columns-spanned="5" table:number-matrix-rows-spanned="1" table:formula="of:=TRANSPOSE([.I54:.I58])" office:value-type="float" office:value="269.66484375" calcext:value-type="float">
            <text:p>269,66484375</text:p>
          </table:table-cell>
          <table:table-cell office:value-type="float" office:value="269.66484375" calcext:value-type="float">
            <text:p>269,66484375</text:p>
          </table:table-cell>
          <table:table-cell office:value-type="float" office:value="258.42880859375" calcext:value-type="float">
            <text:p>258,42880859375</text:p>
          </table:table-cell>
          <table:table-cell office:value-type="float" office:value="269.66484375" calcext:value-type="float">
            <text:p>269,66484375</text:p>
          </table:table-cell>
          <table:table-cell office:value-type="float" office:value="269.66484375" calcext:value-type="float">
            <text:p>269,66484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1: none</text:p>
          </table:table-cell>
          <table:table-cell office:value-type="float" office:value="2" calcext:value-type="float">
            <text:p>2</text:p>
          </table:table-cell>
          <table:table-cell office:value-type="float" office:value="276564.7" calcext:value-type="float">
            <text:p>276564,7</text:p>
          </table:table-cell>
          <table:table-cell office:value-type="string" calcext:value-type="string">
            <text:p>None</text:p>
          </table:table-cell>
          <table:table-cell office:value-type="float" office:value="302435.6" calcext:value-type="float">
            <text:p>302435,6</text:p>
          </table:table-cell>
          <table:table-cell table:formula="of:=[.E51]/1024" office:value-type="float" office:value="270.08271484375" calcext:value-type="float">
            <text:p>270,08</text:p>
          </table:table-cell>
          <table:table-cell table:formula="of:=[.G51]/1024" office:value-type="float" office:value="295.347265625" calcext:value-type="float">
            <text:p>295,35</text:p>
          </table:table-cell>
          <table:table-cell/>
          <table:table-cell table:style-name="ce1" table:formula="of:=[.F59]" office:value-type="string" office:string-value="45,4 % (lz4)" calcext:value-type="string">
            <text:p>45,4 % (lz4)</text:p>
          </table:table-cell>
          <table:table-cell table:number-matrix-columns-spanned="5" table:number-matrix-rows-spanned="1" table:formula="of:=TRANSPOSE([.H59:.H63])" office:value-type="float" office:value="55.5046875" calcext:value-type="float">
            <text:p>55,5046875</text:p>
          </table:table-cell>
          <table:table-cell office:value-type="float" office:value="55.5046875" calcext:value-type="float">
            <text:p>55,5046875</text:p>
          </table:table-cell>
          <table:table-cell table:style-name="Default" office:value-type="float" office:value="70.53720703125" calcext:value-type="float">
            <text:p>70,53720703125</text:p>
          </table:table-cell>
          <table:table-cell office:value-type="float" office:value="84.64462890625" calcext:value-type="float">
            <text:p>84,64462890625</text:p>
          </table:table-cell>
          <table:table-cell office:value-type="float" office:value="84.64462890625" calcext:value-type="float">
            <text:p>84,64462890625</text:p>
          </table:table-cell>
          <table:table-cell/>
          <table:table-cell table:style-name="ce1" table:formula="of:=[.K51]" office:value-type="string" office:string-value="45,4 % (lz4)" calcext:value-type="string">
            <text:p>45,4 % (lz4)</text:p>
          </table:table-cell>
          <table:table-cell table:number-matrix-columns-spanned="5" table:number-matrix-rows-spanned="1" table:formula="of:=TRANSPOSE([.I59:.I63])" office:value-type="float" office:value="248.09169921875" calcext:value-type="float">
            <text:p>248,09169921875</text:p>
          </table:table-cell>
          <table:table-cell office:value-type="float" office:value="238.54970703125" calcext:value-type="float">
            <text:p>238,54970703125</text:p>
          </table:table-cell>
          <table:table-cell office:value-type="float" office:value="248.09169921875" calcext:value-type="float">
            <text:p>248,09169921875</text:p>
          </table:table-cell>
          <table:table-cell office:value-type="float" office:value="248.09169921875" calcext:value-type="float">
            <text:p>248,09169921875</text:p>
          </table:table-cell>
          <table:table-cell office:value-type="float" office:value="258.42880859375" calcext:value-type="float">
            <text:p>258,42880859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1: none</text:p>
          </table:table-cell>
          <table:table-cell office:value-type="float" office:value="5" calcext:value-type="float">
            <text:p>5</text:p>
          </table:table-cell>
          <table:table-cell office:value-type="float" office:value="289135.8" calcext:value-type="float">
            <text:p>289135,8</text:p>
          </table:table-cell>
          <table:table-cell office:value-type="string" calcext:value-type="string">
            <text:p>None</text:p>
          </table:table-cell>
          <table:table-cell office:value-type="float" office:value="317557.3" calcext:value-type="float">
            <text:p>317557,3</text:p>
          </table:table-cell>
          <table:table-cell table:formula="of:=[.E52]/1024" office:value-type="float" office:value="282.3591796875" calcext:value-type="float">
            <text:p>282,36</text:p>
          </table:table-cell>
          <table:table-cell table:formula="of:=[.G52]/1024" office:value-type="float" office:value="310.11455078125" calcext:value-type="float">
            <text:p>310,11</text:p>
          </table:table-cell>
          <table:table-cell/>
          <table:table-cell table:style-name="ce1" table:formula="of:=[.F64]" office:value-type="string" office:string-value="52,3 % (lz4hc)" calcext:value-type="string">
            <text:p>52,3 % (lz4hc)</text:p>
          </table:table-cell>
          <table:table-cell table:number-matrix-columns-spanned="5" table:number-matrix-rows-spanned="1" table:formula="of:=TRANSPOSE([.H64:.H68])" office:value-type="float" office:value="10.84150390625" calcext:value-type="float">
            <text:p>10,84150390625</text:p>
          </table:table-cell>
          <table:table-cell office:value-type="float" office:value="10.9619140625" calcext:value-type="float">
            <text:p>10,9619140625</text:p>
          </table:table-cell>
          <table:table-cell table:style-name="Default" office:value-type="float" office:value="15.9984375" calcext:value-type="float">
            <text:p>15,9984375</text:p>
          </table:table-cell>
          <table:table-cell office:value-type="float" office:value="20.84306640625" calcext:value-type="float">
            <text:p>20,84306640625</text:p>
          </table:table-cell>
          <table:table-cell office:value-type="float" office:value="22.4220703125" calcext:value-type="float">
            <text:p>22,4220703125</text:p>
          </table:table-cell>
          <table:table-cell/>
          <table:table-cell table:style-name="ce1" table:formula="of:=[.K52]" office:value-type="string" office:string-value="52,3 % (lz4hc)" calcext:value-type="string">
            <text:p>52,3 % (lz4hc)</text:p>
          </table:table-cell>
          <table:table-cell table:number-matrix-columns-spanned="5" table:number-matrix-rows-spanned="1" table:formula="of:=TRANSPOSE([.I64:.I68])" office:value-type="float" office:value="258.42880859375" calcext:value-type="float">
            <text:p>258,42880859375</text:p>
          </table:table-cell>
          <table:table-cell office:value-type="float" office:value="258.42880859375" calcext:value-type="float">
            <text:p>258,42880859375</text:p>
          </table:table-cell>
          <table:table-cell office:value-type="float" office:value="258.42880859375" calcext:value-type="float">
            <text:p>258,42880859375</text:p>
          </table:table-cell>
          <table:table-cell office:value-type="float" office:value="258.42880859375" calcext:value-type="float">
            <text:p>258,42880859375</text:p>
          </table:table-cell>
          <table:table-cell office:value-type="float" office:value="258.42880859375" calcext:value-type="float">
            <text:p>258,42880859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1: none</text:p>
          </table:table-cell>
          <table:table-cell office:value-type="float" office:value="10" calcext:value-type="float">
            <text:p>10</text:p>
          </table:table-cell>
          <table:table-cell office:value-type="float" office:value="289135.8" calcext:value-type="float">
            <text:p>289135,8</text:p>
          </table:table-cell>
          <table:table-cell office:value-type="string" calcext:value-type="string">
            <text:p>None</text:p>
          </table:table-cell>
          <table:table-cell office:value-type="float" office:value="334270.9" calcext:value-type="float">
            <text:p>334270,9</text:p>
          </table:table-cell>
          <table:table-cell table:formula="of:=[.E53]/1024" office:value-type="float" office:value="282.3591796875" calcext:value-type="float">
            <text:p>282,36</text:p>
          </table:table-cell>
          <table:table-cell table:formula="of:=[.G53]/1024" office:value-type="float" office:value="326.43642578125" calcext:value-type="float">
            <text:p>326,44</text:p>
          </table:table-cell>
          <table:table-cell/>
          <table:table-cell table:style-name="ce1" table:formula="of:=[.F69]" office:value-type="string" office:string-value="56,9 % (gzip1)" calcext:value-type="string">
            <text:p>56,9 % (gzip1)</text:p>
          </table:table-cell>
          <table:table-cell table:style-name="ce1" table:number-matrix-columns-spanned="5" table:number-matrix-rows-spanned="1" table:formula="of:=TRANSPOSE([.H69:.H73])" office:value-type="float" office:value="34.70927734375" calcext:value-type="float">
            <text:p>34,71</text:p>
          </table:table-cell>
          <table:table-cell office:value-type="float" office:value="35.166015625" calcext:value-type="float">
            <text:p>35,166015625</text:p>
          </table:table-cell>
          <table:table-cell office:value-type="float" office:value="45.29853515625" calcext:value-type="float">
            <text:p>45,30</text:p>
          </table:table-cell>
          <table:table-cell table:style-name="ce1" office:value-type="float" office:value="54.5431640625" calcext:value-type="float">
            <text:p>54,54</text:p>
          </table:table-cell>
          <table:table-cell office:value-type="float" office:value="56.86416015625" calcext:value-type="float">
            <text:p>56,86416015625</text:p>
          </table:table-cell>
          <table:table-cell/>
          <table:table-cell table:style-name="ce1" table:formula="of:=[.K53]" office:value-type="string" office:string-value="56,9 % (gzip1)" calcext:value-type="string">
            <text:p>56,9 % (gzip1)</text:p>
          </table:table-cell>
          <table:table-cell table:style-name="ce1" table:number-matrix-columns-spanned="5" table:number-matrix-rows-spanned="1" table:formula="of:=TRANSPOSE([.I69:.I73])" office:value-type="float" office:value="193.82158203125" calcext:value-type="float">
            <text:p>193,82</text:p>
          </table:table-cell>
          <table:table-cell office:value-type="float" office:value="193.82158203125" calcext:value-type="float">
            <text:p>193,82158203125</text:p>
          </table:table-cell>
          <table:table-cell table:style-name="ce1" office:value-type="float" office:value="200.07392578125" calcext:value-type="float">
            <text:p>200,07</text:p>
          </table:table-cell>
          <table:table-cell table:style-name="ce1" office:value-type="float" office:value="200.07392578125" calcext:value-type="float">
            <text:p>200,07</text:p>
          </table:table-cell>
          <table:table-cell office:value-type="float" office:value="200.07392578125" calcext:value-type="float">
            <text:p>200,073925781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2: lzo</text:p>
          </table:table-cell>
          <table:table-cell office:value-type="float" office:value="0" calcext:value-type="float">
            <text:p>0</text:p>
          </table:table-cell>
          <table:table-cell office:value-type="float" office:value="130215.6" calcext:value-type="float">
            <text:p>130215,6</text:p>
          </table:table-cell>
          <table:table-cell office:value-type="string" calcext:value-type="string">
            <text:p>46,7 % (lzo)</text:p>
          </table:table-cell>
          <table:table-cell office:value-type="float" office:value="276136.8" calcext:value-type="float">
            <text:p>276136,8</text:p>
          </table:table-cell>
          <table:table-cell table:formula="of:=[.E54]/1024" office:value-type="float" office:value="127.163671875" calcext:value-type="float">
            <text:p>127,16</text:p>
          </table:table-cell>
          <table:table-cell table:formula="of:=[.G54]/1024" office:value-type="float" office:value="269.66484375" calcext:value-type="float">
            <text:p>269,66</text:p>
          </table:table-cell>
          <table:table-cell/>
          <table:table-cell table:style-name="ce1" table:formula="of:=[.F74]" office:value-type="string" office:string-value="58,0 % (gzip3)" calcext:value-type="string">
            <text:p>58,0 % (gzip3)</text:p>
          </table:table-cell>
          <table:table-cell table:style-name="ce1" table:number-matrix-columns-spanned="5" table:number-matrix-rows-spanned="1" table:formula="of:=TRANSPOSE([.H74:.H78])" office:value-type="float" office:value="26.57041015625" calcext:value-type="float">
            <text:p>26,57</text:p>
          </table:table-cell>
          <table:table-cell office:value-type="float" office:value="26.8443359375" calcext:value-type="float">
            <text:p>26,8443359375</text:p>
          </table:table-cell>
          <table:table-cell office:value-type="float" office:value="36.67470703125" calcext:value-type="float">
            <text:p>36,67</text:p>
          </table:table-cell>
          <table:table-cell table:style-name="ce1" office:value-type="float" office:value="44.133984375" calcext:value-type="float">
            <text:p>44,13</text:p>
          </table:table-cell>
          <table:table-cell office:value-type="float" office:value="46.4982421875" calcext:value-type="float">
            <text:p>46,4982421875</text:p>
          </table:table-cell>
          <table:table-cell/>
          <table:table-cell table:style-name="ce1" table:formula="of:=[.K54]" office:value-type="string" office:string-value="58,0 % (gzip3)" calcext:value-type="string">
            <text:p>58,0 % (gzip3)</text:p>
          </table:table-cell>
          <table:table-cell table:style-name="ce1" table:number-matrix-columns-spanned="5" table:number-matrix-rows-spanned="1" table:formula="of:=TRANSPOSE([.I74:.I78])" office:value-type="float" office:value="193.82158203125" calcext:value-type="float">
            <text:p>193,82</text:p>
          </table:table-cell>
          <table:table-cell office:value-type="float" office:value="200.07392578125" calcext:value-type="float">
            <text:p>200,07392578125</text:p>
          </table:table-cell>
          <table:table-cell table:style-name="ce1" office:value-type="float" office:value="206.74306640625" calcext:value-type="float">
            <text:p>206,74</text:p>
          </table:table-cell>
          <table:table-cell table:style-name="ce1" office:value-type="float" office:value="206.74306640625" calcext:value-type="float">
            <text:p>206,74</text:p>
          </table:table-cell>
          <table:table-cell office:value-type="float" office:value="206.74306640625" calcext:value-type="float">
            <text:p>206,743066406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2: lzo</text:p>
          </table:table-cell>
          <table:table-cell office:value-type="float" office:value="1" calcext:value-type="float">
            <text:p>1</text:p>
          </table:table-cell>
          <table:table-cell office:value-type="float" office:value="135424.3" calcext:value-type="float">
            <text:p>135424,3</text:p>
          </table:table-cell>
          <table:table-cell office:value-type="string" calcext:value-type="string">
            <text:p>46,7 % (lzo)</text:p>
          </table:table-cell>
          <table:table-cell office:value-type="float" office:value="276136.8" calcext:value-type="float">
            <text:p>276136,8</text:p>
          </table:table-cell>
          <table:table-cell table:formula="of:=[.E55]/1024" office:value-type="float" office:value="132.25029296875" calcext:value-type="float">
            <text:p>132,25</text:p>
          </table:table-cell>
          <table:table-cell table:formula="of:=[.G55]/1024" office:value-type="float" office:value="269.66484375" calcext:value-type="float">
            <text:p>269,66</text:p>
          </table:table-cell>
          <table:table-cell/>
          <table:table-cell table:style-name="ce1" table:formula="of:=[.F79]" office:value-type="string" office:string-value="59,7 % (gzip)" calcext:value-type="string">
            <text:p>59,7 % (gzip)</text:p>
          </table:table-cell>
          <table:table-cell table:style-name="ce1" table:number-matrix-columns-spanned="5" table:number-matrix-rows-spanned="1" table:formula="of:=TRANSPOSE([.H79:.H83])" office:value-type="float" office:value="13.217578125" calcext:value-type="float">
            <text:p>13,22</text:p>
          </table:table-cell>
          <table:table-cell office:value-type="float" office:value="13.01103515625" calcext:value-type="float">
            <text:p>13,01103515625</text:p>
          </table:table-cell>
          <table:table-cell office:value-type="float" office:value="19.365234375" calcext:value-type="float">
            <text:p>19,37</text:p>
          </table:table-cell>
          <table:table-cell table:style-name="ce1" office:value-type="float" office:value="25.23349609375" calcext:value-type="float">
            <text:p>25,23</text:p>
          </table:table-cell>
          <table:table-cell office:value-type="float" office:value="27.75693359375" calcext:value-type="float">
            <text:p>27,75693359375</text:p>
          </table:table-cell>
          <table:table-cell/>
          <table:table-cell table:style-name="ce1" table:formula="of:=[.K55]" office:value-type="string" office:string-value="59,7 % (gzip)" calcext:value-type="string">
            <text:p>59,7 % (gzip)</text:p>
          </table:table-cell>
          <table:table-cell table:style-name="ce1" table:number-matrix-columns-spanned="5" table:number-matrix-rows-spanned="1" table:formula="of:=TRANSPOSE([.I79:.I83])" office:value-type="float" office:value="200.07392578125" calcext:value-type="float">
            <text:p>200,07</text:p>
          </table:table-cell>
          <table:table-cell office:value-type="float" office:value="193.82158203125" calcext:value-type="float">
            <text:p>193,82158203125</text:p>
          </table:table-cell>
          <table:table-cell table:style-name="ce1" office:value-type="float" office:value="206.74306640625" calcext:value-type="float">
            <text:p>206,74</text:p>
          </table:table-cell>
          <table:table-cell table:style-name="ce1" office:value-type="float" office:value="206.74306640625" calcext:value-type="float">
            <text:p>206,74</text:p>
          </table:table-cell>
          <table:table-cell office:value-type="float" office:value="206.74306640625" calcext:value-type="float">
            <text:p>206,74306640625</text:p>
          </table:table-cell>
          <table:table-cell/>
          <table:table-cell office:value-type="string" calcext:value-type="string">
            <text:p>kk</text:p>
          </table:table-cell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2: lzo</text:p>
          </table:table-cell>
          <table:table-cell office:value-type="float" office:value="2" calcext:value-type="float">
            <text:p>2</text:p>
          </table:table-cell>
          <table:table-cell office:value-type="float" office:value="147200.3" calcext:value-type="float">
            <text:p>147200,3</text:p>
          </table:table-cell>
          <table:table-cell office:value-type="string" calcext:value-type="string">
            <text:p>46,7 % (lzo)</text:p>
          </table:table-cell>
          <table:table-cell office:value-type="float" office:value="264631.1" calcext:value-type="float">
            <text:p>264631,1</text:p>
          </table:table-cell>
          <table:table-cell table:formula="of:=[.E56]/1024" office:value-type="float" office:value="143.75029296875" calcext:value-type="float">
            <text:p>143,75</text:p>
          </table:table-cell>
          <table:table-cell table:formula="of:=[.G56]/1024" office:value-type="float" office:value="258.42880859375" calcext:value-type="float">
            <text:p>258,43</text:p>
          </table:table-cell>
          <table:table-cell/>
          <table:table-cell table:style-name="ce1" table:formula="of:=[.F84]" office:value-type="string" office:string-value="59,9 % (gzip9)" calcext:value-type="string">
            <text:p>59,9 % (gzip9)</text:p>
          </table:table-cell>
          <table:table-cell table:style-name="ce1" table:number-matrix-columns-spanned="5" table:number-matrix-rows-spanned="1" table:formula="of:=TRANSPOSE([.H84:.H88])" office:value-type="float" office:value="4.2388671875" calcext:value-type="float">
            <text:p>4,24</text:p>
          </table:table-cell>
          <table:table-cell office:value-type="float" office:value="4.2388671875" calcext:value-type="float">
            <text:p>4,2388671875</text:p>
          </table:table-cell>
          <table:table-cell office:value-type="float" office:value="6.65302734375" calcext:value-type="float">
            <text:p>6,65</text:p>
          </table:table-cell>
          <table:table-cell table:style-name="ce1" office:value-type="float" office:value="9.28447265625" calcext:value-type="float">
            <text:p>9,28</text:p>
          </table:table-cell>
          <table:table-cell office:value-type="float" office:value="10.49892578125" calcext:value-type="float">
            <text:p>10,49892578125</text:p>
          </table:table-cell>
          <table:table-cell/>
          <table:table-cell table:style-name="ce1" table:formula="of:=[.K56]" office:value-type="string" office:string-value="59,9 % (gzip9)" calcext:value-type="string">
            <text:p>59,9 % (gzip9)</text:p>
          </table:table-cell>
          <table:table-cell table:style-name="ce1" table:number-matrix-columns-spanned="5" table:number-matrix-rows-spanned="1" table:formula="of:=TRANSPOSE([.I84:.I88])" office:value-type="float" office:value="200.07392578125" calcext:value-type="float">
            <text:p>200,07</text:p>
          </table:table-cell>
          <table:table-cell office:value-type="float" office:value="206.74306640625" calcext:value-type="float">
            <text:p>206,74306640625</text:p>
          </table:table-cell>
          <table:table-cell table:style-name="ce1" office:value-type="float" office:value="213.87216796875" calcext:value-type="float">
            <text:p>213,87</text:p>
          </table:table-cell>
          <table:table-cell table:style-name="ce1" office:value-type="float" office:value="213.87216796875" calcext:value-type="float">
            <text:p>213,87</text:p>
          </table:table-cell>
          <table:table-cell office:value-type="float" office:value="206.74306640625" calcext:value-type="float">
            <text:p>206,743066406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2: lzo</text:p>
          </table:table-cell>
          <table:table-cell office:value-type="float" office:value="5" calcext:value-type="float">
            <text:p>5</text:p>
          </table:table-cell>
          <table:table-cell office:value-type="float" office:value="153891.2" calcext:value-type="float">
            <text:p>153891,2</text:p>
          </table:table-cell>
          <table:table-cell office:value-type="string" calcext:value-type="string">
            <text:p>46,7 % (lzo)</text:p>
          </table:table-cell>
          <table:table-cell office:value-type="float" office:value="276136.8" calcext:value-type="float">
            <text:p>276136,8</text:p>
          </table:table-cell>
          <table:table-cell table:formula="of:=[.E57]/1024" office:value-type="float" office:value="150.284375" calcext:value-type="float">
            <text:p>150,28</text:p>
          </table:table-cell>
          <table:table-cell table:formula="of:=[.G57]/1024" office:value-type="float" office:value="269.66484375" calcext:value-type="float">
            <text:p>269,66</text:p>
          </table:table-cell>
          <table:table-cell>
            <draw:frame draw:z-index="1" draw:style-name="gr1" draw:text-style-name="P1" svg:width="15.999cm" svg:height="8.999cm" svg:x="1.985cm" svg:y="0.428cm">
              <draw:object draw:notify-on-update-of-ranges="output.K48:output.K48 output.K49:output.K56 output.L48:output.L48 output.L49:output.L56 output.M48:output.M48 output.M49:output.M56 output.N48:output.N48 output.N49:output.N56 output.O48:output.O48 output.O49:output.O56 output.P48:output.P48 output.P49:output.P5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draw:z-index="4" draw:style-name="gr1" draw:text-style-name="P1" svg:width="15.999cm" svg:height="8.999cm" svg:x="2.214cm" svg:y="0.216cm">
              <draw:object draw:notify-on-update-of-ranges="output.R48:output.R48 output.R49:output.R56 output.S48:output.S48 output.S49:output.S56 output.T48:output.T48 output.T49:output.T56 output.U48:output.U48 output.U49:output.U56 output.V48:output.V48 output.V49:output.V56 output.W48:output.W48 output.W49:output.W56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2: lzo</text:p>
          </table:table-cell>
          <table:table-cell office:value-type="float" office:value="10" calcext:value-type="float">
            <text:p>10</text:p>
          </table:table-cell>
          <table:table-cell office:value-type="float" office:value="153891.2" calcext:value-type="float">
            <text:p>153891,2</text:p>
          </table:table-cell>
          <table:table-cell office:value-type="string" calcext:value-type="string">
            <text:p>46,7 % (lzo)</text:p>
          </table:table-cell>
          <table:table-cell office:value-type="float" office:value="276136.8" calcext:value-type="float">
            <text:p>276136,8</text:p>
          </table:table-cell>
          <table:table-cell table:formula="of:=[.E58]/1024" office:value-type="float" office:value="150.284375" calcext:value-type="float">
            <text:p>150,28</text:p>
          </table:table-cell>
          <table:table-cell table:formula="of:=[.G58]/1024" office:value-type="float" office:value="269.66484375" calcext:value-type="float">
            <text:p>269,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3: lz4</text:p>
          </table:table-cell>
          <table:table-cell office:value-type="float" office:value="0" calcext:value-type="float">
            <text:p>0</text:p>
          </table:table-cell>
          <table:table-cell office:value-type="float" office:value="56836.8" calcext:value-type="float">
            <text:p>56836,8</text:p>
          </table:table-cell>
          <table:table-cell office:value-type="string" calcext:value-type="string">
            <text:p>45,4 % (lz4)</text:p>
          </table:table-cell>
          <table:table-cell office:value-type="float" office:value="254045.9" calcext:value-type="float">
            <text:p>254045,9</text:p>
          </table:table-cell>
          <table:table-cell table:formula="of:=[.E59]/1024" office:value-type="float" office:value="55.5046875" calcext:value-type="float">
            <text:p>55,50</text:p>
          </table:table-cell>
          <table:table-cell table:formula="of:=[.G59]/1024" office:value-type="float" office:value="248.09169921875" calcext:value-type="float">
            <text:p>248,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3: lz4</text:p>
          </table:table-cell>
          <table:table-cell office:value-type="float" office:value="1" calcext:value-type="float">
            <text:p>1</text:p>
          </table:table-cell>
          <table:table-cell office:value-type="float" office:value="56836.8" calcext:value-type="float">
            <text:p>56836,8</text:p>
          </table:table-cell>
          <table:table-cell office:value-type="string" calcext:value-type="string">
            <text:p>45,4 % (lz4)</text:p>
          </table:table-cell>
          <table:table-cell office:value-type="float" office:value="244274.9" calcext:value-type="float">
            <text:p>244274,9</text:p>
          </table:table-cell>
          <table:table-cell table:formula="of:=[.E60]/1024" office:value-type="float" office:value="55.5046875" calcext:value-type="float">
            <text:p>55,50</text:p>
          </table:table-cell>
          <table:table-cell table:formula="of:=[.G60]/1024" office:value-type="float" office:value="238.54970703125" calcext:value-type="float">
            <text:p>238,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3: lz4</text:p>
          </table:table-cell>
          <table:table-cell office:value-type="float" office:value="2" calcext:value-type="float">
            <text:p>2</text:p>
          </table:table-cell>
          <table:table-cell office:value-type="float" office:value="72230.1" calcext:value-type="float">
            <text:p>72230,1</text:p>
          </table:table-cell>
          <table:table-cell office:value-type="string" calcext:value-type="string">
            <text:p>45,4 % (lz4)</text:p>
          </table:table-cell>
          <table:table-cell office:value-type="float" office:value="254045.9" calcext:value-type="float">
            <text:p>254045,9</text:p>
          </table:table-cell>
          <table:table-cell table:formula="of:=[.E61]/1024" office:value-type="float" office:value="70.53720703125" calcext:value-type="float">
            <text:p>70,54</text:p>
          </table:table-cell>
          <table:table-cell table:formula="of:=[.G61]/1024" office:value-type="float" office:value="248.09169921875" calcext:value-type="float">
            <text:p>248,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3: lz4</text:p>
          </table:table-cell>
          <table:table-cell office:value-type="float" office:value="5" calcext:value-type="float">
            <text:p>5</text:p>
          </table:table-cell>
          <table:table-cell office:value-type="float" office:value="86676.1" calcext:value-type="float">
            <text:p>86676,1</text:p>
          </table:table-cell>
          <table:table-cell office:value-type="string" calcext:value-type="string">
            <text:p>45,4 % (lz4)</text:p>
          </table:table-cell>
          <table:table-cell office:value-type="float" office:value="254045.9" calcext:value-type="float">
            <text:p>254045,9</text:p>
          </table:table-cell>
          <table:table-cell table:formula="of:=[.E62]/1024" office:value-type="float" office:value="84.64462890625" calcext:value-type="float">
            <text:p>84,64</text:p>
          </table:table-cell>
          <table:table-cell table:formula="of:=[.G62]/1024" office:value-type="float" office:value="248.09169921875" calcext:value-type="float">
            <text:p>248,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3: lz4</text:p>
          </table:table-cell>
          <table:table-cell office:value-type="float" office:value="10" calcext:value-type="float">
            <text:p>10</text:p>
          </table:table-cell>
          <table:table-cell office:value-type="float" office:value="86676.1" calcext:value-type="float">
            <text:p>86676,1</text:p>
          </table:table-cell>
          <table:table-cell office:value-type="string" calcext:value-type="string">
            <text:p>45,4 % (lz4)</text:p>
          </table:table-cell>
          <table:table-cell office:value-type="float" office:value="264631.1" calcext:value-type="float">
            <text:p>264631,1</text:p>
          </table:table-cell>
          <table:table-cell table:formula="of:=[.E63]/1024" office:value-type="float" office:value="84.64462890625" calcext:value-type="float">
            <text:p>84,64</text:p>
          </table:table-cell>
          <table:table-cell table:formula="of:=[.G63]/1024" office:value-type="float" office:value="258.42880859375" calcext:value-type="float">
            <text:p>258,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3: lz4hc</text:p>
          </table:table-cell>
          <table:table-cell office:value-type="float" office:value="0" calcext:value-type="float">
            <text:p>0</text:p>
          </table:table-cell>
          <table:table-cell office:value-type="float" office:value="11101.7" calcext:value-type="float">
            <text:p>11101,7</text:p>
          </table:table-cell>
          <table:table-cell office:value-type="string" calcext:value-type="string">
            <text:p>52,3 % (lz4hc)</text:p>
          </table:table-cell>
          <table:table-cell office:value-type="float" office:value="264631.1" calcext:value-type="float">
            <text:p>264631,1</text:p>
          </table:table-cell>
          <table:table-cell table:formula="of:=[.E64]/1024" office:value-type="float" office:value="10.84150390625" calcext:value-type="float">
            <text:p>10,84</text:p>
          </table:table-cell>
          <table:table-cell table:formula="of:=[.G64]/1024" office:value-type="float" office:value="258.42880859375" calcext:value-type="float">
            <text:p>258,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3: lz4hc</text:p>
          </table:table-cell>
          <table:table-cell office:value-type="float" office:value="1" calcext:value-type="float">
            <text:p>1</text:p>
          </table:table-cell>
          <table:table-cell office:value-type="float" office:value="11225" calcext:value-type="float">
            <text:p>11225</text:p>
          </table:table-cell>
          <table:table-cell office:value-type="string" calcext:value-type="string">
            <text:p>52,3 % (lz4hc)</text:p>
          </table:table-cell>
          <table:table-cell office:value-type="float" office:value="264631.1" calcext:value-type="float">
            <text:p>264631,1</text:p>
          </table:table-cell>
          <table:table-cell table:formula="of:=[.E65]/1024" office:value-type="float" office:value="10.9619140625" calcext:value-type="float">
            <text:p>10,96</text:p>
          </table:table-cell>
          <table:table-cell table:formula="of:=[.G65]/1024" office:value-type="float" office:value="258.42880859375" calcext:value-type="float">
            <text:p>258,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3: lz4hc</text:p>
          </table:table-cell>
          <table:table-cell office:value-type="float" office:value="2" calcext:value-type="float">
            <text:p>2</text:p>
          </table:table-cell>
          <table:table-cell office:value-type="float" office:value="16382.4" calcext:value-type="float">
            <text:p>16382,4</text:p>
          </table:table-cell>
          <table:table-cell office:value-type="string" calcext:value-type="string">
            <text:p>52,3 % (lz4hc)</text:p>
          </table:table-cell>
          <table:table-cell office:value-type="float" office:value="264631.1" calcext:value-type="float">
            <text:p>264631,1</text:p>
          </table:table-cell>
          <table:table-cell table:formula="of:=[.E66]/1024" office:value-type="float" office:value="15.9984375" calcext:value-type="float">
            <text:p>16,00</text:p>
          </table:table-cell>
          <table:table-cell table:formula="of:=[.G66]/1024" office:value-type="float" office:value="258.42880859375" calcext:value-type="float">
            <text:p>258,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3: lz4hc</text:p>
          </table:table-cell>
          <table:table-cell office:value-type="float" office:value="5" calcext:value-type="float">
            <text:p>5</text:p>
          </table:table-cell>
          <table:table-cell office:value-type="float" office:value="21343.3" calcext:value-type="float">
            <text:p>21343,3</text:p>
          </table:table-cell>
          <table:table-cell office:value-type="string" calcext:value-type="string">
            <text:p>52,3 % (lz4hc)</text:p>
          </table:table-cell>
          <table:table-cell office:value-type="float" office:value="264631.1" calcext:value-type="float">
            <text:p>264631,1</text:p>
          </table:table-cell>
          <table:table-cell table:formula="of:=[.E67]/1024" office:value-type="float" office:value="20.84306640625" calcext:value-type="float">
            <text:p>20,84</text:p>
          </table:table-cell>
          <table:table-cell table:formula="of:=[.G67]/1024" office:value-type="float" office:value="258.42880859375" calcext:value-type="float">
            <text:p>258,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3: lz4hc</text:p>
          </table:table-cell>
          <table:table-cell office:value-type="float" office:value="10" calcext:value-type="float">
            <text:p>10</text:p>
          </table:table-cell>
          <table:table-cell office:value-type="float" office:value="22960.2" calcext:value-type="float">
            <text:p>22960,2</text:p>
          </table:table-cell>
          <table:table-cell office:value-type="string" calcext:value-type="string">
            <text:p>52,3 % (lz4hc)</text:p>
          </table:table-cell>
          <table:table-cell office:value-type="float" office:value="264631.1" calcext:value-type="float">
            <text:p>264631,1</text:p>
          </table:table-cell>
          <table:table-cell table:formula="of:=[.E68]/1024" office:value-type="float" office:value="22.4220703125" calcext:value-type="float">
            <text:p>22,42</text:p>
          </table:table-cell>
          <table:table-cell table:formula="of:=[.G68]/1024" office:value-type="float" office:value="258.42880859375" calcext:value-type="float">
            <text:p>258,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4: gzip1</text:p>
          </table:table-cell>
          <table:table-cell office:value-type="float" office:value="0" calcext:value-type="float">
            <text:p>0</text:p>
          </table:table-cell>
          <table:table-cell office:value-type="float" office:value="35542.3" calcext:value-type="float">
            <text:p>35542,3</text:p>
          </table:table-cell>
          <table:table-cell office:value-type="string" calcext:value-type="string">
            <text:p>56,9 % (gzip1)</text:p>
          </table:table-cell>
          <table:table-cell office:value-type="float" office:value="198473.3" calcext:value-type="float">
            <text:p>198473,3</text:p>
          </table:table-cell>
          <table:table-cell table:formula="of:=[.E69]/1024" office:value-type="float" office:value="34.70927734375" calcext:value-type="float">
            <text:p>34,71</text:p>
          </table:table-cell>
          <table:table-cell table:formula="of:=[.G69]/1024" office:value-type="float" office:value="193.82158203125" calcext:value-type="float">
            <text:p>193,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4: gzip1</text:p>
          </table:table-cell>
          <table:table-cell office:value-type="float" office:value="1" calcext:value-type="float">
            <text:p>1</text:p>
          </table:table-cell>
          <table:table-cell office:value-type="float" office:value="36010" calcext:value-type="float">
            <text:p>36010</text:p>
          </table:table-cell>
          <table:table-cell office:value-type="string" calcext:value-type="string">
            <text:p>56,9 % (gzip1)</text:p>
          </table:table-cell>
          <table:table-cell office:value-type="float" office:value="198473.3" calcext:value-type="float">
            <text:p>198473,3</text:p>
          </table:table-cell>
          <table:table-cell table:formula="of:=[.E70]/1024" office:value-type="float" office:value="35.166015625" calcext:value-type="float">
            <text:p>35,17</text:p>
          </table:table-cell>
          <table:table-cell table:formula="of:=[.G70]/1024" office:value-type="float" office:value="193.82158203125" calcext:value-type="float">
            <text:p>193,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4: gzip1</text:p>
          </table:table-cell>
          <table:table-cell office:value-type="float" office:value="2" calcext:value-type="float">
            <text:p>2</text:p>
          </table:table-cell>
          <table:table-cell office:value-type="float" office:value="46385.7" calcext:value-type="float">
            <text:p>46385,7</text:p>
          </table:table-cell>
          <table:table-cell office:value-type="string" calcext:value-type="string">
            <text:p>56,9 % (gzip1)</text:p>
          </table:table-cell>
          <table:table-cell office:value-type="float" office:value="204875.7" calcext:value-type="float">
            <text:p>204875,7</text:p>
          </table:table-cell>
          <table:table-cell table:formula="of:=[.E71]/1024" office:value-type="float" office:value="45.29853515625" calcext:value-type="float">
            <text:p>45,30</text:p>
          </table:table-cell>
          <table:table-cell table:formula="of:=[.G71]/1024" office:value-type="float" office:value="200.07392578125" calcext:value-type="float">
            <text:p>200,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4: gzip1</text:p>
          </table:table-cell>
          <table:table-cell office:value-type="float" office:value="5" calcext:value-type="float">
            <text:p>5</text:p>
          </table:table-cell>
          <table:table-cell office:value-type="float" office:value="55852.2" calcext:value-type="float">
            <text:p>55852,2</text:p>
          </table:table-cell>
          <table:table-cell office:value-type="string" calcext:value-type="string">
            <text:p>56,9 % (gzip1)</text:p>
          </table:table-cell>
          <table:table-cell office:value-type="float" office:value="204875.7" calcext:value-type="float">
            <text:p>204875,7</text:p>
          </table:table-cell>
          <table:table-cell table:formula="of:=[.E72]/1024" office:value-type="float" office:value="54.5431640625" calcext:value-type="float">
            <text:p>54,54</text:p>
          </table:table-cell>
          <table:table-cell table:formula="of:=[.G72]/1024" office:value-type="float" office:value="200.07392578125" calcext:value-type="float">
            <text:p>200,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4: gzip1</text:p>
          </table:table-cell>
          <table:table-cell office:value-type="float" office:value="10" calcext:value-type="float">
            <text:p>10</text:p>
          </table:table-cell>
          <table:table-cell office:value-type="float" office:value="58228.9" calcext:value-type="float">
            <text:p>58228,9</text:p>
          </table:table-cell>
          <table:table-cell office:value-type="string" calcext:value-type="string">
            <text:p>56,9 % (gzip1)</text:p>
          </table:table-cell>
          <table:table-cell office:value-type="float" office:value="204875.7" calcext:value-type="float">
            <text:p>204875,7</text:p>
          </table:table-cell>
          <table:table-cell table:formula="of:=[.E73]/1024" office:value-type="float" office:value="56.86416015625" calcext:value-type="float">
            <text:p>56,86</text:p>
          </table:table-cell>
          <table:table-cell table:formula="of:=[.G73]/1024" office:value-type="float" office:value="200.07392578125" calcext:value-type="float">
            <text:p>200,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5: gzip3</text:p>
          </table:table-cell>
          <table:table-cell office:value-type="float" office:value="0" calcext:value-type="float">
            <text:p>0</text:p>
          </table:table-cell>
          <table:table-cell office:value-type="float" office:value="27208.1" calcext:value-type="float">
            <text:p>27208,1</text:p>
          </table:table-cell>
          <table:table-cell office:value-type="string" calcext:value-type="string">
            <text:p>58,0 % (gzip3)</text:p>
          </table:table-cell>
          <table:table-cell office:value-type="float" office:value="198473.3" calcext:value-type="float">
            <text:p>198473,3</text:p>
          </table:table-cell>
          <table:table-cell table:formula="of:=[.E74]/1024" office:value-type="float" office:value="26.57041015625" calcext:value-type="float">
            <text:p>26,57</text:p>
          </table:table-cell>
          <table:table-cell table:formula="of:=[.G74]/1024" office:value-type="float" office:value="193.82158203125" calcext:value-type="float">
            <text:p>193,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5: gzip3</text:p>
          </table:table-cell>
          <table:table-cell office:value-type="float" office:value="1" calcext:value-type="float">
            <text:p>1</text:p>
          </table:table-cell>
          <table:table-cell office:value-type="float" office:value="27488.6" calcext:value-type="float">
            <text:p>27488,6</text:p>
          </table:table-cell>
          <table:table-cell office:value-type="string" calcext:value-type="string">
            <text:p>58,0 % (gzip3)</text:p>
          </table:table-cell>
          <table:table-cell office:value-type="float" office:value="204875.7" calcext:value-type="float">
            <text:p>204875,7</text:p>
          </table:table-cell>
          <table:table-cell table:formula="of:=[.E75]/1024" office:value-type="float" office:value="26.8443359375" calcext:value-type="float">
            <text:p>26,84</text:p>
          </table:table-cell>
          <table:table-cell table:formula="of:=[.G75]/1024" office:value-type="float" office:value="200.07392578125" calcext:value-type="float">
            <text:p>200,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5: gzip3</text:p>
          </table:table-cell>
          <table:table-cell office:value-type="float" office:value="2" calcext:value-type="float">
            <text:p>2</text:p>
          </table:table-cell>
          <table:table-cell office:value-type="float" office:value="37554.9" calcext:value-type="float">
            <text:p>37554,9</text:p>
          </table:table-cell>
          <table:table-cell office:value-type="string" calcext:value-type="string">
            <text:p>58,0 % (gzip3)</text:p>
          </table:table-cell>
          <table:table-cell office:value-type="float" office:value="211704.9" calcext:value-type="float">
            <text:p>211704,9</text:p>
          </table:table-cell>
          <table:table-cell table:formula="of:=[.E76]/1024" office:value-type="float" office:value="36.67470703125" calcext:value-type="float">
            <text:p>36,67</text:p>
          </table:table-cell>
          <table:table-cell table:formula="of:=[.G76]/1024" office:value-type="float" office:value="206.74306640625" calcext:value-type="float">
            <text:p>206,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5: gzip3</text:p>
          </table:table-cell>
          <table:table-cell office:value-type="float" office:value="5" calcext:value-type="float">
            <text:p>5</text:p>
          </table:table-cell>
          <table:table-cell office:value-type="float" office:value="45193.2" calcext:value-type="float">
            <text:p>45193,2</text:p>
          </table:table-cell>
          <table:table-cell office:value-type="string" calcext:value-type="string">
            <text:p>58,0 % (gzip3)</text:p>
          </table:table-cell>
          <table:table-cell office:value-type="float" office:value="211704.9" calcext:value-type="float">
            <text:p>211704,9</text:p>
          </table:table-cell>
          <table:table-cell table:formula="of:=[.E77]/1024" office:value-type="float" office:value="44.133984375" calcext:value-type="float">
            <text:p>44,13</text:p>
          </table:table-cell>
          <table:table-cell table:formula="of:=[.G77]/1024" office:value-type="float" office:value="206.74306640625" calcext:value-type="float">
            <text:p>206,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5: gzip3</text:p>
          </table:table-cell>
          <table:table-cell office:value-type="float" office:value="10" calcext:value-type="float">
            <text:p>10</text:p>
          </table:table-cell>
          <table:table-cell office:value-type="float" office:value="47614.2" calcext:value-type="float">
            <text:p>47614,2</text:p>
          </table:table-cell>
          <table:table-cell office:value-type="string" calcext:value-type="string">
            <text:p>58,0 % (gzip3)</text:p>
          </table:table-cell>
          <table:table-cell office:value-type="float" office:value="211704.9" calcext:value-type="float">
            <text:p>211704,9</text:p>
          </table:table-cell>
          <table:table-cell table:formula="of:=[.E78]/1024" office:value-type="float" office:value="46.4982421875" calcext:value-type="float">
            <text:p>46,50</text:p>
          </table:table-cell>
          <table:table-cell table:formula="of:=[.G78]/1024" office:value-type="float" office:value="206.74306640625" calcext:value-type="float">
            <text:p>206,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6: gzip6</text:p>
          </table:table-cell>
          <table:table-cell office:value-type="float" office:value="0" calcext:value-type="float">
            <text:p>0</text:p>
          </table:table-cell>
          <table:table-cell office:value-type="float" office:value="13534.8" calcext:value-type="float">
            <text:p>13534,8</text:p>
          </table:table-cell>
          <table:table-cell office:value-type="string" calcext:value-type="string">
            <text:p>59,7 % (gzip)</text:p>
          </table:table-cell>
          <table:table-cell office:value-type="float" office:value="204875.7" calcext:value-type="float">
            <text:p>204875,7</text:p>
          </table:table-cell>
          <table:table-cell table:formula="of:=[.E79]/1024" office:value-type="float" office:value="13.217578125" calcext:value-type="float">
            <text:p>13,22</text:p>
          </table:table-cell>
          <table:table-cell table:formula="of:=[.G79]/1024" office:value-type="float" office:value="200.07392578125" calcext:value-type="float">
            <text:p>200,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6: gzip6</text:p>
          </table:table-cell>
          <table:table-cell office:value-type="float" office:value="1" calcext:value-type="float">
            <text:p>1</text:p>
          </table:table-cell>
          <table:table-cell office:value-type="float" office:value="13323.3" calcext:value-type="float">
            <text:p>13323,3</text:p>
          </table:table-cell>
          <table:table-cell office:value-type="string" calcext:value-type="string">
            <text:p>59,7 % (gzip)</text:p>
          </table:table-cell>
          <table:table-cell office:value-type="float" office:value="198473.3" calcext:value-type="float">
            <text:p>198473,3</text:p>
          </table:table-cell>
          <table:table-cell table:formula="of:=[.E80]/1024" office:value-type="float" office:value="13.01103515625" calcext:value-type="float">
            <text:p>13,01</text:p>
          </table:table-cell>
          <table:table-cell table:formula="of:=[.G80]/1024" office:value-type="float" office:value="193.82158203125" calcext:value-type="float">
            <text:p>193,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6: gzip6</text:p>
          </table:table-cell>
          <table:table-cell office:value-type="float" office:value="2" calcext:value-type="float">
            <text:p>2</text:p>
          </table:table-cell>
          <table:table-cell office:value-type="float" office:value="19830" calcext:value-type="float">
            <text:p>19830</text:p>
          </table:table-cell>
          <table:table-cell office:value-type="string" calcext:value-type="string">
            <text:p>59,7 % (gzip)</text:p>
          </table:table-cell>
          <table:table-cell office:value-type="float" office:value="211704.9" calcext:value-type="float">
            <text:p>211704,9</text:p>
          </table:table-cell>
          <table:table-cell table:formula="of:=[.E81]/1024" office:value-type="float" office:value="19.365234375" calcext:value-type="float">
            <text:p>19,37</text:p>
          </table:table-cell>
          <table:table-cell table:formula="of:=[.G81]/1024" office:value-type="float" office:value="206.74306640625" calcext:value-type="float">
            <text:p>206,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6: gzip6</text:p>
          </table:table-cell>
          <table:table-cell office:value-type="float" office:value="5" calcext:value-type="float">
            <text:p>5</text:p>
          </table:table-cell>
          <table:table-cell office:value-type="float" office:value="25839.1" calcext:value-type="float">
            <text:p>25839,1</text:p>
          </table:table-cell>
          <table:table-cell office:value-type="string" calcext:value-type="string">
            <text:p>59,7 % (gzip)</text:p>
          </table:table-cell>
          <table:table-cell office:value-type="float" office:value="211704.9" calcext:value-type="float">
            <text:p>211704,9</text:p>
          </table:table-cell>
          <table:table-cell table:formula="of:=[.E82]/1024" office:value-type="float" office:value="25.23349609375" calcext:value-type="float">
            <text:p>25,23</text:p>
          </table:table-cell>
          <table:table-cell table:formula="of:=[.G82]/1024" office:value-type="float" office:value="206.74306640625" calcext:value-type="float">
            <text:p>206,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6: gzip6</text:p>
          </table:table-cell>
          <table:table-cell office:value-type="float" office:value="10" calcext:value-type="float">
            <text:p>10</text:p>
          </table:table-cell>
          <table:table-cell office:value-type="float" office:value="28423.1" calcext:value-type="float">
            <text:p>28423,1</text:p>
          </table:table-cell>
          <table:table-cell office:value-type="string" calcext:value-type="string">
            <text:p>59,7 % (gzip)</text:p>
          </table:table-cell>
          <table:table-cell office:value-type="float" office:value="211704.9" calcext:value-type="float">
            <text:p>211704,9</text:p>
          </table:table-cell>
          <table:table-cell table:formula="of:=[.E83]/1024" office:value-type="float" office:value="27.75693359375" calcext:value-type="float">
            <text:p>27,76</text:p>
          </table:table-cell>
          <table:table-cell table:formula="of:=[.G83]/1024" office:value-type="float" office:value="206.74306640625" calcext:value-type="float">
            <text:p>206,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7: gzip9</text:p>
          </table:table-cell>
          <table:table-cell office:value-type="float" office:value="0" calcext:value-type="float">
            <text:p>0</text:p>
          </table:table-cell>
          <table:table-cell office:value-type="float" office:value="4340.6" calcext:value-type="float">
            <text:p>4340,6</text:p>
          </table:table-cell>
          <table:table-cell office:value-type="string" calcext:value-type="string">
            <text:p>59,9 % (gzip9)</text:p>
          </table:table-cell>
          <table:table-cell office:value-type="float" office:value="204875.7" calcext:value-type="float">
            <text:p>204875,7</text:p>
          </table:table-cell>
          <table:table-cell table:formula="of:=[.E84]/1024" office:value-type="float" office:value="4.2388671875" calcext:value-type="float">
            <text:p>4,24</text:p>
          </table:table-cell>
          <table:table-cell table:formula="of:=[.G84]/1024" office:value-type="float" office:value="200.07392578125" calcext:value-type="float">
            <text:p>200,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7: gzip9</text:p>
          </table:table-cell>
          <table:table-cell office:value-type="float" office:value="1" calcext:value-type="float">
            <text:p>1</text:p>
          </table:table-cell>
          <table:table-cell office:value-type="float" office:value="4340.6" calcext:value-type="float">
            <text:p>4340,6</text:p>
          </table:table-cell>
          <table:table-cell office:value-type="string" calcext:value-type="string">
            <text:p>59,9 % (gzip9)</text:p>
          </table:table-cell>
          <table:table-cell office:value-type="float" office:value="211704.9" calcext:value-type="float">
            <text:p>211704,9</text:p>
          </table:table-cell>
          <table:table-cell table:formula="of:=[.E85]/1024" office:value-type="float" office:value="4.2388671875" calcext:value-type="float">
            <text:p>4,24</text:p>
          </table:table-cell>
          <table:table-cell table:formula="of:=[.G85]/1024" office:value-type="float" office:value="206.74306640625" calcext:value-type="float">
            <text:p>206,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7: gzip9</text:p>
          </table:table-cell>
          <table:table-cell office:value-type="float" office:value="2" calcext:value-type="float">
            <text:p>2</text:p>
          </table:table-cell>
          <table:table-cell office:value-type="float" office:value="6812.7" calcext:value-type="float">
            <text:p>6812,7</text:p>
          </table:table-cell>
          <table:table-cell office:value-type="string" calcext:value-type="string">
            <text:p>59,9 % (gzip9)</text:p>
          </table:table-cell>
          <table:table-cell office:value-type="float" office:value="219005.1" calcext:value-type="float">
            <text:p>219005,1</text:p>
          </table:table-cell>
          <table:table-cell table:formula="of:=[.E86]/1024" office:value-type="float" office:value="6.65302734375" calcext:value-type="float">
            <text:p>6,65</text:p>
          </table:table-cell>
          <table:table-cell table:formula="of:=[.G86]/1024" office:value-type="float" office:value="213.87216796875" calcext:value-type="float">
            <text:p>213,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7: gzip9</text:p>
          </table:table-cell>
          <table:table-cell office:value-type="float" office:value="5" calcext:value-type="float">
            <text:p>5</text:p>
          </table:table-cell>
          <table:table-cell office:value-type="float" office:value="9507.3" calcext:value-type="float">
            <text:p>9507,3</text:p>
          </table:table-cell>
          <table:table-cell office:value-type="string" calcext:value-type="string">
            <text:p>59,9 % (gzip9)</text:p>
          </table:table-cell>
          <table:table-cell office:value-type="float" office:value="219005.1" calcext:value-type="float">
            <text:p>219005,1</text:p>
          </table:table-cell>
          <table:table-cell table:formula="of:=[.E87]/1024" office:value-type="float" office:value="9.28447265625" calcext:value-type="float">
            <text:p>9,28</text:p>
          </table:table-cell>
          <table:table-cell table:formula="of:=[.G87]/1024" office:value-type="float" office:value="213.87216796875" calcext:value-type="float">
            <text:p>213,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7: gzip9</text:p>
          </table:table-cell>
          <table:table-cell office:value-type="float" office:value="10" calcext:value-type="float">
            <text:p>10</text:p>
          </table:table-cell>
          <table:table-cell office:value-type="float" office:value="10750.9" calcext:value-type="float">
            <text:p>10750,9</text:p>
          </table:table-cell>
          <table:table-cell office:value-type="string" calcext:value-type="string">
            <text:p>59,9 % (gzip9)</text:p>
          </table:table-cell>
          <table:table-cell office:value-type="float" office:value="211704.9" calcext:value-type="float">
            <text:p>211704,9</text:p>
          </table:table-cell>
          <table:table-cell table:formula="of:=[.E88]/1024" office:value-type="float" office:value="10.49892578125" calcext:value-type="float">
            <text:p>10,50</text:p>
          </table:table-cell>
          <table:table-cell table:formula="of:=[.G88]/1024" office:value-type="float" office:value="206.74306640625" calcext:value-type="float">
            <text:p>206,74</text:p>
          </table:table-cell>
          <table:table-cell table:number-columns-repeated="16"/>
        </table:table-row>
        <table:table-row table:style-name="ro1" table:visibility="collapse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10" calcext:value-type="float">
            <text:p>10</text:p>
          </table:table-cell>
          <table:table-cell office:value-type="float" office:value="317557.3" calcext:value-type="float">
            <text:p>317557,3</text:p>
          </table:table-cell>
          <table:table-cell office:value-type="string" calcext:value-type="string">
            <text:p>None</text:p>
          </table:table-cell>
          <table:table-cell office:value-type="float" office:value="373596.8" calcext:value-type="float">
            <text:p>373596,8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5" calcext:value-type="float">
            <text:p>5</text:p>
          </table:table-cell>
          <table:table-cell office:value-type="float" office:value="334270.9" calcext:value-type="float">
            <text:p>334270,9</text:p>
          </table:table-cell>
          <table:table-cell office:value-type="string" calcext:value-type="string">
            <text:p>None</text:p>
          </table:table-cell>
          <table:table-cell office:value-type="float" office:value="373596.8" calcext:value-type="float">
            <text:p>373596,8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2" calcext:value-type="float">
            <text:p>2</text:p>
          </table:table-cell>
          <table:table-cell office:value-type="float" office:value="317557.3" calcext:value-type="float">
            <text:p>317557,3</text:p>
          </table:table-cell>
          <table:table-cell office:value-type="string" calcext:value-type="string">
            <text:p>None</text:p>
          </table:table-cell>
          <table:table-cell office:value-type="float" office:value="373596.8" calcext:value-type="float">
            <text:p>373596,8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1" calcext:value-type="float">
            <text:p>1</text:p>
          </table:table-cell>
          <table:table-cell office:value-type="float" office:value="317557.3" calcext:value-type="float">
            <text:p>317557,3</text:p>
          </table:table-cell>
          <table:table-cell office:value-type="string" calcext:value-type="string">
            <text:p>None</text:p>
          </table:table-cell>
          <table:table-cell office:value-type="float" office:value="373596.8" calcext:value-type="float">
            <text:p>373596,8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0" calcext:value-type="float">
            <text:p>0</text:p>
          </table:table-cell>
          <table:table-cell office:value-type="float" office:value="317557.3" calcext:value-type="float">
            <text:p>317557,3</text:p>
          </table:table-cell>
          <table:table-cell office:value-type="string" calcext:value-type="string">
            <text:p>None</text:p>
          </table:table-cell>
          <table:table-cell office:value-type="float" office:value="352841.5" calcext:value-type="float">
            <text:p>352841,5</text:p>
          </table:table-cell>
          <table:table-cell table:number-columns-repeated="18"/>
        </table:table-row>
        <table:table-row table:style-name="ro1">
          <table:table-cell/>
          <table:table-cell table:formula="of:=[.B2]" office:value-type="string" office:string-value="fileset" calcext:value-type="string">
            <text:p>fileset</text:p>
          </table:table-cell>
          <table:table-cell/>
          <table:table-cell table:formula="of:=[.D2]" office:value-type="string" office:string-value="workers" calcext:value-type="string">
            <text:p>workers</text:p>
          </table:table-cell>
          <table:table-cell/>
          <table:table-cell table:formula="of:=[.F2]" office:value-type="string" office:string-value="compressionrate" calcext:value-type="string">
            <text:p>compressionrate</text:p>
          </table:table-cell>
          <table:table-cell/>
          <table:table-cell table:style-name="Default" table:formula="of:=[.H2]" office:value-type="string" office:string-value="B MiB/s" calcext:value-type="string">
            <text:p>B MiB/s</text:p>
          </table:table-cell>
          <table:table-cell table:style-name="Default" table:formula="of:=[.I2]" office:value-type="string" office:string-value="R MiB/s" calcext:value-type="string">
            <text:p>R MiB/s</text:p>
          </table:table-cell>
          <table:table-cell/>
          <table:table-cell office:value-type="string" calcext:value-type="string">
            <text:p>kernel sour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nux rootfs rest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1: none</text:p>
          </table:table-cell>
          <table:table-cell office:value-type="float" office:value="0" calcext:value-type="float">
            <text:p>0</text:p>
          </table:table-cell>
          <table:table-cell office:value-type="float" office:value="104559.5" calcext:value-type="float">
            <text:p>104559,5</text:p>
          </table:table-cell>
          <table:table-cell office:value-type="string" calcext:value-type="string">
            <text:p>None</text:p>
          </table:table-cell>
          <table:table-cell office:value-type="float" office:value="135352.6" calcext:value-type="float">
            <text:p>135352,6</text:p>
          </table:table-cell>
          <table:table-cell table:formula="of:=[.E95]/1024" office:value-type="float" office:value="102.10888671875" calcext:value-type="float">
            <text:p>102,11</text:p>
          </table:table-cell>
          <table:table-cell table:formula="of:=[.G95]/1024" office:value-type="float" office:value="132.1802734375" calcext:value-type="float">
            <text:p>132,18</text:p>
          </table:table-cell>
          <table:table-cell/>
          <table:table-cell table:style-name="ce1" office:value-type="string" calcext:value-type="string">
            <text:p>None</text:p>
          </table:table-cell>
          <table:table-cell table:number-matrix-columns-spanned="5" table:number-matrix-rows-spanned="1" table:formula="of:=TRANSPOSE([.H95:.H99])" office:value-type="float" office:value="102.10888671875" calcext:value-type="float">
            <text:p>102,10888671875</text:p>
          </table:table-cell>
          <table:table-cell office:value-type="float" office:value="102.10888671875" calcext:value-type="float">
            <text:p>102,10888671875</text:p>
          </table:table-cell>
          <table:table-cell table:style-name="Default" office:value-type="float" office:value="102.10888671875" calcext:value-type="float">
            <text:p>102,10888671875</text:p>
          </table:table-cell>
          <table:table-cell office:value-type="float" office:value="110.61796875" calcext:value-type="float">
            <text:p>110,61796875</text:p>
          </table:table-cell>
          <table:table-cell office:value-type="float" office:value="102.10888671875" calcext:value-type="float">
            <text:p>102,10888671875</text:p>
          </table:table-cell>
          <table:table-cell/>
          <table:table-cell table:style-name="ce1" office:value-type="string" calcext:value-type="string">
            <text:p>None</text:p>
          </table:table-cell>
          <table:table-cell table:number-matrix-columns-spanned="5" table:number-matrix-rows-spanned="1" table:formula="of:=TRANSPOSE([.I95:.I99])" office:value-type="float" office:value="132.1802734375" calcext:value-type="float">
            <text:p>132,1802734375</text:p>
          </table:table-cell>
          <table:table-cell office:value-type="float" office:value="120.1638671875" calcext:value-type="float">
            <text:p>120,1638671875</text:p>
          </table:table-cell>
          <table:table-cell office:value-type="float" office:value="120.1638671875" calcext:value-type="float">
            <text:p>120,1638671875</text:p>
          </table:table-cell>
          <table:table-cell office:value-type="float" office:value="132.1802734375" calcext:value-type="float">
            <text:p>132,1802734375</text:p>
          </table:table-cell>
          <table:table-cell office:value-type="float" office:value="120.1638671875" calcext:value-type="float">
            <text:p>120,16386718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1: none</text:p>
          </table:table-cell>
          <table:table-cell office:value-type="float" office:value="1" calcext:value-type="float">
            <text:p>1</text:p>
          </table:table-cell>
          <table:table-cell office:value-type="float" office:value="104559.5" calcext:value-type="float">
            <text:p>104559,5</text:p>
          </table:table-cell>
          <table:table-cell office:value-type="string" calcext:value-type="string">
            <text:p>None</text:p>
          </table:table-cell>
          <table:table-cell office:value-type="float" office:value="123047.8" calcext:value-type="float">
            <text:p>123047,8</text:p>
          </table:table-cell>
          <table:table-cell table:formula="of:=[.E96]/1024" office:value-type="float" office:value="102.10888671875" calcext:value-type="float">
            <text:p>102,11</text:p>
          </table:table-cell>
          <table:table-cell table:formula="of:=[.G96]/1024" office:value-type="float" office:value="120.1638671875" calcext:value-type="float">
            <text:p>120,16</text:p>
          </table:table-cell>
          <table:table-cell/>
          <table:table-cell table:style-name="ce1" table:formula="of:=[.F100]" office:value-type="string" office:string-value="68,8 % (lzo)" calcext:value-type="string">
            <text:p>68,8 % (lzo)</text:p>
          </table:table-cell>
          <table:table-cell table:number-matrix-columns-spanned="5" table:number-matrix-rows-spanned="1" table:formula="of:=TRANSPOSE([.H100:.H104])" office:value-type="float" office:value="29.41123046875" calcext:value-type="float">
            <text:p>29,41123046875</text:p>
          </table:table-cell>
          <table:table-cell office:value-type="float" office:value="31.6736328125" calcext:value-type="float">
            <text:p>31,6736328125</text:p>
          </table:table-cell>
          <table:table-cell table:style-name="Default" office:value-type="float" office:value="31.6736328125" calcext:value-type="float">
            <text:p>31,6736328125</text:p>
          </table:table-cell>
          <table:table-cell office:value-type="float" office:value="29.41123046875" calcext:value-type="float">
            <text:p>29,41123046875</text:p>
          </table:table-cell>
          <table:table-cell office:value-type="float" office:value="31.6736328125" calcext:value-type="float">
            <text:p>31,6736328125</text:p>
          </table:table-cell>
          <table:table-cell/>
          <table:table-cell table:style-name="ce1" table:formula="of:=[.K96]" office:value-type="string" office:string-value="68,8 % (lzo)" calcext:value-type="string">
            <text:p>68,8 % (lzo)</text:p>
          </table:table-cell>
          <table:table-cell table:number-matrix-columns-spanned="5" table:number-matrix-rows-spanned="1" table:formula="of:=TRANSPOSE([.I100:.I104])" office:value-type="float" office:value="110.1501953125" calcext:value-type="float">
            <text:p>110,1501953125</text:p>
          </table:table-cell>
          <table:table-cell office:value-type="float" office:value="110.1501953125" calcext:value-type="float">
            <text:p>110,1501953125</text:p>
          </table:table-cell>
          <table:table-cell office:value-type="float" office:value="120.1638671875" calcext:value-type="float">
            <text:p>120,1638671875</text:p>
          </table:table-cell>
          <table:table-cell office:value-type="float" office:value="120.1638671875" calcext:value-type="float">
            <text:p>120,1638671875</text:p>
          </table:table-cell>
          <table:table-cell office:value-type="float" office:value="120.1638671875" calcext:value-type="float">
            <text:p>120,16386718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1: none</text:p>
          </table:table-cell>
          <table:table-cell office:value-type="float" office:value="2" calcext:value-type="float">
            <text:p>2</text:p>
          </table:table-cell>
          <table:table-cell office:value-type="float" office:value="104559.5" calcext:value-type="float">
            <text:p>104559,5</text:p>
          </table:table-cell>
          <table:table-cell office:value-type="string" calcext:value-type="string">
            <text:p>None</text:p>
          </table:table-cell>
          <table:table-cell office:value-type="float" office:value="123047.8" calcext:value-type="float">
            <text:p>123047,8</text:p>
          </table:table-cell>
          <table:table-cell table:formula="of:=[.E97]/1024" office:value-type="float" office:value="102.10888671875" calcext:value-type="float">
            <text:p>102,11</text:p>
          </table:table-cell>
          <table:table-cell table:formula="of:=[.G97]/1024" office:value-type="float" office:value="120.1638671875" calcext:value-type="float">
            <text:p>120,16</text:p>
          </table:table-cell>
          <table:table-cell/>
          <table:table-cell table:style-name="ce1" table:formula="of:=[.F105]" office:value-type="string" office:string-value="67,3 % (lz4)" calcext:value-type="string">
            <text:p>67,3 % (lz4)</text:p>
          </table:table-cell>
          <table:table-cell table:number-matrix-columns-spanned="5" table:number-matrix-rows-spanned="1" table:formula="of:=TRANSPOSE([.H105:.H109])" office:value-type="float" office:value="20.594921875" calcext:value-type="float">
            <text:p>20,594921875</text:p>
          </table:table-cell>
          <table:table-cell office:value-type="float" office:value="20.594921875" calcext:value-type="float">
            <text:p>20,594921875</text:p>
          </table:table-cell>
          <table:table-cell table:style-name="Default" office:value-type="float" office:value="22.76279296875" calcext:value-type="float">
            <text:p>22,76279296875</text:p>
          </table:table-cell>
          <table:table-cell office:value-type="float" office:value="22.76279296875" calcext:value-type="float">
            <text:p>22,76279296875</text:p>
          </table:table-cell>
          <table:table-cell office:value-type="float" office:value="21.62470703125" calcext:value-type="float">
            <text:p>21,62470703125</text:p>
          </table:table-cell>
          <table:table-cell/>
          <table:table-cell table:style-name="ce1" table:formula="of:=[.K97]" office:value-type="string" office:string-value="67,3 % (lz4)" calcext:value-type="string">
            <text:p>67,3 % (lz4)</text:p>
          </table:table-cell>
          <table:table-cell table:number-matrix-columns-spanned="5" table:number-matrix-rows-spanned="1" table:formula="of:=TRANSPOSE([.I105:.I109])" office:value-type="float" office:value="120.1638671875" calcext:value-type="float">
            <text:p>120,1638671875</text:p>
          </table:table-cell>
          <table:table-cell office:value-type="float" office:value="110.1501953125" calcext:value-type="float">
            <text:p>110,1501953125</text:p>
          </table:table-cell>
          <table:table-cell office:value-type="float" office:value="110.1501953125" calcext:value-type="float">
            <text:p>110,1501953125</text:p>
          </table:table-cell>
          <table:table-cell office:value-type="float" office:value="110.1501953125" calcext:value-type="float">
            <text:p>110,1501953125</text:p>
          </table:table-cell>
          <table:table-cell office:value-type="float" office:value="101.6771484375" calcext:value-type="float">
            <text:p>101,6771484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1: none</text:p>
          </table:table-cell>
          <table:table-cell office:value-type="float" office:value="5" calcext:value-type="float">
            <text:p>5</text:p>
          </table:table-cell>
          <table:table-cell office:value-type="float" office:value="113272.8" calcext:value-type="float">
            <text:p>113272,8</text:p>
          </table:table-cell>
          <table:table-cell office:value-type="string" calcext:value-type="string">
            <text:p>None</text:p>
          </table:table-cell>
          <table:table-cell office:value-type="float" office:value="135352.6" calcext:value-type="float">
            <text:p>135352,6</text:p>
          </table:table-cell>
          <table:table-cell table:formula="of:=[.E98]/1024" office:value-type="float" office:value="110.61796875" calcext:value-type="float">
            <text:p>110,62</text:p>
          </table:table-cell>
          <table:table-cell table:formula="of:=[.G98]/1024" office:value-type="float" office:value="132.1802734375" calcext:value-type="float">
            <text:p>132,18</text:p>
          </table:table-cell>
          <table:table-cell/>
          <table:table-cell table:style-name="ce1" table:formula="of:=[.F110]" office:value-type="string" office:string-value="74,2 % (lz4hc)" calcext:value-type="string">
            <text:p>74,2 % (lz4hc)</text:p>
          </table:table-cell>
          <table:table-cell table:number-matrix-columns-spanned="5" table:number-matrix-rows-spanned="1" table:formula="of:=TRANSPOSE([.H110:.H114])" office:value-type="float" office:value="5.25263671875" calcext:value-type="float">
            <text:p>5,25263671875</text:p>
          </table:table-cell>
          <table:table-cell office:value-type="float" office:value="4.87744140625" calcext:value-type="float">
            <text:p>4,87744140625</text:p>
          </table:table-cell>
          <table:table-cell table:style-name="Default" office:value-type="float" office:value="6.32265625" calcext:value-type="float">
            <text:p>6,32265625</text:p>
          </table:table-cell>
          <table:table-cell office:value-type="float" office:value="6.828515625" calcext:value-type="float">
            <text:p>6,828515625</text:p>
          </table:table-cell>
          <table:table-cell office:value-type="float" office:value="7.11298828125" calcext:value-type="float">
            <text:p>7,11298828125</text:p>
          </table:table-cell>
          <table:table-cell/>
          <table:table-cell table:style-name="ce1" table:formula="of:=[.K98]" office:value-type="string" office:string-value="74,2 % (lz4hc)" calcext:value-type="string">
            <text:p>74,2 % (lz4hc)</text:p>
          </table:table-cell>
          <table:table-cell table:number-matrix-columns-spanned="5" table:number-matrix-rows-spanned="1" table:formula="of:=TRANSPOSE([.I110:.I114])" office:value-type="float" office:value="132.1802734375" calcext:value-type="float">
            <text:p>132,1802734375</text:p>
          </table:table-cell>
          <table:table-cell office:value-type="float" office:value="120.1638671875" calcext:value-type="float">
            <text:p>120,1638671875</text:p>
          </table:table-cell>
          <table:table-cell office:value-type="float" office:value="120.1638671875" calcext:value-type="float">
            <text:p>120,1638671875</text:p>
          </table:table-cell>
          <table:table-cell office:value-type="float" office:value="120.1638671875" calcext:value-type="float">
            <text:p>120,1638671875</text:p>
          </table:table-cell>
          <table:table-cell office:value-type="float" office:value="120.1638671875" calcext:value-type="float">
            <text:p>120,16386718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1: none</text:p>
          </table:table-cell>
          <table:table-cell office:value-type="float" office:value="10" calcext:value-type="float">
            <text:p>10</text:p>
          </table:table-cell>
          <table:table-cell office:value-type="float" office:value="104559.5" calcext:value-type="float">
            <text:p>104559,5</text:p>
          </table:table-cell>
          <table:table-cell office:value-type="string" calcext:value-type="string">
            <text:p>None</text:p>
          </table:table-cell>
          <table:table-cell office:value-type="float" office:value="123047.8" calcext:value-type="float">
            <text:p>123047,8</text:p>
          </table:table-cell>
          <table:table-cell table:formula="of:=[.E99]/1024" office:value-type="float" office:value="102.10888671875" calcext:value-type="float">
            <text:p>102,11</text:p>
          </table:table-cell>
          <table:table-cell table:formula="of:=[.G99]/1024" office:value-type="float" office:value="120.1638671875" calcext:value-type="float">
            <text:p>120,16</text:p>
          </table:table-cell>
          <table:table-cell/>
          <table:table-cell table:style-name="ce1" table:formula="of:=[.F115]" office:value-type="string" office:string-value="76,5 % (gzip1)" calcext:value-type="string">
            <text:p>76,5 % (gzip1)</text:p>
          </table:table-cell>
          <table:table-cell table:style-name="ce1" table:number-matrix-columns-spanned="5" table:number-matrix-rows-spanned="1" table:formula="of:=TRANSPOSE([.H115:.H119])" office:value-type="float" office:value="16.34560546875" calcext:value-type="float">
            <text:p>16,35</text:p>
          </table:table-cell>
          <table:table-cell office:value-type="float" office:value="15.5283203125" calcext:value-type="float">
            <text:p>15,5283203125</text:p>
          </table:table-cell>
          <table:table-cell office:value-type="float" office:value="15.5283203125" calcext:value-type="float">
            <text:p>15,53</text:p>
          </table:table-cell>
          <table:table-cell table:style-name="ce1" office:value-type="float" office:value="16.34560546875" calcext:value-type="float">
            <text:p>16,35</text:p>
          </table:table-cell>
          <table:table-cell office:value-type="float" office:value="16.34560546875" calcext:value-type="float">
            <text:p>16,34560546875</text:p>
          </table:table-cell>
          <table:table-cell/>
          <table:table-cell table:style-name="ce1" table:formula="of:=[.K99]" office:value-type="string" office:string-value="76,5 % (gzip1)" calcext:value-type="string">
            <text:p>76,5 % (gzip1)</text:p>
          </table:table-cell>
          <table:table-cell table:style-name="ce1" table:number-matrix-columns-spanned="5" table:number-matrix-rows-spanned="1" table:formula="of:=TRANSPOSE([.I115:.I119])" office:value-type="float" office:value="110.1501953125" calcext:value-type="float">
            <text:p>110,15</text:p>
          </table:table-cell>
          <table:table-cell office:value-type="float" office:value="94.414453125" calcext:value-type="float">
            <text:p>94,414453125</text:p>
          </table:table-cell>
          <table:table-cell table:style-name="ce1" office:value-type="float" office:value="110.1501953125" calcext:value-type="float">
            <text:p>110,15</text:p>
          </table:table-cell>
          <table:table-cell table:style-name="ce1" office:value-type="float" office:value="101.6771484375" calcext:value-type="float">
            <text:p>101,68</text:p>
          </table:table-cell>
          <table:table-cell office:value-type="float" office:value="110.1501953125" calcext:value-type="float">
            <text:p>110,15019531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2: lzo</text:p>
          </table:table-cell>
          <table:table-cell office:value-type="float" office:value="0" calcext:value-type="float">
            <text:p>0</text:p>
          </table:table-cell>
          <table:table-cell office:value-type="float" office:value="30117.1" calcext:value-type="float">
            <text:p>30117,1</text:p>
          </table:table-cell>
          <table:table-cell office:value-type="string" calcext:value-type="string">
            <text:p>68,8 % (lzo)</text:p>
          </table:table-cell>
          <table:table-cell office:value-type="float" office:value="112793.8" calcext:value-type="float">
            <text:p>112793,8</text:p>
          </table:table-cell>
          <table:table-cell table:formula="of:=[.E100]/1024" office:value-type="float" office:value="29.41123046875" calcext:value-type="float">
            <text:p>29,41</text:p>
          </table:table-cell>
          <table:table-cell table:formula="of:=[.G100]/1024" office:value-type="float" office:value="110.1501953125" calcext:value-type="float">
            <text:p>110,15</text:p>
          </table:table-cell>
          <table:table-cell/>
          <table:table-cell table:style-name="ce1" table:formula="of:=[.F120]" office:value-type="string" office:string-value="78,0 % (gzip3)" calcext:value-type="string">
            <text:p>78,0 % (gzip3)</text:p>
          </table:table-cell>
          <table:table-cell table:style-name="ce1" table:number-matrix-columns-spanned="5" table:number-matrix-rows-spanned="1" table:formula="of:=TRANSPOSE([.H120:.H124])" office:value-type="float" office:value="13.851171875" calcext:value-type="float">
            <text:p>13,85</text:p>
          </table:table-cell>
          <table:table-cell office:value-type="float" office:value="13.22158203125" calcext:value-type="float">
            <text:p>13,22158203125</text:p>
          </table:table-cell>
          <table:table-cell office:value-type="float" office:value="13.851171875" calcext:value-type="float">
            <text:p>13,85</text:p>
          </table:table-cell>
          <table:table-cell table:style-name="ce1" office:value-type="float" office:value="13.851171875" calcext:value-type="float">
            <text:p>13,85</text:p>
          </table:table-cell>
          <table:table-cell office:value-type="float" office:value="14.54375" calcext:value-type="float">
            <text:p>14,54375</text:p>
          </table:table-cell>
          <table:table-cell/>
          <table:table-cell table:style-name="ce1" table:formula="of:=[.K100]" office:value-type="string" office:string-value="78,0 % (gzip3)" calcext:value-type="string">
            <text:p>78,0 % (gzip3)</text:p>
          </table:table-cell>
          <table:table-cell table:style-name="ce1" table:number-matrix-columns-spanned="5" table:number-matrix-rows-spanned="1" table:formula="of:=TRANSPOSE([.I120:.I124])" office:value-type="float" office:value="110.1501953125" calcext:value-type="float">
            <text:p>110,15</text:p>
          </table:table-cell>
          <table:table-cell office:value-type="float" office:value="101.6771484375" calcext:value-type="float">
            <text:p>101,6771484375</text:p>
          </table:table-cell>
          <table:table-cell table:style-name="ce1" office:value-type="float" office:value="110.1501953125" calcext:value-type="float">
            <text:p>110,15</text:p>
          </table:table-cell>
          <table:table-cell table:style-name="ce1" office:value-type="float" office:value="110.1501953125" calcext:value-type="float">
            <text:p>110,15</text:p>
          </table:table-cell>
          <table:table-cell office:value-type="float" office:value="110.1501953125" calcext:value-type="float">
            <text:p>110,15019531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2: lzo</text:p>
          </table:table-cell>
          <table:table-cell office:value-type="float" office:value="1" calcext:value-type="float">
            <text:p>1</text:p>
          </table:table-cell>
          <table:table-cell office:value-type="float" office:value="32433.8" calcext:value-type="float">
            <text:p>32433,8</text:p>
          </table:table-cell>
          <table:table-cell office:value-type="string" calcext:value-type="string">
            <text:p>68,8 % (lzo)</text:p>
          </table:table-cell>
          <table:table-cell office:value-type="float" office:value="112793.8" calcext:value-type="float">
            <text:p>112793,8</text:p>
          </table:table-cell>
          <table:table-cell table:formula="of:=[.E101]/1024" office:value-type="float" office:value="31.6736328125" calcext:value-type="float">
            <text:p>31,67</text:p>
          </table:table-cell>
          <table:table-cell table:formula="of:=[.G101]/1024" office:value-type="float" office:value="110.1501953125" calcext:value-type="float">
            <text:p>110,15</text:p>
          </table:table-cell>
          <table:table-cell/>
          <table:table-cell table:style-name="ce1" table:formula="of:=[.F125]" office:value-type="string" office:string-value="80,2 % (gzip)" calcext:value-type="string">
            <text:p>80,2 % (gzip)</text:p>
          </table:table-cell>
          <table:table-cell table:style-name="ce1" table:number-matrix-columns-spanned="5" table:number-matrix-rows-spanned="1" table:formula="of:=TRANSPOSE([.H125:.H129])" office:value-type="float" office:value="8.43271484375" calcext:value-type="float">
            <text:p>8,43</text:p>
          </table:table-cell>
          <table:table-cell office:value-type="float" office:value="8.169140625" calcext:value-type="float">
            <text:p>8,169140625</text:p>
          </table:table-cell>
          <table:table-cell office:value-type="float" office:value="8.71376953125" calcext:value-type="float">
            <text:p>8,71</text:p>
          </table:table-cell>
          <table:table-cell table:style-name="ce1" office:value-type="float" office:value="8.43271484375" calcext:value-type="float">
            <text:p>8,43</text:p>
          </table:table-cell>
          <table:table-cell office:value-type="float" office:value="9.0142578125" calcext:value-type="float">
            <text:p>9,0142578125</text:p>
          </table:table-cell>
          <table:table-cell/>
          <table:table-cell table:style-name="ce1" table:formula="of:=[.K101]" office:value-type="string" office:string-value="80,2 % (gzip)" calcext:value-type="string">
            <text:p>80,2 % (gzip)</text:p>
          </table:table-cell>
          <table:table-cell table:style-name="ce1" table:number-matrix-columns-spanned="5" table:number-matrix-rows-spanned="1" table:formula="of:=TRANSPOSE([.I125:.I129])" office:value-type="float" office:value="110.1501953125" calcext:value-type="float">
            <text:p>110,15</text:p>
          </table:table-cell>
          <table:table-cell office:value-type="float" office:value="110.1501953125" calcext:value-type="float">
            <text:p>110,1501953125</text:p>
          </table:table-cell>
          <table:table-cell table:style-name="ce1" office:value-type="float" office:value="110.1501953125" calcext:value-type="float">
            <text:p>110,15</text:p>
          </table:table-cell>
          <table:table-cell table:style-name="ce1" office:value-type="float" office:value="101.6771484375" calcext:value-type="float">
            <text:p>101,68</text:p>
          </table:table-cell>
          <table:table-cell office:value-type="float" office:value="110.1501953125" calcext:value-type="float">
            <text:p>110,15019531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2: lzo</text:p>
          </table:table-cell>
          <table:table-cell office:value-type="float" office:value="2" calcext:value-type="float">
            <text:p>2</text:p>
          </table:table-cell>
          <table:table-cell office:value-type="float" office:value="32433.8" calcext:value-type="float">
            <text:p>32433,8</text:p>
          </table:table-cell>
          <table:table-cell office:value-type="string" calcext:value-type="string">
            <text:p>68,8 % (lzo)</text:p>
          </table:table-cell>
          <table:table-cell office:value-type="float" office:value="123047.8" calcext:value-type="float">
            <text:p>123047,8</text:p>
          </table:table-cell>
          <table:table-cell table:formula="of:=[.E102]/1024" office:value-type="float" office:value="31.6736328125" calcext:value-type="float">
            <text:p>31,67</text:p>
          </table:table-cell>
          <table:table-cell table:formula="of:=[.G102]/1024" office:value-type="float" office:value="120.1638671875" calcext:value-type="float">
            <text:p>120,16</text:p>
          </table:table-cell>
          <table:table-cell/>
          <table:table-cell table:style-name="ce1" table:formula="of:=[.F130]" office:value-type="string" office:string-value="80,5 % (gzip9)" calcext:value-type="string">
            <text:p>80,5 % (gzip9)</text:p>
          </table:table-cell>
          <table:table-cell table:style-name="ce1" table:number-matrix-columns-spanned="5" table:number-matrix-rows-spanned="1" table:formula="of:=TRANSPOSE([.H130:.H134])" office:value-type="float" office:value="5.161328125" calcext:value-type="float">
            <text:p>5,16</text:p>
          </table:table-cell>
          <table:table-cell office:value-type="float" office:value="5.3763671875" calcext:value-type="float">
            <text:p>5,3763671875</text:p>
          </table:table-cell>
          <table:table-cell office:value-type="float" office:value="5.86513671875" calcext:value-type="float">
            <text:p>5,87</text:p>
          </table:table-cell>
          <table:table-cell table:style-name="ce1" office:value-type="float" office:value="6.14443359375" calcext:value-type="float">
            <text:p>6,14</text:p>
          </table:table-cell>
          <table:table-cell office:value-type="float" office:value="6.14443359375" calcext:value-type="float">
            <text:p>6,14443359375</text:p>
          </table:table-cell>
          <table:table-cell/>
          <table:table-cell table:style-name="ce1" table:formula="of:=[.K102]" office:value-type="string" office:string-value="80,5 % (gzip9)" calcext:value-type="string">
            <text:p>80,5 % (gzip9)</text:p>
          </table:table-cell>
          <table:table-cell table:style-name="ce1" table:number-matrix-columns-spanned="5" table:number-matrix-rows-spanned="1" table:formula="of:=TRANSPOSE([.I130:.I134])" office:value-type="float" office:value="110.1501953125" calcext:value-type="float">
            <text:p>110,15</text:p>
          </table:table-cell>
          <table:table-cell office:value-type="float" office:value="110.1501953125" calcext:value-type="float">
            <text:p>110,1501953125</text:p>
          </table:table-cell>
          <table:table-cell table:style-name="ce1" office:value-type="float" office:value="101.6771484375" calcext:value-type="float">
            <text:p>101,68</text:p>
          </table:table-cell>
          <table:table-cell table:style-name="ce1" office:value-type="float" office:value="110.1501953125" calcext:value-type="float">
            <text:p>110,15</text:p>
          </table:table-cell>
          <table:table-cell office:value-type="float" office:value="110.1501953125" calcext:value-type="float">
            <text:p>110,15019531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2: lzo</text:p>
          </table:table-cell>
          <table:table-cell office:value-type="float" office:value="5" calcext:value-type="float">
            <text:p>5</text:p>
          </table:table-cell>
          <table:table-cell office:value-type="float" office:value="30117.1" calcext:value-type="float">
            <text:p>30117,1</text:p>
          </table:table-cell>
          <table:table-cell office:value-type="string" calcext:value-type="string">
            <text:p>68,8 % (lzo)</text:p>
          </table:table-cell>
          <table:table-cell office:value-type="float" office:value="123047.8" calcext:value-type="float">
            <text:p>123047,8</text:p>
          </table:table-cell>
          <table:table-cell table:formula="of:=[.E103]/1024" office:value-type="float" office:value="29.41123046875" calcext:value-type="float">
            <text:p>29,41</text:p>
          </table:table-cell>
          <table:table-cell table:formula="of:=[.G103]/1024" office:value-type="float" office:value="120.1638671875" calcext:value-type="float">
            <text:p>120,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2: lzo</text:p>
          </table:table-cell>
          <table:table-cell office:value-type="float" office:value="10" calcext:value-type="float">
            <text:p>10</text:p>
          </table:table-cell>
          <table:table-cell office:value-type="float" office:value="32433.8" calcext:value-type="float">
            <text:p>32433,8</text:p>
          </table:table-cell>
          <table:table-cell office:value-type="string" calcext:value-type="string">
            <text:p>68,8 % (lzo)</text:p>
          </table:table-cell>
          <table:table-cell office:value-type="float" office:value="123047.8" calcext:value-type="float">
            <text:p>123047,8</text:p>
          </table:table-cell>
          <table:table-cell table:formula="of:=[.E104]/1024" office:value-type="float" office:value="31.6736328125" calcext:value-type="float">
            <text:p>31,67</text:p>
          </table:table-cell>
          <table:table-cell table:formula="of:=[.G104]/1024" office:value-type="float" office:value="120.1638671875" calcext:value-type="float">
            <text:p>120,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3: lz4</text:p>
          </table:table-cell>
          <table:table-cell office:value-type="float" office:value="0" calcext:value-type="float">
            <text:p>0</text:p>
          </table:table-cell>
          <table:table-cell office:value-type="float" office:value="21089.2" calcext:value-type="float">
            <text:p>21089,2</text:p>
          </table:table-cell>
          <table:table-cell office:value-type="string" calcext:value-type="string">
            <text:p>67,3 % (lz4)</text:p>
          </table:table-cell>
          <table:table-cell office:value-type="float" office:value="123047.8" calcext:value-type="float">
            <text:p>123047,8</text:p>
          </table:table-cell>
          <table:table-cell table:formula="of:=[.E105]/1024" office:value-type="float" office:value="20.594921875" calcext:value-type="float">
            <text:p>20,59</text:p>
          </table:table-cell>
          <table:table-cell table:formula="of:=[.G105]/1024" office:value-type="float" office:value="120.1638671875" calcext:value-type="float">
            <text:p>120,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3: lz4</text:p>
          </table:table-cell>
          <table:table-cell office:value-type="float" office:value="1" calcext:value-type="float">
            <text:p>1</text:p>
          </table:table-cell>
          <table:table-cell office:value-type="float" office:value="21089.2" calcext:value-type="float">
            <text:p>21089,2</text:p>
          </table:table-cell>
          <table:table-cell office:value-type="string" calcext:value-type="string">
            <text:p>67,3 % (lz4)</text:p>
          </table:table-cell>
          <table:table-cell office:value-type="float" office:value="112793.8" calcext:value-type="float">
            <text:p>112793,8</text:p>
          </table:table-cell>
          <table:table-cell table:formula="of:=[.E106]/1024" office:value-type="float" office:value="20.594921875" calcext:value-type="float">
            <text:p>20,59</text:p>
          </table:table-cell>
          <table:table-cell table:formula="of:=[.G106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3: lz4</text:p>
          </table:table-cell>
          <table:table-cell office:value-type="float" office:value="2" calcext:value-type="float">
            <text:p>2</text:p>
          </table:table-cell>
          <table:table-cell office:value-type="float" office:value="23309.1" calcext:value-type="float">
            <text:p>23309,1</text:p>
          </table:table-cell>
          <table:table-cell office:value-type="string" calcext:value-type="string">
            <text:p>67,3 % (lz4)</text:p>
          </table:table-cell>
          <table:table-cell office:value-type="float" office:value="112793.8" calcext:value-type="float">
            <text:p>112793,8</text:p>
          </table:table-cell>
          <table:table-cell table:formula="of:=[.E107]/1024" office:value-type="float" office:value="22.76279296875" calcext:value-type="float">
            <text:p>22,76</text:p>
          </table:table-cell>
          <table:table-cell table:formula="of:=[.G107]/1024" office:value-type="float" office:value="110.1501953125" calcext:value-type="float">
            <text:p>110,15</text:p>
          </table:table-cell>
          <table:table-cell>
            <draw:frame draw:z-index="2" draw:style-name="gr1" draw:text-style-name="P1" svg:width="15.999cm" svg:height="8.999cm" svg:x="2.04cm" svg:y="0.081cm">
              <draw:object draw:notify-on-update-of-ranges="output.K94:output.K94 output.K95:output.K102 output.L94:output.L94 output.L95:output.L102 output.M94:output.M94 output.M95:output.M102 output.N94:output.N94 output.N95:output.N102 output.O94:output.O94 output.O95:output.O102 output.P94:output.P94 output.P95:output.P10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>
            <draw:frame draw:z-index="5" draw:style-name="gr1" draw:text-style-name="P1" svg:width="15.999cm" svg:height="8.999cm" svg:x="0.026cm" svg:y="0.001cm">
              <draw:object draw:notify-on-update-of-ranges="output.R94:output.R94 output.R95:output.R102 output.S94:output.S94 output.S95:output.S102 output.T94:output.T94 output.T95:output.T102 output.U94:output.U94 output.U95:output.U102 output.V94:output.V94 output.V95:output.V102 output.W94:output.W94 output.W95:output.W102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3: lz4</text:p>
          </table:table-cell>
          <table:table-cell office:value-type="float" office:value="5" calcext:value-type="float">
            <text:p>5</text:p>
          </table:table-cell>
          <table:table-cell office:value-type="float" office:value="23309.1" calcext:value-type="float">
            <text:p>23309,1</text:p>
          </table:table-cell>
          <table:table-cell office:value-type="string" calcext:value-type="string">
            <text:p>67,3 % (lz4)</text:p>
          </table:table-cell>
          <table:table-cell office:value-type="float" office:value="112793.8" calcext:value-type="float">
            <text:p>112793,8</text:p>
          </table:table-cell>
          <table:table-cell table:formula="of:=[.E108]/1024" office:value-type="float" office:value="22.76279296875" calcext:value-type="float">
            <text:p>22,76</text:p>
          </table:table-cell>
          <table:table-cell table:formula="of:=[.G108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3: lz4</text:p>
          </table:table-cell>
          <table:table-cell office:value-type="float" office:value="10" calcext:value-type="float">
            <text:p>10</text:p>
          </table:table-cell>
          <table:table-cell office:value-type="float" office:value="22143.7" calcext:value-type="float">
            <text:p>22143,7</text:p>
          </table:table-cell>
          <table:table-cell office:value-type="string" calcext:value-type="string">
            <text:p>67,3 % (lz4)</text:p>
          </table:table-cell>
          <table:table-cell office:value-type="float" office:value="104117.4" calcext:value-type="float">
            <text:p>104117,4</text:p>
          </table:table-cell>
          <table:table-cell table:formula="of:=[.E109]/1024" office:value-type="float" office:value="21.62470703125" calcext:value-type="float">
            <text:p>21,62</text:p>
          </table:table-cell>
          <table:table-cell table:formula="of:=[.G109]/1024" office:value-type="float" office:value="101.6771484375" calcext:value-type="float">
            <text:p>101,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3: lz4hc</text:p>
          </table:table-cell>
          <table:table-cell office:value-type="float" office:value="0" calcext:value-type="float">
            <text:p>0</text:p>
          </table:table-cell>
          <table:table-cell office:value-type="float" office:value="5378.7" calcext:value-type="float">
            <text:p>5378,7</text:p>
          </table:table-cell>
          <table:table-cell office:value-type="string" calcext:value-type="string">
            <text:p>74,2 % (lz4hc)</text:p>
          </table:table-cell>
          <table:table-cell office:value-type="float" office:value="135352.6" calcext:value-type="float">
            <text:p>135352,6</text:p>
          </table:table-cell>
          <table:table-cell table:formula="of:=[.E110]/1024" office:value-type="float" office:value="5.25263671875" calcext:value-type="float">
            <text:p>5,25</text:p>
          </table:table-cell>
          <table:table-cell table:formula="of:=[.G110]/1024" office:value-type="float" office:value="132.1802734375" calcext:value-type="float">
            <text:p>132,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3: lz4hc</text:p>
          </table:table-cell>
          <table:table-cell office:value-type="float" office:value="1" calcext:value-type="float">
            <text:p>1</text:p>
          </table:table-cell>
          <table:table-cell office:value-type="float" office:value="4994.5" calcext:value-type="float">
            <text:p>4994,5</text:p>
          </table:table-cell>
          <table:table-cell office:value-type="string" calcext:value-type="string">
            <text:p>74,2 % (lz4hc)</text:p>
          </table:table-cell>
          <table:table-cell office:value-type="float" office:value="123047.8" calcext:value-type="float">
            <text:p>123047,8</text:p>
          </table:table-cell>
          <table:table-cell table:formula="of:=[.E111]/1024" office:value-type="float" office:value="4.87744140625" calcext:value-type="float">
            <text:p>4,88</text:p>
          </table:table-cell>
          <table:table-cell table:formula="of:=[.G111]/1024" office:value-type="float" office:value="120.1638671875" calcext:value-type="float">
            <text:p>120,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3: lz4hc</text:p>
          </table:table-cell>
          <table:table-cell office:value-type="float" office:value="2" calcext:value-type="float">
            <text:p>2</text:p>
          </table:table-cell>
          <table:table-cell office:value-type="float" office:value="6474.4" calcext:value-type="float">
            <text:p>6474,4</text:p>
          </table:table-cell>
          <table:table-cell office:value-type="string" calcext:value-type="string">
            <text:p>74,2 % (lz4hc)</text:p>
          </table:table-cell>
          <table:table-cell office:value-type="float" office:value="123047.8" calcext:value-type="float">
            <text:p>123047,8</text:p>
          </table:table-cell>
          <table:table-cell table:formula="of:=[.E112]/1024" office:value-type="float" office:value="6.32265625" calcext:value-type="float">
            <text:p>6,32</text:p>
          </table:table-cell>
          <table:table-cell table:formula="of:=[.G112]/1024" office:value-type="float" office:value="120.1638671875" calcext:value-type="float">
            <text:p>120,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3: lz4hc</text:p>
          </table:table-cell>
          <table:table-cell office:value-type="float" office:value="5" calcext:value-type="float">
            <text:p>5</text:p>
          </table:table-cell>
          <table:table-cell office:value-type="float" office:value="6992.4" calcext:value-type="float">
            <text:p>6992,4</text:p>
          </table:table-cell>
          <table:table-cell office:value-type="string" calcext:value-type="string">
            <text:p>74,2 % (lz4hc)</text:p>
          </table:table-cell>
          <table:table-cell office:value-type="float" office:value="123047.8" calcext:value-type="float">
            <text:p>123047,8</text:p>
          </table:table-cell>
          <table:table-cell table:formula="of:=[.E113]/1024" office:value-type="float" office:value="6.828515625" calcext:value-type="float">
            <text:p>6,83</text:p>
          </table:table-cell>
          <table:table-cell table:formula="of:=[.G113]/1024" office:value-type="float" office:value="120.1638671875" calcext:value-type="float">
            <text:p>120,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3: lz4hc</text:p>
          </table:table-cell>
          <table:table-cell office:value-type="float" office:value="10" calcext:value-type="float">
            <text:p>10</text:p>
          </table:table-cell>
          <table:table-cell office:value-type="float" office:value="7283.7" calcext:value-type="float">
            <text:p>7283,7</text:p>
          </table:table-cell>
          <table:table-cell office:value-type="string" calcext:value-type="string">
            <text:p>74,2 % (lz4hc)</text:p>
          </table:table-cell>
          <table:table-cell office:value-type="float" office:value="123047.8" calcext:value-type="float">
            <text:p>123047,8</text:p>
          </table:table-cell>
          <table:table-cell table:formula="of:=[.E114]/1024" office:value-type="float" office:value="7.11298828125" calcext:value-type="float">
            <text:p>7,11</text:p>
          </table:table-cell>
          <table:table-cell table:formula="of:=[.G114]/1024" office:value-type="float" office:value="120.1638671875" calcext:value-type="float">
            <text:p>120,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4: gzip1</text:p>
          </table:table-cell>
          <table:table-cell office:value-type="float" office:value="0" calcext:value-type="float">
            <text:p>0</text:p>
          </table:table-cell>
          <table:table-cell office:value-type="float" office:value="16737.9" calcext:value-type="float">
            <text:p>16737,9</text:p>
          </table:table-cell>
          <table:table-cell office:value-type="string" calcext:value-type="string">
            <text:p>76,5 % (gzip1)</text:p>
          </table:table-cell>
          <table:table-cell office:value-type="float" office:value="112793.8" calcext:value-type="float">
            <text:p>112793,8</text:p>
          </table:table-cell>
          <table:table-cell table:formula="of:=[.E115]/1024" office:value-type="float" office:value="16.34560546875" calcext:value-type="float">
            <text:p>16,35</text:p>
          </table:table-cell>
          <table:table-cell table:formula="of:=[.G115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4: gzip1</text:p>
          </table:table-cell>
          <table:table-cell office:value-type="float" office:value="1" calcext:value-type="float">
            <text:p>1</text:p>
          </table:table-cell>
          <table:table-cell office:value-type="float" office:value="15901" calcext:value-type="float">
            <text:p>15901</text:p>
          </table:table-cell>
          <table:table-cell office:value-type="string" calcext:value-type="string">
            <text:p>76,5 % (gzip1)</text:p>
          </table:table-cell>
          <table:table-cell office:value-type="float" office:value="96680.4" calcext:value-type="float">
            <text:p>96680,4</text:p>
          </table:table-cell>
          <table:table-cell table:formula="of:=[.E116]/1024" office:value-type="float" office:value="15.5283203125" calcext:value-type="float">
            <text:p>15,53</text:p>
          </table:table-cell>
          <table:table-cell table:formula="of:=[.G116]/1024" office:value-type="float" office:value="94.414453125" calcext:value-type="float">
            <text:p>94,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4: gzip1</text:p>
          </table:table-cell>
          <table:table-cell office:value-type="float" office:value="2" calcext:value-type="float">
            <text:p>2</text:p>
          </table:table-cell>
          <table:table-cell office:value-type="float" office:value="15901" calcext:value-type="float">
            <text:p>15901</text:p>
          </table:table-cell>
          <table:table-cell office:value-type="string" calcext:value-type="string">
            <text:p>76,5 % (gzip1)</text:p>
          </table:table-cell>
          <table:table-cell office:value-type="float" office:value="112793.8" calcext:value-type="float">
            <text:p>112793,8</text:p>
          </table:table-cell>
          <table:table-cell table:formula="of:=[.E117]/1024" office:value-type="float" office:value="15.5283203125" calcext:value-type="float">
            <text:p>15,53</text:p>
          </table:table-cell>
          <table:table-cell table:formula="of:=[.G117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4: gzip1</text:p>
          </table:table-cell>
          <table:table-cell office:value-type="float" office:value="5" calcext:value-type="float">
            <text:p>5</text:p>
          </table:table-cell>
          <table:table-cell office:value-type="float" office:value="16737.9" calcext:value-type="float">
            <text:p>16737,9</text:p>
          </table:table-cell>
          <table:table-cell office:value-type="string" calcext:value-type="string">
            <text:p>76,5 % (gzip1)</text:p>
          </table:table-cell>
          <table:table-cell office:value-type="float" office:value="104117.4" calcext:value-type="float">
            <text:p>104117,4</text:p>
          </table:table-cell>
          <table:table-cell table:formula="of:=[.E118]/1024" office:value-type="float" office:value="16.34560546875" calcext:value-type="float">
            <text:p>16,35</text:p>
          </table:table-cell>
          <table:table-cell table:formula="of:=[.G118]/1024" office:value-type="float" office:value="101.6771484375" calcext:value-type="float">
            <text:p>101,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4: gzip1</text:p>
          </table:table-cell>
          <table:table-cell office:value-type="float" office:value="10" calcext:value-type="float">
            <text:p>10</text:p>
          </table:table-cell>
          <table:table-cell office:value-type="float" office:value="16737.9" calcext:value-type="float">
            <text:p>16737,9</text:p>
          </table:table-cell>
          <table:table-cell office:value-type="string" calcext:value-type="string">
            <text:p>76,5 % (gzip1)</text:p>
          </table:table-cell>
          <table:table-cell office:value-type="float" office:value="112793.8" calcext:value-type="float">
            <text:p>112793,8</text:p>
          </table:table-cell>
          <table:table-cell table:formula="of:=[.E119]/1024" office:value-type="float" office:value="16.34560546875" calcext:value-type="float">
            <text:p>16,35</text:p>
          </table:table-cell>
          <table:table-cell table:formula="of:=[.G119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5: gzip3</text:p>
          </table:table-cell>
          <table:table-cell office:value-type="float" office:value="0" calcext:value-type="float">
            <text:p>0</text:p>
          </table:table-cell>
          <table:table-cell office:value-type="float" office:value="14183.6" calcext:value-type="float">
            <text:p>14183,6</text:p>
          </table:table-cell>
          <table:table-cell office:value-type="string" calcext:value-type="string">
            <text:p>78,0 % (gzip3)</text:p>
          </table:table-cell>
          <table:table-cell office:value-type="float" office:value="112793.8" calcext:value-type="float">
            <text:p>112793,8</text:p>
          </table:table-cell>
          <table:table-cell table:formula="of:=[.E120]/1024" office:value-type="float" office:value="13.851171875" calcext:value-type="float">
            <text:p>13,85</text:p>
          </table:table-cell>
          <table:table-cell table:formula="of:=[.G120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5: gzip3</text:p>
          </table:table-cell>
          <table:table-cell office:value-type="float" office:value="1" calcext:value-type="float">
            <text:p>1</text:p>
          </table:table-cell>
          <table:table-cell office:value-type="float" office:value="13538.9" calcext:value-type="float">
            <text:p>13538,9</text:p>
          </table:table-cell>
          <table:table-cell office:value-type="string" calcext:value-type="string">
            <text:p>78,0 % (gzip3)</text:p>
          </table:table-cell>
          <table:table-cell office:value-type="float" office:value="104117.4" calcext:value-type="float">
            <text:p>104117,4</text:p>
          </table:table-cell>
          <table:table-cell table:formula="of:=[.E121]/1024" office:value-type="float" office:value="13.22158203125" calcext:value-type="float">
            <text:p>13,22</text:p>
          </table:table-cell>
          <table:table-cell table:formula="of:=[.G121]/1024" office:value-type="float" office:value="101.6771484375" calcext:value-type="float">
            <text:p>101,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5: gzip3</text:p>
          </table:table-cell>
          <table:table-cell office:value-type="float" office:value="2" calcext:value-type="float">
            <text:p>2</text:p>
          </table:table-cell>
          <table:table-cell office:value-type="float" office:value="14183.6" calcext:value-type="float">
            <text:p>14183,6</text:p>
          </table:table-cell>
          <table:table-cell office:value-type="string" calcext:value-type="string">
            <text:p>78,0 % (gzip3)</text:p>
          </table:table-cell>
          <table:table-cell office:value-type="float" office:value="112793.8" calcext:value-type="float">
            <text:p>112793,8</text:p>
          </table:table-cell>
          <table:table-cell table:formula="of:=[.E122]/1024" office:value-type="float" office:value="13.851171875" calcext:value-type="float">
            <text:p>13,85</text:p>
          </table:table-cell>
          <table:table-cell table:formula="of:=[.G122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5: gzip3</text:p>
          </table:table-cell>
          <table:table-cell office:value-type="float" office:value="5" calcext:value-type="float">
            <text:p>5</text:p>
          </table:table-cell>
          <table:table-cell office:value-type="float" office:value="14183.6" calcext:value-type="float">
            <text:p>14183,6</text:p>
          </table:table-cell>
          <table:table-cell office:value-type="string" calcext:value-type="string">
            <text:p>78,0 % (gzip3)</text:p>
          </table:table-cell>
          <table:table-cell office:value-type="float" office:value="112793.8" calcext:value-type="float">
            <text:p>112793,8</text:p>
          </table:table-cell>
          <table:table-cell table:formula="of:=[.E123]/1024" office:value-type="float" office:value="13.851171875" calcext:value-type="float">
            <text:p>13,85</text:p>
          </table:table-cell>
          <table:table-cell table:formula="of:=[.G123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5: gzip3</text:p>
          </table:table-cell>
          <table:table-cell office:value-type="float" office:value="10" calcext:value-type="float">
            <text:p>10</text:p>
          </table:table-cell>
          <table:table-cell office:value-type="float" office:value="14892.8" calcext:value-type="float">
            <text:p>14892,8</text:p>
          </table:table-cell>
          <table:table-cell office:value-type="string" calcext:value-type="string">
            <text:p>78,0 % (gzip3)</text:p>
          </table:table-cell>
          <table:table-cell office:value-type="float" office:value="112793.8" calcext:value-type="float">
            <text:p>112793,8</text:p>
          </table:table-cell>
          <table:table-cell table:formula="of:=[.E124]/1024" office:value-type="float" office:value="14.54375" calcext:value-type="float">
            <text:p>14,54</text:p>
          </table:table-cell>
          <table:table-cell table:formula="of:=[.G124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6: gzip6</text:p>
          </table:table-cell>
          <table:table-cell office:value-type="float" office:value="0" calcext:value-type="float">
            <text:p>0</text:p>
          </table:table-cell>
          <table:table-cell office:value-type="float" office:value="8635.1" calcext:value-type="float">
            <text:p>8635,1</text:p>
          </table:table-cell>
          <table:table-cell office:value-type="string" calcext:value-type="string">
            <text:p>80,2 % (gzip)</text:p>
          </table:table-cell>
          <table:table-cell office:value-type="float" office:value="112793.8" calcext:value-type="float">
            <text:p>112793,8</text:p>
          </table:table-cell>
          <table:table-cell table:formula="of:=[.E125]/1024" office:value-type="float" office:value="8.43271484375" calcext:value-type="float">
            <text:p>8,43</text:p>
          </table:table-cell>
          <table:table-cell table:formula="of:=[.G125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6: gzip6</text:p>
          </table:table-cell>
          <table:table-cell office:value-type="float" office:value="1" calcext:value-type="float">
            <text:p>1</text:p>
          </table:table-cell>
          <table:table-cell office:value-type="float" office:value="8365.2" calcext:value-type="float">
            <text:p>8365,2</text:p>
          </table:table-cell>
          <table:table-cell office:value-type="string" calcext:value-type="string">
            <text:p>80,2 % (gzip)</text:p>
          </table:table-cell>
          <table:table-cell office:value-type="float" office:value="112793.8" calcext:value-type="float">
            <text:p>112793,8</text:p>
          </table:table-cell>
          <table:table-cell table:formula="of:=[.E126]/1024" office:value-type="float" office:value="8.169140625" calcext:value-type="float">
            <text:p>8,17</text:p>
          </table:table-cell>
          <table:table-cell table:formula="of:=[.G126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6: gzip6</text:p>
          </table:table-cell>
          <table:table-cell office:value-type="float" office:value="2" calcext:value-type="float">
            <text:p>2</text:p>
          </table:table-cell>
          <table:table-cell office:value-type="float" office:value="8922.9" calcext:value-type="float">
            <text:p>8922,9</text:p>
          </table:table-cell>
          <table:table-cell office:value-type="string" calcext:value-type="string">
            <text:p>80,2 % (gzip)</text:p>
          </table:table-cell>
          <table:table-cell office:value-type="float" office:value="112793.8" calcext:value-type="float">
            <text:p>112793,8</text:p>
          </table:table-cell>
          <table:table-cell table:formula="of:=[.E127]/1024" office:value-type="float" office:value="8.71376953125" calcext:value-type="float">
            <text:p>8,71</text:p>
          </table:table-cell>
          <table:table-cell table:formula="of:=[.G127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6: gzip6</text:p>
          </table:table-cell>
          <table:table-cell office:value-type="float" office:value="5" calcext:value-type="float">
            <text:p>5</text:p>
          </table:table-cell>
          <table:table-cell office:value-type="float" office:value="8635.1" calcext:value-type="float">
            <text:p>8635,1</text:p>
          </table:table-cell>
          <table:table-cell office:value-type="string" calcext:value-type="string">
            <text:p>80,2 % (gzip)</text:p>
          </table:table-cell>
          <table:table-cell office:value-type="float" office:value="104117.4" calcext:value-type="float">
            <text:p>104117,4</text:p>
          </table:table-cell>
          <table:table-cell table:formula="of:=[.E128]/1024" office:value-type="float" office:value="8.43271484375" calcext:value-type="float">
            <text:p>8,43</text:p>
          </table:table-cell>
          <table:table-cell table:formula="of:=[.G128]/1024" office:value-type="float" office:value="101.6771484375" calcext:value-type="float">
            <text:p>101,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6: gzip6</text:p>
          </table:table-cell>
          <table:table-cell office:value-type="float" office:value="10" calcext:value-type="float">
            <text:p>10</text:p>
          </table:table-cell>
          <table:table-cell office:value-type="float" office:value="9230.6" calcext:value-type="float">
            <text:p>9230,6</text:p>
          </table:table-cell>
          <table:table-cell office:value-type="string" calcext:value-type="string">
            <text:p>80,2 % (gzip)</text:p>
          </table:table-cell>
          <table:table-cell office:value-type="float" office:value="112793.8" calcext:value-type="float">
            <text:p>112793,8</text:p>
          </table:table-cell>
          <table:table-cell table:formula="of:=[.E129]/1024" office:value-type="float" office:value="9.0142578125" calcext:value-type="float">
            <text:p>9,01</text:p>
          </table:table-cell>
          <table:table-cell table:formula="of:=[.G129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7: gzip9</text:p>
          </table:table-cell>
          <table:table-cell office:value-type="float" office:value="0" calcext:value-type="float">
            <text:p>0</text:p>
          </table:table-cell>
          <table:table-cell office:value-type="float" office:value="5285.2" calcext:value-type="float">
            <text:p>5285,2</text:p>
          </table:table-cell>
          <table:table-cell office:value-type="string" calcext:value-type="string">
            <text:p>80,5 % (gzip9)</text:p>
          </table:table-cell>
          <table:table-cell office:value-type="float" office:value="112793.8" calcext:value-type="float">
            <text:p>112793,8</text:p>
          </table:table-cell>
          <table:table-cell table:formula="of:=[.E130]/1024" office:value-type="float" office:value="5.161328125" calcext:value-type="float">
            <text:p>5,16</text:p>
          </table:table-cell>
          <table:table-cell table:formula="of:=[.G130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7: gzip9</text:p>
          </table:table-cell>
          <table:table-cell office:value-type="float" office:value="1" calcext:value-type="float">
            <text:p>1</text:p>
          </table:table-cell>
          <table:table-cell office:value-type="float" office:value="5505.4" calcext:value-type="float">
            <text:p>5505,4</text:p>
          </table:table-cell>
          <table:table-cell office:value-type="string" calcext:value-type="string">
            <text:p>80,5 % (gzip9)</text:p>
          </table:table-cell>
          <table:table-cell office:value-type="float" office:value="112793.8" calcext:value-type="float">
            <text:p>112793,8</text:p>
          </table:table-cell>
          <table:table-cell table:formula="of:=[.E131]/1024" office:value-type="float" office:value="5.3763671875" calcext:value-type="float">
            <text:p>5,38</text:p>
          </table:table-cell>
          <table:table-cell table:formula="of:=[.G131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7: gzip9</text:p>
          </table:table-cell>
          <table:table-cell office:value-type="float" office:value="2" calcext:value-type="float">
            <text:p>2</text:p>
          </table:table-cell>
          <table:table-cell office:value-type="float" office:value="6005.9" calcext:value-type="float">
            <text:p>6005,9</text:p>
          </table:table-cell>
          <table:table-cell office:value-type="string" calcext:value-type="string">
            <text:p>80,5 % (gzip9)</text:p>
          </table:table-cell>
          <table:table-cell office:value-type="float" office:value="104117.4" calcext:value-type="float">
            <text:p>104117,4</text:p>
          </table:table-cell>
          <table:table-cell table:formula="of:=[.E132]/1024" office:value-type="float" office:value="5.86513671875" calcext:value-type="float">
            <text:p>5,87</text:p>
          </table:table-cell>
          <table:table-cell table:formula="of:=[.G132]/1024" office:value-type="float" office:value="101.6771484375" calcext:value-type="float">
            <text:p>101,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7: gzip9</text:p>
          </table:table-cell>
          <table:table-cell office:value-type="float" office:value="5" calcext:value-type="float">
            <text:p>5</text:p>
          </table:table-cell>
          <table:table-cell office:value-type="float" office:value="6291.9" calcext:value-type="float">
            <text:p>6291,9</text:p>
          </table:table-cell>
          <table:table-cell office:value-type="string" calcext:value-type="string">
            <text:p>80,5 % (gzip9)</text:p>
          </table:table-cell>
          <table:table-cell office:value-type="float" office:value="112793.8" calcext:value-type="float">
            <text:p>112793,8</text:p>
          </table:table-cell>
          <table:table-cell table:formula="of:=[.E133]/1024" office:value-type="float" office:value="6.14443359375" calcext:value-type="float">
            <text:p>6,14</text:p>
          </table:table-cell>
          <table:table-cell table:formula="of:=[.G133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7: gzip9</text:p>
          </table:table-cell>
          <table:table-cell office:value-type="float" office:value="10" calcext:value-type="float">
            <text:p>10</text:p>
          </table:table-cell>
          <table:table-cell office:value-type="float" office:value="6291.9" calcext:value-type="float">
            <text:p>6291,9</text:p>
          </table:table-cell>
          <table:table-cell office:value-type="string" calcext:value-type="string">
            <text:p>80,5 % (gzip9)</text:p>
          </table:table-cell>
          <table:table-cell office:value-type="float" office:value="112793.8" calcext:value-type="float">
            <text:p>112793,8</text:p>
          </table:table-cell>
          <table:table-cell table:formula="of:=[.E134]/1024" office:value-type="float" office:value="6.14443359375" calcext:value-type="float">
            <text:p>6,14</text:p>
          </table:table-cell>
          <table:table-cell table:formula="of:=[.G134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 table:visibility="collapse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10" calcext:value-type="float">
            <text:p>10</text:p>
          </table:table-cell>
          <table:table-cell office:value-type="float" office:value="123047.8" calcext:value-type="float">
            <text:p>123047,8</text:p>
          </table:table-cell>
          <table:table-cell office:value-type="string" calcext:value-type="string">
            <text:p>None</text:p>
          </table:table-cell>
          <table:table-cell office:value-type="float" office:value="96680.4" calcext:value-type="float">
            <text:p>96680,4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5" calcext:value-type="float">
            <text:p>5</text:p>
          </table:table-cell>
          <table:table-cell office:value-type="float" office:value="123047.8" calcext:value-type="float">
            <text:p>123047,8</text:p>
          </table:table-cell>
          <table:table-cell office:value-type="string" calcext:value-type="string">
            <text:p>None</text:p>
          </table:table-cell>
          <table:table-cell office:value-type="float" office:value="169190.8" calcext:value-type="float">
            <text:p>169190,8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2" calcext:value-type="float">
            <text:p>2</text:p>
          </table:table-cell>
          <table:table-cell office:value-type="float" office:value="123047.8" calcext:value-type="float">
            <text:p>123047,8</text:p>
          </table:table-cell>
          <table:table-cell office:value-type="string" calcext:value-type="string">
            <text:p>None</text:p>
          </table:table-cell>
          <table:table-cell office:value-type="float" office:value="150391.8" calcext:value-type="float">
            <text:p>150391,8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1" calcext:value-type="float">
            <text:p>1</text:p>
          </table:table-cell>
          <table:table-cell office:value-type="float" office:value="123047.8" calcext:value-type="float">
            <text:p>123047,8</text:p>
          </table:table-cell>
          <table:table-cell office:value-type="string" calcext:value-type="string">
            <text:p>None</text:p>
          </table:table-cell>
          <table:table-cell office:value-type="float" office:value="150391.8" calcext:value-type="float">
            <text:p>150391,8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0" calcext:value-type="float">
            <text:p>0</text:p>
          </table:table-cell>
          <table:table-cell office:value-type="float" office:value="123047.8" calcext:value-type="float">
            <text:p>123047,8</text:p>
          </table:table-cell>
          <table:table-cell office:value-type="string" calcext:value-type="string">
            <text:p>None</text:p>
          </table:table-cell>
          <table:table-cell office:value-type="float" office:value="150391.8" calcext:value-type="float">
            <text:p>150391,8</text:p>
          </table:table-cell>
          <table:table-cell table:number-columns-repeated="18"/>
        </table:table-row>
        <table:table-row table:style-name="ro1" table:number-rows-repeated="1048436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  <table:database-ranges>
        <table:database-range table:name="__Anonymous_Sheet_DB__0" table:target-range-address="output.B95:output.I134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4T14:27:19.068321445</dc:date>
    <meta:editing-duration>PT18H33M35S</meta:editing-duration>
    <meta:editing-cycles>5</meta:editing-cycles>
    <meta:generator>LibreOffice/7.6.2.1$Linux_X86_64 LibreOffice_project/60$Build-1</meta:generator>
    <meta:document-statistic meta:table-count="1" meta:cell-count="1415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644cm" svg:y="0.317cm" chart:style-name="ch2">
          <text:p>workers vs. compression - multimedia data backup</text:p>
        </chart:title>
        <chart:legend chart:legend-position="end" svg:x="14.875cm" svg:y="3.205cm" style:legend-expansion="high" chart:style-name="ch3"/>
        <chart:plot-area chart:style-name="ch4" table:cell-range-address="output.K2:output.P10" chart:data-source-has-labels="both" svg:x="1.331cm" svg:y="1.275cm" svg:width="13.224cm" svg:height="6.564cm">
          <chart:coordinate-region svg:x="2.138cm" svg:y="1.474cm" svg:width="12.417cm" svg:height="4.394cm"/>
          <chart:axis chart:dimension="x" chart:name="primary-x" chart:style-name="ch5" chartooo:axis-type="auto">
            <chartooo:date-scale/>
            <chart:title svg:x="6.325cm" svg:y="8.019cm" chart:style-name="ch6">
              <text:p>Compression settings</text:p>
            </chart:title>
            <chart:categories table:cell-range-address="output.K3:output.K10"/>
          </chart:axis>
          <chart:axis chart:dimension="y" chart:name="primary-y" chart:style-name="ch7">
            <chart:title svg:x="0.451cm" svg:y="5.011cm" chart:style-name="ch8">
              <text:p>MiB/s</text:p>
            </chart:title>
            <chart:grid chart:style-name="ch9" chart:class="major"/>
          </chart:axis>
          <chart:series chart:style-name="ch10" chart:values-cell-range-address="output.L3:output.L10" chart:label-cell-address="output.L2:output.L2" chart:class="chart:bar">
            <chart:data-point chart:repeated="8"/>
          </chart:series>
          <chart:series chart:style-name="ch11" chart:values-cell-range-address="output.M3:output.M10" chart:label-cell-address="output.M2:output.M2" chart:class="chart:bar">
            <chart:data-point chart:repeated="8"/>
          </chart:series>
          <chart:series chart:style-name="ch12" chart:values-cell-range-address="output.N3:output.N10" chart:label-cell-address="output.N2:output.N2" chart:class="chart:bar">
            <chart:data-point chart:repeated="8"/>
          </chart:series>
          <chart:series chart:style-name="ch13" chart:values-cell-range-address="output.O3:output.O10" chart:label-cell-address="output.O2:output.O2" chart:class="chart:bar">
            <chart:data-point chart:repeated="8"/>
          </chart:series>
          <chart:series chart:style-name="ch14" chart:values-cell-range-address="output.P3:output.P10" chart:label-cell-address="output.P2:output.P2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output.L2:output.L2</svg:desc>
                </draw:g>
              </table:table-cell>
              <table:table-cell office:value-type="string">
                <text:p>1</text:p>
                <draw:g>
                  <svg:desc>output.M2:output.M2</svg:desc>
                </draw:g>
              </table:table-cell>
              <table:table-cell office:value-type="string">
                <text:p>2</text:p>
                <draw:g>
                  <svg:desc>output.N2:output.N2</svg:desc>
                </draw:g>
              </table:table-cell>
              <table:table-cell office:value-type="string">
                <text:p>5</text:p>
                <draw:g>
                  <svg:desc>output.O2:output.O2</svg:desc>
                </draw:g>
              </table:table-cell>
              <table:table-cell office:value-type="string">
                <text:p>10</text:p>
                <draw:g>
                  <svg:desc>output.P2:output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output.K3:output.K10</svg:desc>
                </draw:g>
              </table:table-cell>
              <table:table-cell office:value-type="float" office:value="665.130859375">
                <text:p>665.130859375</text:p>
                <draw:g>
                  <svg:desc>output.L3:output.L10</svg:desc>
                </draw:g>
              </table:table-cell>
              <table:table-cell office:value-type="float" office:value="604.664453125">
                <text:p>604.664453125</text:p>
                <draw:g>
                  <svg:desc>output.M3:output.M10</svg:desc>
                </draw:g>
              </table:table-cell>
              <table:table-cell office:value-type="float" office:value="665.130859375">
                <text:p>665.130859375</text:p>
                <draw:g>
                  <svg:desc>output.N3:output.N10</svg:desc>
                </draw:g>
              </table:table-cell>
              <table:table-cell office:value-type="float" office:value="604.664453125">
                <text:p>604.664453125</text:p>
                <draw:g>
                  <svg:desc>output.O3:output.O10</svg:desc>
                </draw:g>
              </table:table-cell>
              <table:table-cell office:value-type="float" office:value="665.130859375">
                <text:p>665.130859375</text:p>
                <draw:g>
                  <svg:desc>output.P3:output.P10</svg:desc>
                </draw:g>
              </table:table-cell>
            </table:table-row>
            <table:table-row>
              <table:table-cell office:value-type="string">
                <text:p>lzo</text:p>
              </table:table-cell>
              <table:table-cell office:value-type="float" office:value="665.6208984375">
                <text:p>665.6208984375</text:p>
              </table:table-cell>
              <table:table-cell office:value-type="float" office:value="665.6208984375">
                <text:p>665.6208984375</text:p>
              </table:table-cell>
              <table:table-cell office:value-type="float" office:value="665.6208984375">
                <text:p>665.6208984375</text:p>
              </table:table-cell>
              <table:table-cell office:value-type="float" office:value="665.6208984375">
                <text:p>665.6208984375</text:p>
              </table:table-cell>
              <table:table-cell office:value-type="float" office:value="665.6208984375">
                <text:p>665.6208984375</text:p>
              </table:table-cell>
            </table:table-row>
            <table:table-row>
              <table:table-cell office:value-type="string">
                <text:p>1,0 % (lz4)</text:p>
              </table:table-cell>
              <table:table-cell office:value-type="float" office:value="168.829296875">
                <text:p>168.829296875</text:p>
              </table:table-cell>
              <table:table-cell office:value-type="float" office:value="188.12412109375">
                <text:p>188.12412109375</text:p>
              </table:table-cell>
              <table:table-cell office:value-type="float" office:value="329.2171875">
                <text:p>329.2171875</text:p>
              </table:table-cell>
              <table:table-cell office:value-type="float" office:value="506.487890625">
                <text:p>506.487890625</text:p>
              </table:table-cell>
              <table:table-cell office:value-type="float" office:value="438.95615234375">
                <text:p>438.95615234375</text:p>
              </table:table-cell>
            </table:table-row>
            <table:table-row>
              <table:table-cell office:value-type="string">
                <text:p>1,8 % (lz4hc)</text:p>
              </table:table-cell>
              <table:table-cell office:value-type="float" office:value="30.79521484375">
                <text:p>30.79521484375</text:p>
              </table:table-cell>
              <table:table-cell office:value-type="float" office:value="31.2373046875">
                <text:p>31.2373046875</text:p>
              </table:table-cell>
              <table:table-cell office:value-type="float" office:value="56.28095703125">
                <text:p>56.28095703125</text:p>
              </table:table-cell>
              <table:table-cell office:value-type="float" office:value="105.2998046875">
                <text:p>105.2998046875</text:p>
              </table:table-cell>
              <table:table-cell office:value-type="float" office:value="136.01220703125">
                <text:p>136.01220703125</text:p>
              </table:table-cell>
            </table:table-row>
            <table:table-row>
              <table:table-cell office:value-type="string">
                <text:p>2,3 % (gzip1)</text:p>
              </table:table-cell>
              <table:table-cell office:value-type="float" office:value="48.475">
                <text:p>48.475</text:p>
              </table:table-cell>
              <table:table-cell office:value-type="float" office:value="49.20947265625">
                <text:p>49.20947265625</text:p>
              </table:table-cell>
              <table:table-cell office:value-type="float" office:value="91.48798828125">
                <text:p>91.48798828125</text:p>
              </table:table-cell>
              <table:table-cell office:value-type="float" office:value="166.555078125">
                <text:p>166.555078125</text:p>
              </table:table-cell>
              <table:table-cell office:value-type="float" office:value="223.987890625">
                <text:p>223.987890625</text:p>
              </table:table-cell>
            </table:table-row>
            <table:table-row>
              <table:table-cell office:value-type="string">
                <text:p>2,9 % (gzip3)</text:p>
              </table:table-cell>
              <table:table-cell office:value-type="float" office:value="44.52490234375">
                <text:p>44.52490234375</text:p>
              </table:table-cell>
              <table:table-cell office:value-type="float" office:value="47.47138671875">
                <text:p>47.47138671875</text:p>
              </table:table-cell>
              <table:table-cell office:value-type="float" office:value="83.8455078125">
                <text:p>83.8455078125</text:p>
              </table:table-cell>
              <table:table-cell office:value-type="float" office:value="161.40263671875">
                <text:p>161.40263671875</text:p>
              </table:table-cell>
              <table:table-cell office:value-type="float" office:value="222.62431640625">
                <text:p>222.62431640625</text:p>
              </table:table-cell>
            </table:table-row>
            <table:table-row>
              <table:table-cell office:value-type="string">
                <text:p>3,0 % (gzip)</text:p>
              </table:table-cell>
              <table:table-cell office:value-type="float" office:value="38.4001953125">
                <text:p>38.4001953125</text:p>
              </table:table-cell>
              <table:table-cell office:value-type="float" office:value="40.32021484375">
                <text:p>40.32021484375</text:p>
              </table:table-cell>
              <table:table-cell office:value-type="float" office:value="72.4857421875">
                <text:p>72.4857421875</text:p>
              </table:table-cell>
              <table:table-cell office:value-type="float" office:value="140.244140625">
                <text:p>140.244140625</text:p>
              </table:table-cell>
              <table:table-cell office:value-type="float" office:value="189.74208984375">
                <text:p>189.74208984375</text:p>
              </table:table-cell>
            </table:table-row>
            <table:table-row>
              <table:table-cell office:value-type="string">
                <text:p>3,0 % (gzip9)</text:p>
              </table:table-cell>
              <table:table-cell office:value-type="float" office:value="36.862109375">
                <text:p>36.862109375</text:p>
              </table:table-cell>
              <table:table-cell office:value-type="float" office:value="39.3345703125">
                <text:p>39.3345703125</text:p>
              </table:table-cell>
              <table:table-cell office:value-type="float" office:value="67.1966796875">
                <text:p>67.1966796875</text:p>
              </table:table-cell>
              <table:table-cell office:value-type="float" office:value="134.39326171875">
                <text:p>134.39326171875</text:p>
              </table:table-cell>
              <table:table-cell office:value-type="float" office:value="184.3107421875">
                <text:p>184.3107421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26cm" svg:y="0.316cm" chart:style-name="ch2">
          <text:p>workers vs. compression - linux rootfs backup</text:p>
        </chart:title>
        <chart:legend chart:legend-position="end" svg:x="14.875cm" svg:y="3.205cm" style:legend-expansion="high" chart:style-name="ch3"/>
        <chart:plot-area chart:style-name="ch4" table:cell-range-address="output.K48:output.P56" chart:data-source-has-labels="both" svg:x="1.331cm" svg:y="1.275cm" svg:width="13.224cm" svg:height="6.564cm">
          <chart:coordinate-region svg:x="2.138cm" svg:y="1.474cm" svg:width="12.417cm" svg:height="4.263cm"/>
          <chart:axis chart:dimension="x" chart:name="primary-x" chart:style-name="ch5" chartooo:axis-type="auto">
            <chartooo:date-scale/>
            <chart:title svg:x="6.325cm" svg:y="8.019cm" chart:style-name="ch6">
              <text:p>Compression settings</text:p>
            </chart:title>
            <chart:categories table:cell-range-address="output.K49:output.K56"/>
          </chart:axis>
          <chart:axis chart:dimension="y" chart:name="primary-y" chart:style-name="ch7">
            <chart:title svg:x="0.451cm" svg:y="5.011cm" chart:style-name="ch8">
              <text:p>MiB/s</text:p>
            </chart:title>
            <chart:grid chart:style-name="ch9" chart:class="major"/>
          </chart:axis>
          <chart:series chart:style-name="ch10" chart:values-cell-range-address="output.L49:output.L56" chart:label-cell-address="output.L48:output.L48" chart:class="chart:bar">
            <chart:data-point chart:repeated="8"/>
          </chart:series>
          <chart:series chart:style-name="ch11" chart:values-cell-range-address="output.M49:output.M56" chart:label-cell-address="output.M48:output.M48" chart:class="chart:bar">
            <chart:data-point chart:repeated="8"/>
          </chart:series>
          <chart:series chart:style-name="ch12" chart:values-cell-range-address="output.N49:output.N56" chart:label-cell-address="output.N48:output.N48" chart:class="chart:bar">
            <chart:data-point chart:repeated="8"/>
          </chart:series>
          <chart:series chart:style-name="ch13" chart:values-cell-range-address="output.O49:output.O56" chart:label-cell-address="output.O48:output.O48" chart:class="chart:bar">
            <chart:data-point chart:repeated="8"/>
          </chart:series>
          <chart:series chart:style-name="ch14" chart:values-cell-range-address="output.P49:output.P56" chart:label-cell-address="output.P48:output.P48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output.L48:output.L48</svg:desc>
                </draw:g>
              </table:table-cell>
              <table:table-cell office:value-type="string">
                <text:p>1</text:p>
                <draw:g>
                  <svg:desc>output.M48:output.M48</svg:desc>
                </draw:g>
              </table:table-cell>
              <table:table-cell office:value-type="string">
                <text:p>2</text:p>
                <draw:g>
                  <svg:desc>output.N48:output.N48</svg:desc>
                </draw:g>
              </table:table-cell>
              <table:table-cell office:value-type="string">
                <text:p>5</text:p>
                <draw:g>
                  <svg:desc>output.O48:output.O48</svg:desc>
                </draw:g>
              </table:table-cell>
              <table:table-cell office:value-type="string">
                <text:p>10</text:p>
                <draw:g>
                  <svg:desc>output.P48:output.P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output.K49:output.K56</svg:desc>
                </draw:g>
              </table:table-cell>
              <table:table-cell office:value-type="float" office:value="270.08271484375">
                <text:p>270.08271484375</text:p>
                <draw:g>
                  <svg:desc>output.L49:output.L56</svg:desc>
                </draw:g>
              </table:table-cell>
              <table:table-cell office:value-type="float" office:value="270.08271484375">
                <text:p>270.08271484375</text:p>
                <draw:g>
                  <svg:desc>output.M49:output.M56</svg:desc>
                </draw:g>
              </table:table-cell>
              <table:table-cell office:value-type="float" office:value="270.08271484375">
                <text:p>270.08271484375</text:p>
                <draw:g>
                  <svg:desc>output.N49:output.N56</svg:desc>
                </draw:g>
              </table:table-cell>
              <table:table-cell office:value-type="float" office:value="282.3591796875">
                <text:p>282.3591796875</text:p>
                <draw:g>
                  <svg:desc>output.O49:output.O56</svg:desc>
                </draw:g>
              </table:table-cell>
              <table:table-cell office:value-type="float" office:value="282.3591796875">
                <text:p>282.3591796875</text:p>
                <draw:g>
                  <svg:desc>output.P49:output.P56</svg:desc>
                </draw:g>
              </table:table-cell>
            </table:table-row>
            <table:table-row>
              <table:table-cell office:value-type="string">
                <text:p>46,7 % (lzo)</text:p>
              </table:table-cell>
              <table:table-cell office:value-type="float" office:value="127.163671875">
                <text:p>127.163671875</text:p>
              </table:table-cell>
              <table:table-cell office:value-type="float" office:value="132.25029296875">
                <text:p>132.25029296875</text:p>
              </table:table-cell>
              <table:table-cell office:value-type="float" office:value="143.75029296875">
                <text:p>143.75029296875</text:p>
              </table:table-cell>
              <table:table-cell office:value-type="float" office:value="150.284375">
                <text:p>150.284375</text:p>
              </table:table-cell>
              <table:table-cell office:value-type="float" office:value="150.284375">
                <text:p>150.284375</text:p>
              </table:table-cell>
            </table:table-row>
            <table:table-row>
              <table:table-cell office:value-type="string">
                <text:p>45,4 % (lz4)</text:p>
              </table:table-cell>
              <table:table-cell office:value-type="float" office:value="55.5046875">
                <text:p>55.5046875</text:p>
              </table:table-cell>
              <table:table-cell office:value-type="float" office:value="55.5046875">
                <text:p>55.5046875</text:p>
              </table:table-cell>
              <table:table-cell office:value-type="float" office:value="70.53720703125">
                <text:p>70.53720703125</text:p>
              </table:table-cell>
              <table:table-cell office:value-type="float" office:value="84.64462890625">
                <text:p>84.64462890625</text:p>
              </table:table-cell>
              <table:table-cell office:value-type="float" office:value="84.64462890625">
                <text:p>84.64462890625</text:p>
              </table:table-cell>
            </table:table-row>
            <table:table-row>
              <table:table-cell office:value-type="string">
                <text:p>52,3 % (lz4hc)</text:p>
              </table:table-cell>
              <table:table-cell office:value-type="float" office:value="10.84150390625">
                <text:p>10.84150390625</text:p>
              </table:table-cell>
              <table:table-cell office:value-type="float" office:value="10.9619140625">
                <text:p>10.9619140625</text:p>
              </table:table-cell>
              <table:table-cell office:value-type="float" office:value="15.9984375">
                <text:p>15.9984375</text:p>
              </table:table-cell>
              <table:table-cell office:value-type="float" office:value="20.84306640625">
                <text:p>20.84306640625</text:p>
              </table:table-cell>
              <table:table-cell office:value-type="float" office:value="22.4220703125">
                <text:p>22.4220703125</text:p>
              </table:table-cell>
            </table:table-row>
            <table:table-row>
              <table:table-cell office:value-type="string">
                <text:p>56,9 % (gzip1)</text:p>
              </table:table-cell>
              <table:table-cell office:value-type="float" office:value="34.70927734375">
                <text:p>34.70927734375</text:p>
              </table:table-cell>
              <table:table-cell office:value-type="float" office:value="35.166015625">
                <text:p>35.166015625</text:p>
              </table:table-cell>
              <table:table-cell office:value-type="float" office:value="45.29853515625">
                <text:p>45.29853515625</text:p>
              </table:table-cell>
              <table:table-cell office:value-type="float" office:value="54.5431640625">
                <text:p>54.5431640625</text:p>
              </table:table-cell>
              <table:table-cell office:value-type="float" office:value="56.86416015625">
                <text:p>56.86416015625</text:p>
              </table:table-cell>
            </table:table-row>
            <table:table-row>
              <table:table-cell office:value-type="string">
                <text:p>58,0 % (gzip3)</text:p>
              </table:table-cell>
              <table:table-cell office:value-type="float" office:value="26.57041015625">
                <text:p>26.57041015625</text:p>
              </table:table-cell>
              <table:table-cell office:value-type="float" office:value="26.8443359375">
                <text:p>26.8443359375</text:p>
              </table:table-cell>
              <table:table-cell office:value-type="float" office:value="36.67470703125">
                <text:p>36.67470703125</text:p>
              </table:table-cell>
              <table:table-cell office:value-type="float" office:value="44.133984375">
                <text:p>44.133984375</text:p>
              </table:table-cell>
              <table:table-cell office:value-type="float" office:value="46.4982421875">
                <text:p>46.4982421875</text:p>
              </table:table-cell>
            </table:table-row>
            <table:table-row>
              <table:table-cell office:value-type="string">
                <text:p>59,7 % (gzip)</text:p>
              </table:table-cell>
              <table:table-cell office:value-type="float" office:value="13.217578125">
                <text:p>13.217578125</text:p>
              </table:table-cell>
              <table:table-cell office:value-type="float" office:value="13.01103515625">
                <text:p>13.01103515625</text:p>
              </table:table-cell>
              <table:table-cell office:value-type="float" office:value="19.365234375">
                <text:p>19.365234375</text:p>
              </table:table-cell>
              <table:table-cell office:value-type="float" office:value="25.23349609375">
                <text:p>25.23349609375</text:p>
              </table:table-cell>
              <table:table-cell office:value-type="float" office:value="27.75693359375">
                <text:p>27.75693359375</text:p>
              </table:table-cell>
            </table:table-row>
            <table:table-row>
              <table:table-cell office:value-type="string">
                <text:p>59,9 % (gzip9)</text:p>
              </table:table-cell>
              <table:table-cell office:value-type="float" office:value="4.2388671875">
                <text:p>4.2388671875</text:p>
              </table:table-cell>
              <table:table-cell office:value-type="float" office:value="4.2388671875">
                <text:p>4.2388671875</text:p>
              </table:table-cell>
              <table:table-cell office:value-type="float" office:value="6.65302734375">
                <text:p>6.65302734375</text:p>
              </table:table-cell>
              <table:table-cell office:value-type="float" office:value="9.28447265625">
                <text:p>9.28447265625</text:p>
              </table:table-cell>
              <table:table-cell office:value-type="float" office:value="10.49892578125">
                <text:p>10.49892578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27cm" svg:y="0.316cm" chart:style-name="ch2">
          <text:p>workers vs. compression - linux kernel sources backup</text:p>
        </chart:title>
        <chart:legend chart:legend-position="end" svg:x="14.875cm" svg:y="3.205cm" style:legend-expansion="high" chart:style-name="ch3"/>
        <chart:plot-area chart:style-name="ch4" table:cell-range-address="output.K94:output.P102" chart:data-source-has-labels="both" svg:x="1.331cm" svg:y="1.275cm" svg:width="13.224cm" svg:height="6.564cm">
          <chart:coordinate-region svg:x="2.138cm" svg:y="1.474cm" svg:width="12.417cm" svg:height="4.263cm"/>
          <chart:axis chart:dimension="x" chart:name="primary-x" chart:style-name="ch5" chartooo:axis-type="auto">
            <chartooo:date-scale/>
            <chart:title svg:x="6.325cm" svg:y="8.019cm" chart:style-name="ch6">
              <text:p>Compression settings</text:p>
            </chart:title>
            <chart:categories table:cell-range-address="output.K95:output.K102"/>
          </chart:axis>
          <chart:axis chart:dimension="y" chart:name="primary-y" chart:style-name="ch7">
            <chart:title svg:x="0.451cm" svg:y="5.011cm" chart:style-name="ch8">
              <text:p>MiB/s</text:p>
            </chart:title>
            <chart:grid chart:style-name="ch9" chart:class="major"/>
          </chart:axis>
          <chart:series chart:style-name="ch10" chart:values-cell-range-address="output.L95:output.L102" chart:label-cell-address="output.L94:output.L94" chart:class="chart:bar">
            <chart:data-point chart:repeated="8"/>
          </chart:series>
          <chart:series chart:style-name="ch11" chart:values-cell-range-address="output.M95:output.M102" chart:label-cell-address="output.M94:output.M94" chart:class="chart:bar">
            <chart:data-point chart:repeated="8"/>
          </chart:series>
          <chart:series chart:style-name="ch12" chart:values-cell-range-address="output.N95:output.N102" chart:label-cell-address="output.N94:output.N94" chart:class="chart:bar">
            <chart:data-point chart:repeated="8"/>
          </chart:series>
          <chart:series chart:style-name="ch13" chart:values-cell-range-address="output.O95:output.O102" chart:label-cell-address="output.O94:output.O94" chart:class="chart:bar">
            <chart:data-point chart:repeated="8"/>
          </chart:series>
          <chart:series chart:style-name="ch14" chart:values-cell-range-address="output.P95:output.P102" chart:label-cell-address="output.P94:output.P94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output.L94:output.L94</svg:desc>
                </draw:g>
              </table:table-cell>
              <table:table-cell office:value-type="string">
                <text:p>1</text:p>
                <draw:g>
                  <svg:desc>output.M94:output.M94</svg:desc>
                </draw:g>
              </table:table-cell>
              <table:table-cell office:value-type="string">
                <text:p>2</text:p>
                <draw:g>
                  <svg:desc>output.N94:output.N94</svg:desc>
                </draw:g>
              </table:table-cell>
              <table:table-cell office:value-type="string">
                <text:p>5</text:p>
                <draw:g>
                  <svg:desc>output.O94:output.O94</svg:desc>
                </draw:g>
              </table:table-cell>
              <table:table-cell office:value-type="string">
                <text:p>10</text:p>
                <draw:g>
                  <svg:desc>output.P94:output.P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output.K95:output.K102</svg:desc>
                </draw:g>
              </table:table-cell>
              <table:table-cell office:value-type="float" office:value="102.10888671875">
                <text:p>102.10888671875</text:p>
                <draw:g>
                  <svg:desc>output.L95:output.L102</svg:desc>
                </draw:g>
              </table:table-cell>
              <table:table-cell office:value-type="float" office:value="102.10888671875">
                <text:p>102.10888671875</text:p>
                <draw:g>
                  <svg:desc>output.M95:output.M102</svg:desc>
                </draw:g>
              </table:table-cell>
              <table:table-cell office:value-type="float" office:value="102.10888671875">
                <text:p>102.10888671875</text:p>
                <draw:g>
                  <svg:desc>output.N95:output.N102</svg:desc>
                </draw:g>
              </table:table-cell>
              <table:table-cell office:value-type="float" office:value="110.61796875">
                <text:p>110.61796875</text:p>
                <draw:g>
                  <svg:desc>output.O95:output.O102</svg:desc>
                </draw:g>
              </table:table-cell>
              <table:table-cell office:value-type="float" office:value="102.10888671875">
                <text:p>102.10888671875</text:p>
                <draw:g>
                  <svg:desc>output.P95:output.P102</svg:desc>
                </draw:g>
              </table:table-cell>
            </table:table-row>
            <table:table-row>
              <table:table-cell office:value-type="string">
                <text:p>68,8 % (lzo)</text:p>
              </table:table-cell>
              <table:table-cell office:value-type="float" office:value="29.41123046875">
                <text:p>29.41123046875</text:p>
              </table:table-cell>
              <table:table-cell office:value-type="float" office:value="31.6736328125">
                <text:p>31.6736328125</text:p>
              </table:table-cell>
              <table:table-cell office:value-type="float" office:value="31.6736328125">
                <text:p>31.6736328125</text:p>
              </table:table-cell>
              <table:table-cell office:value-type="float" office:value="29.41123046875">
                <text:p>29.41123046875</text:p>
              </table:table-cell>
              <table:table-cell office:value-type="float" office:value="31.6736328125">
                <text:p>31.6736328125</text:p>
              </table:table-cell>
            </table:table-row>
            <table:table-row>
              <table:table-cell office:value-type="string">
                <text:p>67,3 % (lz4)</text:p>
              </table:table-cell>
              <table:table-cell office:value-type="float" office:value="20.594921875">
                <text:p>20.594921875</text:p>
              </table:table-cell>
              <table:table-cell office:value-type="float" office:value="20.594921875">
                <text:p>20.594921875</text:p>
              </table:table-cell>
              <table:table-cell office:value-type="float" office:value="22.76279296875">
                <text:p>22.76279296875</text:p>
              </table:table-cell>
              <table:table-cell office:value-type="float" office:value="22.76279296875">
                <text:p>22.76279296875</text:p>
              </table:table-cell>
              <table:table-cell office:value-type="float" office:value="21.62470703125">
                <text:p>21.62470703125</text:p>
              </table:table-cell>
            </table:table-row>
            <table:table-row>
              <table:table-cell office:value-type="string">
                <text:p>74,2 % (lz4hc)</text:p>
              </table:table-cell>
              <table:table-cell office:value-type="float" office:value="5.25263671875">
                <text:p>5.25263671875</text:p>
              </table:table-cell>
              <table:table-cell office:value-type="float" office:value="4.87744140625">
                <text:p>4.87744140625</text:p>
              </table:table-cell>
              <table:table-cell office:value-type="float" office:value="6.32265625">
                <text:p>6.32265625</text:p>
              </table:table-cell>
              <table:table-cell office:value-type="float" office:value="6.828515625">
                <text:p>6.828515625</text:p>
              </table:table-cell>
              <table:table-cell office:value-type="float" office:value="7.11298828125">
                <text:p>7.11298828125</text:p>
              </table:table-cell>
            </table:table-row>
            <table:table-row>
              <table:table-cell office:value-type="string">
                <text:p>76,5 % (gzip1)</text:p>
              </table:table-cell>
              <table:table-cell office:value-type="float" office:value="16.34560546875">
                <text:p>16.34560546875</text:p>
              </table:table-cell>
              <table:table-cell office:value-type="float" office:value="15.5283203125">
                <text:p>15.5283203125</text:p>
              </table:table-cell>
              <table:table-cell office:value-type="float" office:value="15.5283203125">
                <text:p>15.5283203125</text:p>
              </table:table-cell>
              <table:table-cell office:value-type="float" office:value="16.34560546875">
                <text:p>16.34560546875</text:p>
              </table:table-cell>
              <table:table-cell office:value-type="float" office:value="16.34560546875">
                <text:p>16.34560546875</text:p>
              </table:table-cell>
            </table:table-row>
            <table:table-row>
              <table:table-cell office:value-type="string">
                <text:p>78,0 % (gzip3)</text:p>
              </table:table-cell>
              <table:table-cell office:value-type="float" office:value="13.851171875">
                <text:p>13.851171875</text:p>
              </table:table-cell>
              <table:table-cell office:value-type="float" office:value="13.22158203125">
                <text:p>13.22158203125</text:p>
              </table:table-cell>
              <table:table-cell office:value-type="float" office:value="13.851171875">
                <text:p>13.851171875</text:p>
              </table:table-cell>
              <table:table-cell office:value-type="float" office:value="13.851171875">
                <text:p>13.851171875</text:p>
              </table:table-cell>
              <table:table-cell office:value-type="float" office:value="14.54375">
                <text:p>14.54375</text:p>
              </table:table-cell>
            </table:table-row>
            <table:table-row>
              <table:table-cell office:value-type="string">
                <text:p>80,2 % (gzip)</text:p>
              </table:table-cell>
              <table:table-cell office:value-type="float" office:value="8.43271484375">
                <text:p>8.43271484375</text:p>
              </table:table-cell>
              <table:table-cell office:value-type="float" office:value="8.169140625">
                <text:p>8.169140625</text:p>
              </table:table-cell>
              <table:table-cell office:value-type="float" office:value="8.71376953125">
                <text:p>8.71376953125</text:p>
              </table:table-cell>
              <table:table-cell office:value-type="float" office:value="8.43271484375">
                <text:p>8.43271484375</text:p>
              </table:table-cell>
              <table:table-cell office:value-type="float" office:value="9.0142578125">
                <text:p>9.0142578125</text:p>
              </table:table-cell>
            </table:table-row>
            <table:table-row>
              <table:table-cell office:value-type="string">
                <text:p>80,5 % (gzip9)</text:p>
              </table:table-cell>
              <table:table-cell office:value-type="float" office:value="5.161328125">
                <text:p>5.161328125</text:p>
              </table:table-cell>
              <table:table-cell office:value-type="float" office:value="5.3763671875">
                <text:p>5.3763671875</text:p>
              </table:table-cell>
              <table:table-cell office:value-type="float" office:value="5.86513671875">
                <text:p>5.86513671875</text:p>
              </table:table-cell>
              <table:table-cell office:value-type="float" office:value="6.14443359375">
                <text:p>6.14443359375</text:p>
              </table:table-cell>
              <table:table-cell office:value-type="float" office:value="6.14443359375">
                <text:p>6.14443359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731cm" svg:y="0.316cm" chart:style-name="ch2">
          <text:p>workers vs. compression - multimedia data - restore</text:p>
        </chart:title>
        <chart:legend chart:legend-position="end" svg:x="14.875cm" svg:y="3.205cm" style:legend-expansion="high" chart:style-name="ch3"/>
        <chart:plot-area chart:style-name="ch4" table:cell-range-address="output.R2:output.W10" chart:data-source-has-labels="both" svg:x="1.331cm" svg:y="1.275cm" svg:width="13.224cm" svg:height="6.564cm">
          <chart:coordinate-region svg:x="2.138cm" svg:y="1.474cm" svg:width="12.417cm" svg:height="4.394cm"/>
          <chart:axis chart:dimension="x" chart:name="primary-x" chart:style-name="ch5" chartooo:axis-type="auto">
            <chartooo:date-scale/>
            <chart:title svg:x="6.325cm" svg:y="8.019cm" chart:style-name="ch6">
              <text:p>Compression settings</text:p>
            </chart:title>
            <chart:categories table:cell-range-address="output.R3:output.R10"/>
          </chart:axis>
          <chart:axis chart:dimension="y" chart:name="primary-y" chart:style-name="ch7">
            <chart:title svg:x="0.451cm" svg:y="5.011cm" chart:style-name="ch8">
              <text:p>MiB/s</text:p>
            </chart:title>
            <chart:grid chart:style-name="ch9" chart:class="major"/>
          </chart:axis>
          <chart:series chart:style-name="ch10" chart:values-cell-range-address="output.S3:output.S10" chart:label-cell-address="output.S2:output.S2" chart:class="chart:bar">
            <chart:data-point chart:repeated="8"/>
          </chart:series>
          <chart:series chart:style-name="ch11" chart:values-cell-range-address="output.T3:output.T10" chart:label-cell-address="output.T2:output.T2" chart:class="chart:bar">
            <chart:data-point chart:repeated="8"/>
          </chart:series>
          <chart:series chart:style-name="ch12" chart:values-cell-range-address="output.U3:output.U10" chart:label-cell-address="output.U2:output.U2" chart:class="chart:bar">
            <chart:data-point chart:repeated="8"/>
          </chart:series>
          <chart:series chart:style-name="ch13" chart:values-cell-range-address="output.V3:output.V10" chart:label-cell-address="output.V2:output.V2" chart:class="chart:bar">
            <chart:data-point chart:repeated="8"/>
          </chart:series>
          <chart:series chart:style-name="ch14" chart:values-cell-range-address="output.W3:output.W10" chart:label-cell-address="output.W2:output.W2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output.S2:output.S2</svg:desc>
                </draw:g>
              </table:table-cell>
              <table:table-cell office:value-type="string">
                <text:p>1</text:p>
                <draw:g>
                  <svg:desc>output.T2:output.T2</svg:desc>
                </draw:g>
              </table:table-cell>
              <table:table-cell office:value-type="string">
                <text:p>2</text:p>
                <draw:g>
                  <svg:desc>output.U2:output.U2</svg:desc>
                </draw:g>
              </table:table-cell>
              <table:table-cell office:value-type="string">
                <text:p>5</text:p>
                <draw:g>
                  <svg:desc>output.V2:output.V2</svg:desc>
                </draw:g>
              </table:table-cell>
              <table:table-cell office:value-type="string">
                <text:p>10</text:p>
                <draw:g>
                  <svg:desc>output.W2:output.W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output.R3:output.R10</svg:desc>
                </draw:g>
              </table:table-cell>
              <table:table-cell office:value-type="float" office:value="665.12900390625">
                <text:p>665.12900390625</text:p>
                <draw:g>
                  <svg:desc>output.S3:output.S10</svg:desc>
                </draw:g>
              </table:table-cell>
              <table:table-cell office:value-type="float" office:value="604.6626953125">
                <text:p>604.6626953125</text:p>
                <draw:g>
                  <svg:desc>output.T3:output.T10</svg:desc>
                </draw:g>
              </table:table-cell>
              <table:table-cell office:value-type="float" office:value="604.6626953125">
                <text:p>604.6626953125</text:p>
                <draw:g>
                  <svg:desc>output.U3:output.U10</svg:desc>
                </draw:g>
              </table:table-cell>
              <table:table-cell office:value-type="float" office:value="604.6626953125">
                <text:p>604.6626953125</text:p>
                <draw:g>
                  <svg:desc>output.V3:output.V10</svg:desc>
                </draw:g>
              </table:table-cell>
              <table:table-cell office:value-type="float" office:value="665.12900390625">
                <text:p>665.12900390625</text:p>
                <draw:g>
                  <svg:desc>output.W3:output.W10</svg:desc>
                </draw:g>
              </table:table-cell>
            </table:table-row>
            <table:table-row>
              <table:table-cell office:value-type="string">
                <text:p>lzo</text:p>
              </table:table-cell>
              <table:table-cell office:value-type="float" office:value="665.12900390625">
                <text:p>665.12900390625</text:p>
              </table:table-cell>
              <table:table-cell office:value-type="float" office:value="604.6626953125">
                <text:p>604.6626953125</text:p>
              </table:table-cell>
              <table:table-cell office:value-type="float" office:value="665.12900390625">
                <text:p>665.12900390625</text:p>
              </table:table-cell>
              <table:table-cell office:value-type="float" office:value="665.12900390625">
                <text:p>665.12900390625</text:p>
              </table:table-cell>
              <table:table-cell office:value-type="float" office:value="665.12900390625">
                <text:p>665.12900390625</text:p>
              </table:table-cell>
            </table:table-row>
            <table:table-row>
              <table:table-cell office:value-type="string">
                <text:p>1,0 % (lz4)</text:p>
              </table:table-cell>
              <table:table-cell office:value-type="float" office:value="604.6626953125">
                <text:p>604.6626953125</text:p>
              </table:table-cell>
              <table:table-cell office:value-type="float" office:value="604.6626953125">
                <text:p>604.6626953125</text:p>
              </table:table-cell>
              <table:table-cell office:value-type="float" office:value="604.6626953125">
                <text:p>604.6626953125</text:p>
              </table:table-cell>
              <table:table-cell office:value-type="float" office:value="604.6626953125">
                <text:p>604.6626953125</text:p>
              </table:table-cell>
              <table:table-cell office:value-type="float" office:value="604.6626953125">
                <text:p>604.6626953125</text:p>
              </table:table-cell>
            </table:table-row>
            <table:table-row>
              <table:table-cell office:value-type="string">
                <text:p>1,8 % (lz4hc)</text:p>
              </table:table-cell>
              <table:table-cell office:value-type="float" office:value="554.27421875">
                <text:p>554.27421875</text:p>
              </table:table-cell>
              <table:table-cell office:value-type="float" office:value="604.6626953125">
                <text:p>604.6626953125</text:p>
              </table:table-cell>
              <table:table-cell office:value-type="float" office:value="604.6626953125">
                <text:p>604.6626953125</text:p>
              </table:table-cell>
              <table:table-cell office:value-type="float" office:value="604.6626953125">
                <text:p>604.6626953125</text:p>
              </table:table-cell>
              <table:table-cell office:value-type="float" office:value="554.27421875">
                <text:p>554.27421875</text:p>
              </table:table-cell>
            </table:table-row>
            <table:table-row>
              <table:table-cell office:value-type="string">
                <text:p>2,3 % (gzip1)</text:p>
              </table:table-cell>
              <table:table-cell office:value-type="float" office:value="255.81884765625">
                <text:p>255.81884765625</text:p>
              </table:table-cell>
              <table:table-cell office:value-type="float" office:value="246.34404296875">
                <text:p>246.34404296875</text:p>
              </table:table-cell>
              <table:table-cell office:value-type="float" office:value="255.81884765625">
                <text:p>255.81884765625</text:p>
              </table:table-cell>
              <table:table-cell office:value-type="float" office:value="255.81884765625">
                <text:p>255.81884765625</text:p>
              </table:table-cell>
              <table:table-cell office:value-type="float" office:value="266.0515625">
                <text:p>266.0515625</text:p>
              </table:table-cell>
            </table:table-row>
            <table:table-row>
              <table:table-cell office:value-type="string">
                <text:p>2,9 % (gzip3)</text:p>
              </table:table-cell>
              <table:table-cell office:value-type="float" office:value="246.34404296875">
                <text:p>246.34404296875</text:p>
              </table:table-cell>
              <table:table-cell office:value-type="float" office:value="246.34404296875">
                <text:p>246.34404296875</text:p>
              </table:table-cell>
              <table:table-cell office:value-type="float" office:value="221.70966796875">
                <text:p>221.70966796875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55.81884765625">
                <text:p>255.81884765625</text:p>
              </table:table-cell>
            </table:table-row>
            <table:table-row>
              <table:table-cell office:value-type="string">
                <text:p>3,0 % (gzip)</text:p>
              </table:table-cell>
              <table:table-cell office:value-type="float" office:value="255.81884765625">
                <text:p>255.81884765625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46.34404296875">
                <text:p>246.34404296875</text:p>
              </table:table-cell>
              <table:table-cell office:value-type="float" office:value="277.137109375">
                <text:p>277.137109375</text:p>
              </table:table-cell>
              <table:table-cell office:value-type="float" office:value="277.137109375">
                <text:p>277.137109375</text:p>
              </table:table-cell>
            </table:table-row>
            <table:table-row>
              <table:table-cell office:value-type="string">
                <text:p>3,0 % (gzip9)</text:p>
              </table:table-cell>
              <table:table-cell office:value-type="float" office:value="255.81884765625">
                <text:p>255.81884765625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55.81884765625">
                <text:p>255.81884765625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66.0515625">
                <text:p>266.05156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94cm" svg:y="0.316cm" chart:style-name="ch2">
          <text:p>workers vs. compression - linux rootfs - restore</text:p>
        </chart:title>
        <chart:legend chart:legend-position="end" svg:x="14.875cm" svg:y="3.205cm" style:legend-expansion="high" chart:style-name="ch3"/>
        <chart:plot-area chart:style-name="ch4" table:cell-range-address="output.R48:output.W56" chart:data-source-has-labels="both" svg:x="1.331cm" svg:y="1.275cm" svg:width="13.224cm" svg:height="6.564cm">
          <chart:coordinate-region svg:x="2.138cm" svg:y="1.474cm" svg:width="12.417cm" svg:height="4.262cm"/>
          <chart:axis chart:dimension="x" chart:name="primary-x" chart:style-name="ch5" chartooo:axis-type="auto">
            <chartooo:date-scale/>
            <chart:title svg:x="6.325cm" svg:y="8.019cm" chart:style-name="ch6">
              <text:p>Compression settings</text:p>
            </chart:title>
            <chart:categories table:cell-range-address="output.R49:output.R56"/>
          </chart:axis>
          <chart:axis chart:dimension="y" chart:name="primary-y" chart:style-name="ch7">
            <chart:title svg:x="0.451cm" svg:y="5.011cm" chart:style-name="ch8">
              <text:p>MiB/s</text:p>
            </chart:title>
            <chart:grid chart:style-name="ch9" chart:class="major"/>
          </chart:axis>
          <chart:series chart:style-name="ch10" chart:values-cell-range-address="output.S49:output.S56" chart:label-cell-address="output.S48:output.S48" chart:class="chart:bar">
            <chart:data-point chart:repeated="8"/>
          </chart:series>
          <chart:series chart:style-name="ch11" chart:values-cell-range-address="output.T49:output.T56" chart:label-cell-address="output.T48:output.T48" chart:class="chart:bar">
            <chart:data-point chart:repeated="8"/>
          </chart:series>
          <chart:series chart:style-name="ch12" chart:values-cell-range-address="output.U49:output.U56" chart:label-cell-address="output.U48:output.U48" chart:class="chart:bar">
            <chart:data-point chart:repeated="8"/>
          </chart:series>
          <chart:series chart:style-name="ch13" chart:values-cell-range-address="output.V49:output.V56" chart:label-cell-address="output.V48:output.V48" chart:class="chart:bar">
            <chart:data-point chart:repeated="8"/>
          </chart:series>
          <chart:series chart:style-name="ch14" chart:values-cell-range-address="output.W49:output.W56" chart:label-cell-address="output.W48:output.W48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output.S48:output.S48</svg:desc>
                </draw:g>
              </table:table-cell>
              <table:table-cell office:value-type="string">
                <text:p>1</text:p>
                <draw:g>
                  <svg:desc>output.T48:output.T48</svg:desc>
                </draw:g>
              </table:table-cell>
              <table:table-cell office:value-type="string">
                <text:p>2</text:p>
                <draw:g>
                  <svg:desc>output.U48:output.U48</svg:desc>
                </draw:g>
              </table:table-cell>
              <table:table-cell office:value-type="string">
                <text:p>5</text:p>
                <draw:g>
                  <svg:desc>output.V48:output.V48</svg:desc>
                </draw:g>
              </table:table-cell>
              <table:table-cell office:value-type="string">
                <text:p>10</text:p>
                <draw:g>
                  <svg:desc>output.W48:output.W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output.R49:output.R56</svg:desc>
                </draw:g>
              </table:table-cell>
              <table:table-cell office:value-type="float" office:value="295.347265625">
                <text:p>295.347265625</text:p>
                <draw:g>
                  <svg:desc>output.S49:output.S56</svg:desc>
                </draw:g>
              </table:table-cell>
              <table:table-cell office:value-type="float" office:value="310.11455078125">
                <text:p>310.11455078125</text:p>
                <draw:g>
                  <svg:desc>output.T49:output.T56</svg:desc>
                </draw:g>
              </table:table-cell>
              <table:table-cell office:value-type="float" office:value="295.347265625">
                <text:p>295.347265625</text:p>
                <draw:g>
                  <svg:desc>output.U49:output.U56</svg:desc>
                </draw:g>
              </table:table-cell>
              <table:table-cell office:value-type="float" office:value="310.11455078125">
                <text:p>310.11455078125</text:p>
                <draw:g>
                  <svg:desc>output.V49:output.V56</svg:desc>
                </draw:g>
              </table:table-cell>
              <table:table-cell office:value-type="float" office:value="326.43642578125">
                <text:p>326.43642578125</text:p>
                <draw:g>
                  <svg:desc>output.W49:output.W56</svg:desc>
                </draw:g>
              </table:table-cell>
            </table:table-row>
            <table:table-row>
              <table:table-cell office:value-type="string">
                <text:p>46,7 % (lzo)</text:p>
              </table:table-cell>
              <table:table-cell office:value-type="float" office:value="269.66484375">
                <text:p>269.66484375</text:p>
              </table:table-cell>
              <table:table-cell office:value-type="float" office:value="269.66484375">
                <text:p>269.66484375</text:p>
              </table:table-cell>
              <table:table-cell office:value-type="float" office:value="258.42880859375">
                <text:p>258.42880859375</text:p>
              </table:table-cell>
              <table:table-cell office:value-type="float" office:value="269.66484375">
                <text:p>269.66484375</text:p>
              </table:table-cell>
              <table:table-cell office:value-type="float" office:value="269.66484375">
                <text:p>269.66484375</text:p>
              </table:table-cell>
            </table:table-row>
            <table:table-row>
              <table:table-cell office:value-type="string">
                <text:p>45,4 % (lz4)</text:p>
              </table:table-cell>
              <table:table-cell office:value-type="float" office:value="248.09169921875">
                <text:p>248.09169921875</text:p>
              </table:table-cell>
              <table:table-cell office:value-type="float" office:value="238.54970703125">
                <text:p>238.54970703125</text:p>
              </table:table-cell>
              <table:table-cell office:value-type="float" office:value="248.09169921875">
                <text:p>248.09169921875</text:p>
              </table:table-cell>
              <table:table-cell office:value-type="float" office:value="248.09169921875">
                <text:p>248.09169921875</text:p>
              </table:table-cell>
              <table:table-cell office:value-type="float" office:value="258.42880859375">
                <text:p>258.42880859375</text:p>
              </table:table-cell>
            </table:table-row>
            <table:table-row>
              <table:table-cell office:value-type="string">
                <text:p>52,3 % (lz4hc)</text:p>
              </table:table-cell>
              <table:table-cell office:value-type="float" office:value="258.42880859375">
                <text:p>258.42880859375</text:p>
              </table:table-cell>
              <table:table-cell office:value-type="float" office:value="258.42880859375">
                <text:p>258.42880859375</text:p>
              </table:table-cell>
              <table:table-cell office:value-type="float" office:value="258.42880859375">
                <text:p>258.42880859375</text:p>
              </table:table-cell>
              <table:table-cell office:value-type="float" office:value="258.42880859375">
                <text:p>258.42880859375</text:p>
              </table:table-cell>
              <table:table-cell office:value-type="float" office:value="258.42880859375">
                <text:p>258.42880859375</text:p>
              </table:table-cell>
            </table:table-row>
            <table:table-row>
              <table:table-cell office:value-type="string">
                <text:p>56,9 % (gzip1)</text:p>
              </table:table-cell>
              <table:table-cell office:value-type="float" office:value="193.82158203125">
                <text:p>193.82158203125</text:p>
              </table:table-cell>
              <table:table-cell office:value-type="float" office:value="193.82158203125">
                <text:p>193.82158203125</text:p>
              </table:table-cell>
              <table:table-cell office:value-type="float" office:value="200.07392578125">
                <text:p>200.07392578125</text:p>
              </table:table-cell>
              <table:table-cell office:value-type="float" office:value="200.07392578125">
                <text:p>200.07392578125</text:p>
              </table:table-cell>
              <table:table-cell office:value-type="float" office:value="200.07392578125">
                <text:p>200.07392578125</text:p>
              </table:table-cell>
            </table:table-row>
            <table:table-row>
              <table:table-cell office:value-type="string">
                <text:p>58,0 % (gzip3)</text:p>
              </table:table-cell>
              <table:table-cell office:value-type="float" office:value="193.82158203125">
                <text:p>193.82158203125</text:p>
              </table:table-cell>
              <table:table-cell office:value-type="float" office:value="200.07392578125">
                <text:p>200.07392578125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6.74306640625">
                <text:p>206.74306640625</text:p>
              </table:table-cell>
            </table:table-row>
            <table:table-row>
              <table:table-cell office:value-type="string">
                <text:p>59,7 % (gzip)</text:p>
              </table:table-cell>
              <table:table-cell office:value-type="float" office:value="200.07392578125">
                <text:p>200.07392578125</text:p>
              </table:table-cell>
              <table:table-cell office:value-type="float" office:value="193.82158203125">
                <text:p>193.82158203125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6.74306640625">
                <text:p>206.74306640625</text:p>
              </table:table-cell>
            </table:table-row>
            <table:table-row>
              <table:table-cell office:value-type="string">
                <text:p>59,9 % (gzip9)</text:p>
              </table:table-cell>
              <table:table-cell office:value-type="float" office:value="200.07392578125">
                <text:p>200.07392578125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13.87216796875">
                <text:p>213.87216796875</text:p>
              </table:table-cell>
              <table:table-cell office:value-type="float" office:value="213.87216796875">
                <text:p>213.87216796875</text:p>
              </table:table-cell>
              <table:table-cell office:value-type="float" office:value="206.74306640625">
                <text:p>206.74306640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294cm" svg:y="0.316cm" chart:style-name="ch2">
          <text:p>workers vs. compression - linux kernel sources - restore</text:p>
        </chart:title>
        <chart:legend chart:legend-position="end" svg:x="14.875cm" svg:y="3.205cm" style:legend-expansion="high" chart:style-name="ch3"/>
        <chart:plot-area chart:style-name="ch4" table:cell-range-address="output.R94:output.W102" chart:data-source-has-labels="both" svg:x="1.331cm" svg:y="1.275cm" svg:width="13.224cm" svg:height="6.564cm">
          <chart:coordinate-region svg:x="2.138cm" svg:y="1.474cm" svg:width="12.417cm" svg:height="4.263cm"/>
          <chart:axis chart:dimension="x" chart:name="primary-x" chart:style-name="ch5" chartooo:axis-type="auto">
            <chartooo:date-scale/>
            <chart:title svg:x="6.325cm" svg:y="8.019cm" chart:style-name="ch6">
              <text:p>Compression settings</text:p>
            </chart:title>
            <chart:categories table:cell-range-address="output.R95:output.R102"/>
          </chart:axis>
          <chart:axis chart:dimension="y" chart:name="primary-y" chart:style-name="ch7">
            <chart:title svg:x="0.451cm" svg:y="5.011cm" chart:style-name="ch8">
              <text:p>MiB/s</text:p>
            </chart:title>
            <chart:grid chart:style-name="ch9" chart:class="major"/>
          </chart:axis>
          <chart:series chart:style-name="ch10" chart:values-cell-range-address="output.S95:output.S102" chart:label-cell-address="output.S94:output.S94" chart:class="chart:bar">
            <chart:data-point chart:repeated="8"/>
          </chart:series>
          <chart:series chart:style-name="ch11" chart:values-cell-range-address="output.T95:output.T102" chart:label-cell-address="output.T94:output.T94" chart:class="chart:bar">
            <chart:data-point chart:repeated="8"/>
          </chart:series>
          <chart:series chart:style-name="ch12" chart:values-cell-range-address="output.U95:output.U102" chart:label-cell-address="output.U94:output.U94" chart:class="chart:bar">
            <chart:data-point chart:repeated="8"/>
          </chart:series>
          <chart:series chart:style-name="ch13" chart:values-cell-range-address="output.V95:output.V102" chart:label-cell-address="output.V94:output.V94" chart:class="chart:bar">
            <chart:data-point chart:repeated="8"/>
          </chart:series>
          <chart:series chart:style-name="ch14" chart:values-cell-range-address="output.W95:output.W102" chart:label-cell-address="output.W94:output.W94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output.S94:output.S94</svg:desc>
                </draw:g>
              </table:table-cell>
              <table:table-cell office:value-type="string">
                <text:p>1</text:p>
                <draw:g>
                  <svg:desc>output.T94:output.T94</svg:desc>
                </draw:g>
              </table:table-cell>
              <table:table-cell office:value-type="string">
                <text:p>2</text:p>
                <draw:g>
                  <svg:desc>output.U94:output.U94</svg:desc>
                </draw:g>
              </table:table-cell>
              <table:table-cell office:value-type="string">
                <text:p>5</text:p>
                <draw:g>
                  <svg:desc>output.V94:output.V94</svg:desc>
                </draw:g>
              </table:table-cell>
              <table:table-cell office:value-type="string">
                <text:p>10</text:p>
                <draw:g>
                  <svg:desc>output.W94:output.W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output.R95:output.R102</svg:desc>
                </draw:g>
              </table:table-cell>
              <table:table-cell office:value-type="float" office:value="132.1802734375">
                <text:p>132.1802734375</text:p>
                <draw:g>
                  <svg:desc>output.S95:output.S102</svg:desc>
                </draw:g>
              </table:table-cell>
              <table:table-cell office:value-type="float" office:value="120.1638671875">
                <text:p>120.1638671875</text:p>
                <draw:g>
                  <svg:desc>output.T95:output.T102</svg:desc>
                </draw:g>
              </table:table-cell>
              <table:table-cell office:value-type="float" office:value="120.1638671875">
                <text:p>120.1638671875</text:p>
                <draw:g>
                  <svg:desc>output.U95:output.U102</svg:desc>
                </draw:g>
              </table:table-cell>
              <table:table-cell office:value-type="float" office:value="132.1802734375">
                <text:p>132.1802734375</text:p>
                <draw:g>
                  <svg:desc>output.V95:output.V102</svg:desc>
                </draw:g>
              </table:table-cell>
              <table:table-cell office:value-type="float" office:value="120.1638671875">
                <text:p>120.1638671875</text:p>
                <draw:g>
                  <svg:desc>output.W95:output.W102</svg:desc>
                </draw:g>
              </table:table-cell>
            </table:table-row>
            <table:table-row>
              <table:table-cell office:value-type="string">
                <text:p>68,8 % (lzo)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</table:table-row>
            <table:table-row>
              <table:table-cell office:value-type="string">
                <text:p>67,3 % (lz4)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01.6771484375">
                <text:p>101.6771484375</text:p>
              </table:table-cell>
            </table:table-row>
            <table:table-row>
              <table:table-cell office:value-type="string">
                <text:p>74,2 % (lz4hc)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</table:table-row>
            <table:table-row>
              <table:table-cell office:value-type="string">
                <text:p>76,5 % (gzip1)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94.414453125">
                <text:p>94.414453125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01.6771484375">
                <text:p>101.6771484375</text:p>
              </table:table-cell>
              <table:table-cell office:value-type="float" office:value="110.1501953125">
                <text:p>110.1501953125</text:p>
              </table:table-cell>
            </table:table-row>
            <table:table-row>
              <table:table-cell office:value-type="string">
                <text:p>78,0 % (gzip3)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01.6771484375">
                <text:p>101.6771484375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10.1501953125">
                <text:p>110.1501953125</text:p>
              </table:table-cell>
            </table:table-row>
            <table:table-row>
              <table:table-cell office:value-type="string">
                <text:p>80,2 % (gzip)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01.6771484375">
                <text:p>101.6771484375</text:p>
              </table:table-cell>
              <table:table-cell office:value-type="float" office:value="110.1501953125">
                <text:p>110.1501953125</text:p>
              </table:table-cell>
            </table:table-row>
            <table:table-row>
              <table:table-cell office:value-type="string">
                <text:p>80,5 % (gzip9)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01.6771484375">
                <text:p>101.6771484375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10.1501953125">
                <text:p>110.15019531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